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officeooo:rsid="037754b8" officeooo:paragraph-rsid="0376fa71" style:font-style-asian="normal" style:font-style-complex="normal"/>
    </style:style>
    <style:style style:name="P30" style:family="paragraph" style:parent-style-name="Standard">
      <style:text-properties style:font-name="Handwriting" fo:font-style="normal" officeooo:rsid="0379a66e" officeooo:paragraph-rsid="0379a66e" style:font-style-asian="normal" style:font-style-complex="normal"/>
    </style:style>
    <style:style style:name="P31" style:family="paragraph" style:parent-style-name="Standard">
      <style:text-properties style:font-name="Handwriting" fo:font-style="normal" officeooo:rsid="037b61b2" officeooo:paragraph-rsid="0379a66e" style:font-style-asian="normal" style:font-style-complex="normal"/>
    </style:style>
    <style:style style:name="P32" style:family="paragraph" style:parent-style-name="Standard">
      <style:text-properties style:font-name="Handwriting" fo:font-style="normal" officeooo:rsid="037b61b2" officeooo:paragraph-rsid="037b61b2" style:font-style-asian="normal" style:font-style-complex="normal"/>
    </style:style>
    <style:style style:name="P33" style:family="paragraph" style:parent-style-name="Standard">
      <style:text-properties style:font-name="Handwriting" fo:font-style="normal" officeooo:rsid="0382f426" officeooo:paragraph-rsid="037b61b2" style:font-style-asian="normal" style:font-style-complex="normal"/>
    </style:style>
    <style:style style:name="P34" style:family="paragraph" style:parent-style-name="Standard">
      <style:text-properties style:font-name="Handwriting" fo:font-style="normal" officeooo:rsid="0381ae0b" officeooo:paragraph-rsid="037b61b2" style:font-style-asian="normal" style:font-style-complex="normal"/>
    </style:style>
    <style:style style:name="P35" style:family="paragraph" style:parent-style-name="Standard">
      <style:text-properties style:font-name="Handwriting" fo:font-style="normal" officeooo:rsid="039db47c" officeooo:paragraph-rsid="039db47c" style:font-style-asian="normal" style:font-style-complex="normal"/>
    </style:style>
    <style:style style:name="P36" style:family="paragraph" style:parent-style-name="Standard">
      <style:text-properties style:font-name="Handwriting" fo:font-style="normal" officeooo:rsid="03985998" officeooo:paragraph-rsid="03985998" style:font-style-asian="normal" style:font-style-complex="normal"/>
    </style:style>
    <style:style style:name="P37" style:family="paragraph" style:parent-style-name="Standard">
      <style:text-properties style:font-name="Handwriting" fo:font-style="normal" officeooo:rsid="039a0861" officeooo:paragraph-rsid="039a0861" style:font-style-asian="normal" style:font-style-complex="normal"/>
    </style:style>
    <style:style style:name="P38" style:family="paragraph" style:parent-style-name="Standard">
      <style:text-properties style:font-name="Handwriting" fo:font-style="normal" officeooo:rsid="039bb771" officeooo:paragraph-rsid="039a0861" style:font-style-asian="normal" style:font-style-complex="normal"/>
    </style:style>
    <style:style style:name="P39" style:family="paragraph" style:parent-style-name="Standard">
      <style:text-properties style:font-name="Handwriting" fo:font-style="normal" officeooo:rsid="039bb771" officeooo:paragraph-rsid="039bb771" style:font-style-asian="normal" style:font-style-complex="normal"/>
    </style:style>
    <style:style style:name="P40" style:family="paragraph" style:parent-style-name="Standard">
      <style:text-properties style:font-name="Handwriting" fo:font-style="normal" officeooo:rsid="03c103c8" officeooo:paragraph-rsid="03c103c8" style:font-style-asian="normal" style:font-style-complex="normal"/>
    </style:style>
    <style:style style:name="P41" style:family="paragraph" style:parent-style-name="Standard">
      <style:text-properties style:font-name="Handwriting" fo:font-style="normal" officeooo:paragraph-rsid="03c103c8" style:font-style-asian="normal" style:font-style-complex="normal"/>
    </style:style>
    <style:style style:name="P42" style:family="paragraph" style:parent-style-name="Standard">
      <style:text-properties style:font-name="Handwriting" fo:font-style="normal" officeooo:rsid="03c400f2" officeooo:paragraph-rsid="03c400f2" style:font-style-asian="normal" style:font-style-complex="normal"/>
    </style:style>
    <style:style style:name="P43" style:family="paragraph" style:parent-style-name="Standard">
      <style:text-properties style:font-name="Handwriting" fo:font-style="normal" officeooo:rsid="03c5eec0" officeooo:paragraph-rsid="03c5eec0" style:font-style-asian="normal" style:font-style-complex="normal"/>
    </style:style>
    <style:style style:name="P44" style:family="paragraph" style:parent-style-name="Standard">
      <style:text-properties style:font-name="Handwriting" fo:font-style="normal" officeooo:rsid="03c5eec0" officeooo:paragraph-rsid="03ea88ec" style:font-style-asian="normal" style:font-style-complex="normal"/>
    </style:style>
    <style:style style:name="P45"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46"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47" style:family="paragraph" style:parent-style-name="Standard">
      <style:text-properties style:font-name="Handwriting" fo:font-style="normal" fo:font-weight="bold" officeooo:rsid="0379a66e" officeooo:paragraph-rsid="0379a66e" style:font-style-asian="normal" style:font-weight-asian="bold" style:font-style-complex="normal" style:font-weight-complex="bold"/>
    </style:style>
    <style:style style:name="P48" style:family="paragraph" style:parent-style-name="Standard">
      <style:text-properties style:font-name="Handwriting" fo:font-style="normal" fo:font-weight="bold" officeooo:rsid="03f0dc53" officeooo:paragraph-rsid="03ea88ec" style:font-style-asian="normal" style:font-weight-asian="bold" style:font-style-complex="normal" style:font-weight-complex="bold"/>
    </style:style>
    <style:style style:name="P49" style:family="paragraph" style:parent-style-name="Standard">
      <style:text-properties style:font-name="Handwriting" fo:font-style="normal" fo:font-weight="bold" officeooo:rsid="0421ada8" officeooo:paragraph-rsid="042cc4b6" style:font-style-asian="normal" style:font-weight-asian="bold" style:font-style-complex="normal" style:font-weight-complex="bold"/>
    </style:style>
    <style:style style:name="P50" style:family="paragraph" style:parent-style-name="Standard">
      <style:text-properties style:font-name="Handwriting" officeooo:paragraph-rsid="002e2f16"/>
    </style:style>
    <style:style style:name="P51"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52"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53"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54"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55" style:family="paragraph" style:parent-style-name="Standard">
      <style:text-properties style:font-name="Handwriting" fo:font-style="italic" fo:font-weight="bold" officeooo:rsid="036ea414" officeooo:paragraph-rsid="036ea414" style:font-style-asian="italic" style:font-weight-asian="bold" style:font-style-complex="italic" style:font-weight-complex="bold"/>
    </style:style>
    <style:style style:name="P56" style:family="paragraph" style:parent-style-name="Standard">
      <style:text-properties style:font-name="Handwriting" fo:font-style="italic" fo:font-weight="bold" officeooo:rsid="037091a4" officeooo:paragraph-rsid="037091a4" style:font-style-asian="italic" style:font-weight-asian="bold" style:font-style-complex="italic" style:font-weight-complex="bold"/>
    </style:style>
    <style:style style:name="P57" style:family="paragraph" style:parent-style-name="Standard">
      <style:text-properties style:font-name="Handwriting" officeooo:paragraph-rsid="005f0476"/>
    </style:style>
    <style:style style:name="P58" style:family="paragraph" style:parent-style-name="Standard">
      <style:text-properties style:font-name="Handwriting" officeooo:paragraph-rsid="005052f1"/>
    </style:style>
    <style:style style:name="P59" style:family="paragraph" style:parent-style-name="Standard">
      <style:text-properties style:font-name="Handwriting" officeooo:paragraph-rsid="00ac15eb"/>
    </style:style>
    <style:style style:name="P60" style:family="paragraph" style:parent-style-name="Standard">
      <style:text-properties style:font-name="Handwriting" officeooo:paragraph-rsid="0081c434"/>
    </style:style>
    <style:style style:name="P61" style:family="paragraph" style:parent-style-name="Standard">
      <style:text-properties style:font-name="Handwriting" fo:font-weight="bold" officeooo:rsid="00922aec" officeooo:paragraph-rsid="014d2614" style:font-weight-asian="bold" style:font-weight-complex="bold"/>
    </style:style>
    <style:style style:name="P62" style:family="paragraph" style:parent-style-name="Standard">
      <style:text-properties style:font-name="Handwriting" fo:font-weight="bold" officeooo:rsid="01cb65a4" officeooo:paragraph-rsid="01cb65a4" style:font-weight-asian="bold" style:font-weight-complex="bold"/>
    </style:style>
    <style:style style:name="P63" style:family="paragraph" style:parent-style-name="Standard">
      <style:text-properties style:font-name="Handwriting" fo:font-weight="bold" officeooo:rsid="032a72d9" officeooo:paragraph-rsid="0355e78b" style:font-weight-asian="bold" style:font-weight-complex="bold"/>
    </style:style>
    <style:style style:name="P64" style:family="paragraph" style:parent-style-name="Standard">
      <style:text-properties style:font-name="Handwriting" fo:font-weight="bold" officeooo:rsid="035085f5" officeooo:paragraph-rsid="0355e78b" style:font-weight-asian="bold" style:font-weight-complex="bold"/>
    </style:style>
    <style:style style:name="P65" style:family="paragraph" style:parent-style-name="Standard">
      <style:text-properties style:font-name="Handwriting" fo:font-weight="bold" officeooo:rsid="0350dd59" officeooo:paragraph-rsid="0355e78b" style:font-weight-asian="bold" style:font-weight-complex="bold"/>
    </style:style>
    <style:style style:name="P66" style:family="paragraph" style:parent-style-name="Standard">
      <style:text-properties style:font-name="Handwriting" fo:font-weight="bold" officeooo:rsid="038627c2" officeooo:paragraph-rsid="038627c2" style:font-weight-asian="bold" style:font-weight-complex="bold"/>
    </style:style>
    <style:style style:name="P67" style:family="paragraph" style:parent-style-name="Standard">
      <style:text-properties style:font-name="Handwriting" fo:font-weight="bold" officeooo:rsid="03c5eec0" officeooo:paragraph-rsid="03c5eec0" style:font-weight-asian="bold" style:font-weight-complex="bold"/>
    </style:style>
    <style:style style:name="P68" style:family="paragraph" style:parent-style-name="Standard">
      <style:text-properties style:font-name="Handwriting" fo:font-weight="bold" officeooo:rsid="03cf3b7b" officeooo:paragraph-rsid="03cf3b7b" style:font-weight-asian="bold" style:font-weight-complex="bold"/>
    </style:style>
    <style:style style:name="P69" style:family="paragraph" style:parent-style-name="Standard">
      <style:text-properties style:font-name="Handwriting" fo:font-weight="bold" officeooo:rsid="03d3fc13" officeooo:paragraph-rsid="03d3fc13" style:font-weight-asian="bold" style:font-weight-complex="bold"/>
    </style:style>
    <style:style style:name="P70" style:family="paragraph" style:parent-style-name="Standard">
      <style:text-properties style:font-name="Handwriting" fo:font-weight="bold" officeooo:rsid="03d3fc13" officeooo:paragraph-rsid="03ea88ec" style:font-weight-asian="bold" style:font-weight-complex="bold"/>
    </style:style>
    <style:style style:name="P71" style:family="paragraph" style:parent-style-name="Standard">
      <style:text-properties style:font-name="Handwriting" fo:font-weight="bold" officeooo:rsid="03df1cf4" officeooo:paragraph-rsid="03d3fc13" style:font-weight-asian="bold" style:font-weight-complex="bold"/>
    </style:style>
    <style:style style:name="P72" style:family="paragraph" style:parent-style-name="Standard">
      <style:text-properties style:font-name="Handwriting" fo:font-weight="bold" officeooo:rsid="03ecedfe" officeooo:paragraph-rsid="03ea88ec" style:font-weight-asian="bold" style:font-weight-complex="bold"/>
    </style:style>
    <style:style style:name="P73" style:family="paragraph" style:parent-style-name="Standard">
      <style:text-properties style:font-name="Handwriting" fo:font-weight="bold" officeooo:rsid="03feccf9" officeooo:paragraph-rsid="03ea88ec" style:font-weight-asian="bold" style:font-weight-complex="bold"/>
    </style:style>
    <style:style style:name="P74" style:family="paragraph" style:parent-style-name="Standard">
      <style:text-properties style:font-name="Handwriting" fo:font-weight="bold" officeooo:rsid="040101b7" officeooo:paragraph-rsid="040101b7" style:font-weight-asian="bold" style:font-weight-complex="bold"/>
    </style:style>
    <style:style style:name="P75" style:family="paragraph" style:parent-style-name="Standard">
      <style:text-properties style:font-name="Handwriting" officeooo:paragraph-rsid="0151b650"/>
    </style:style>
    <style:style style:name="P76" style:family="paragraph" style:parent-style-name="Standard">
      <style:text-properties style:font-name="Handwriting" officeooo:rsid="00af23bd" officeooo:paragraph-rsid="0151b650"/>
    </style:style>
    <style:style style:name="P77" style:family="paragraph" style:parent-style-name="Standard">
      <style:text-properties style:font-name="Handwriting" officeooo:rsid="00af23bd" officeooo:paragraph-rsid="0355e78b"/>
    </style:style>
    <style:style style:name="P78" style:family="paragraph" style:parent-style-name="Standard">
      <style:text-properties style:font-name="Handwriting" officeooo:rsid="00af23bd" officeooo:paragraph-rsid="036bcb05"/>
    </style:style>
    <style:style style:name="P79" style:family="paragraph" style:parent-style-name="Standard">
      <style:text-properties style:font-name="Handwriting" officeooo:rsid="00f1621e" officeooo:paragraph-rsid="0151b650"/>
    </style:style>
    <style:style style:name="P80" style:family="paragraph" style:parent-style-name="Standard">
      <style:text-properties style:font-name="Handwriting" officeooo:rsid="00c582dc" officeooo:paragraph-rsid="0151b650"/>
    </style:style>
    <style:style style:name="P81" style:family="paragraph" style:parent-style-name="Standard">
      <style:text-properties style:font-name="Handwriting" officeooo:rsid="00c76df3" officeooo:paragraph-rsid="0151b650"/>
    </style:style>
    <style:style style:name="P82" style:family="paragraph" style:parent-style-name="Standard">
      <style:text-properties style:font-name="Handwriting" officeooo:rsid="00e582b8" officeooo:paragraph-rsid="0151b650"/>
    </style:style>
    <style:style style:name="P83" style:family="paragraph" style:parent-style-name="Standard">
      <style:text-properties style:font-name="Handwriting" officeooo:rsid="00e582b8" officeooo:paragraph-rsid="0355e78b"/>
    </style:style>
    <style:style style:name="P84" style:family="paragraph" style:parent-style-name="Standard">
      <style:text-properties style:font-name="Handwriting" officeooo:rsid="00e76213" officeooo:paragraph-rsid="0151b650"/>
    </style:style>
    <style:style style:name="P85" style:family="paragraph" style:parent-style-name="Standard">
      <style:text-properties style:font-name="Handwriting" officeooo:rsid="00e76213" officeooo:paragraph-rsid="0355e78b"/>
    </style:style>
    <style:style style:name="P86" style:family="paragraph" style:parent-style-name="Standard">
      <style:text-properties style:font-name="Handwriting" officeooo:rsid="00e89b94" officeooo:paragraph-rsid="0151b650"/>
    </style:style>
    <style:style style:name="P87" style:family="paragraph" style:parent-style-name="Standard">
      <style:text-properties style:font-name="Handwriting" officeooo:rsid="00e89b94" officeooo:paragraph-rsid="0355e78b"/>
    </style:style>
    <style:style style:name="P88" style:family="paragraph" style:parent-style-name="Standard">
      <style:text-properties style:font-name="Handwriting" officeooo:rsid="00e95b07" officeooo:paragraph-rsid="0151b650"/>
    </style:style>
    <style:style style:name="P89" style:family="paragraph" style:parent-style-name="Standard">
      <style:text-properties style:font-name="Handwriting" officeooo:rsid="00e95b07" officeooo:paragraph-rsid="0355e78b"/>
    </style:style>
    <style:style style:name="P90" style:family="paragraph" style:parent-style-name="Standard">
      <style:text-properties style:font-name="Handwriting" officeooo:rsid="00eeec48" officeooo:paragraph-rsid="0151b650"/>
    </style:style>
    <style:style style:name="P91" style:family="paragraph" style:parent-style-name="Standard">
      <style:text-properties style:font-name="Handwriting" officeooo:rsid="00eeec48" officeooo:paragraph-rsid="0355e78b"/>
    </style:style>
    <style:style style:name="P92" style:family="paragraph" style:parent-style-name="Standard">
      <style:text-properties style:font-name="Handwriting" officeooo:rsid="00ed1851" officeooo:paragraph-rsid="0151b650"/>
    </style:style>
    <style:style style:name="P93" style:family="paragraph" style:parent-style-name="Standard">
      <style:text-properties style:font-name="Handwriting" officeooo:rsid="00ed1851" officeooo:paragraph-rsid="0355e78b"/>
    </style:style>
    <style:style style:name="P94" style:family="paragraph" style:parent-style-name="Standard">
      <style:text-properties style:font-name="Handwriting" officeooo:rsid="00d1efcd" officeooo:paragraph-rsid="0151b650"/>
    </style:style>
    <style:style style:name="P95" style:family="paragraph" style:parent-style-name="Standard">
      <style:text-properties style:font-name="Handwriting" officeooo:rsid="00d64cbc" officeooo:paragraph-rsid="0151b650"/>
    </style:style>
    <style:style style:name="P96" style:family="paragraph" style:parent-style-name="Standard">
      <style:text-properties style:font-name="Handwriting" officeooo:rsid="00ded217" officeooo:paragraph-rsid="0151b650"/>
    </style:style>
    <style:style style:name="P97" style:family="paragraph" style:parent-style-name="Standard">
      <style:text-properties style:font-name="Handwriting" officeooo:rsid="00e25041" officeooo:paragraph-rsid="0151b650"/>
    </style:style>
    <style:style style:name="P98" style:family="paragraph" style:parent-style-name="Standard">
      <style:text-properties style:font-name="Handwriting" officeooo:rsid="00e53654" officeooo:paragraph-rsid="0151b650"/>
    </style:style>
    <style:style style:name="P99" style:family="paragraph" style:parent-style-name="Standard">
      <style:text-properties style:font-name="Handwriting" officeooo:rsid="00da50d2" officeooo:paragraph-rsid="0151b650"/>
    </style:style>
    <style:style style:name="P100" style:family="paragraph" style:parent-style-name="Standard">
      <style:text-properties style:font-name="Handwriting" officeooo:rsid="019f56a9" officeooo:paragraph-rsid="019f56a9"/>
    </style:style>
    <style:style style:name="P101" style:family="paragraph" style:parent-style-name="Standard">
      <style:text-properties style:font-name="Handwriting" officeooo:rsid="019f56a9" officeooo:paragraph-rsid="01a40b0e"/>
    </style:style>
    <style:style style:name="P102" style:family="paragraph" style:parent-style-name="Standard">
      <style:text-properties style:font-name="Handwriting" officeooo:rsid="019f56a9" officeooo:paragraph-rsid="01a1a2db"/>
    </style:style>
    <style:style style:name="P103" style:family="paragraph" style:parent-style-name="Standard">
      <style:text-properties style:font-name="Handwriting" officeooo:rsid="01ab0cbe" officeooo:paragraph-rsid="01ab0cbe"/>
    </style:style>
    <style:style style:name="P104" style:family="paragraph" style:parent-style-name="Standard">
      <style:text-properties style:font-name="Handwriting" officeooo:rsid="01af0216" officeooo:paragraph-rsid="01af0216"/>
    </style:style>
    <style:style style:name="P105" style:family="paragraph" style:parent-style-name="Standard">
      <style:text-properties style:font-name="Handwriting" officeooo:rsid="01b2dca5" officeooo:paragraph-rsid="01b5a889"/>
    </style:style>
    <style:style style:name="P106" style:family="paragraph" style:parent-style-name="Standard">
      <style:text-properties style:font-name="Handwriting" officeooo:rsid="01b5a889" officeooo:paragraph-rsid="01b5a889"/>
    </style:style>
    <style:style style:name="P107" style:family="paragraph" style:parent-style-name="Standard">
      <style:text-properties style:font-name="Handwriting" officeooo:paragraph-rsid="01b969b7"/>
    </style:style>
    <style:style style:name="P108" style:family="paragraph" style:parent-style-name="Standard">
      <style:text-properties style:font-name="Handwriting" officeooo:rsid="00a68e33" officeooo:paragraph-rsid="0151b650"/>
    </style:style>
    <style:style style:name="P109" style:family="paragraph" style:parent-style-name="Standard">
      <style:text-properties style:font-name="Handwriting" officeooo:rsid="00aac8a0" officeooo:paragraph-rsid="0151b650"/>
    </style:style>
    <style:style style:name="P110" style:family="paragraph" style:parent-style-name="Standard">
      <style:text-properties style:font-name="Handwriting" officeooo:rsid="00a77191" officeooo:paragraph-rsid="0151b650"/>
    </style:style>
    <style:style style:name="P111" style:family="paragraph" style:parent-style-name="Standard">
      <style:text-properties style:font-name="Handwriting" officeooo:rsid="00a8d8fa" officeooo:paragraph-rsid="0151b650"/>
    </style:style>
    <style:style style:name="P112" style:family="paragraph" style:parent-style-name="Standard">
      <style:text-properties style:font-name="Handwriting" officeooo:paragraph-rsid="01cb65a4"/>
    </style:style>
    <style:style style:name="P113" style:family="paragraph" style:parent-style-name="Standard">
      <style:text-properties style:font-name="Handwriting" officeooo:paragraph-rsid="01e10f23"/>
    </style:style>
    <style:style style:name="P114" style:family="paragraph" style:parent-style-name="Standard">
      <style:text-properties style:font-name="Handwriting" officeooo:rsid="01ce1891" officeooo:paragraph-rsid="02e82daa"/>
    </style:style>
    <style:style style:name="P115" style:family="paragraph" style:parent-style-name="Standard">
      <style:text-properties style:font-name="Handwriting" officeooo:paragraph-rsid="014d2614"/>
    </style:style>
    <style:style style:name="P116" style:family="paragraph" style:parent-style-name="Standard">
      <style:text-properties style:font-name="Handwriting" officeooo:rsid="00a37156" officeooo:paragraph-rsid="015482ec"/>
    </style:style>
    <style:style style:name="P117" style:family="paragraph" style:parent-style-name="Standard">
      <style:text-properties style:font-name="Handwriting" officeooo:rsid="00a37156" officeooo:paragraph-rsid="0355e78b"/>
    </style:style>
    <style:style style:name="P118" style:family="paragraph" style:parent-style-name="Standard">
      <style:text-properties style:font-name="Handwriting" officeooo:rsid="030ad9a9" officeooo:paragraph-rsid="030ad9a9"/>
    </style:style>
    <style:style style:name="P119" style:family="paragraph" style:parent-style-name="Standard">
      <style:text-properties style:font-name="Handwriting" officeooo:rsid="030ad9a9" officeooo:paragraph-rsid="030d1503"/>
    </style:style>
    <style:style style:name="P120" style:family="paragraph" style:parent-style-name="Standard">
      <style:text-properties style:font-name="Handwriting" officeooo:rsid="02fea0a8" officeooo:paragraph-rsid="02fea0a8"/>
    </style:style>
    <style:style style:name="P121" style:family="paragraph" style:parent-style-name="Standard">
      <style:text-properties style:font-name="Handwriting" officeooo:rsid="02fea0a8" officeooo:paragraph-rsid="0355e78b"/>
    </style:style>
    <style:style style:name="P122" style:family="paragraph" style:parent-style-name="Standard">
      <style:text-properties style:font-name="Handwriting" officeooo:rsid="00f19be5" officeooo:paragraph-rsid="0151b650"/>
    </style:style>
    <style:style style:name="P123" style:family="paragraph" style:parent-style-name="Standard">
      <style:text-properties style:font-name="Handwriting" officeooo:rsid="00f19be5" officeooo:paragraph-rsid="030d8b31"/>
    </style:style>
    <style:style style:name="P124" style:family="paragraph" style:parent-style-name="Standard">
      <style:text-properties style:font-name="Handwriting" officeooo:rsid="030b9edf" officeooo:paragraph-rsid="030d8b31"/>
    </style:style>
    <style:style style:name="P125" style:family="paragraph" style:parent-style-name="Standard">
      <style:text-properties style:font-name="Handwriting" officeooo:rsid="033e7f55" officeooo:paragraph-rsid="03392f39"/>
    </style:style>
    <style:style style:name="P126" style:family="paragraph" style:parent-style-name="Standard">
      <style:text-properties style:font-name="Handwriting" officeooo:rsid="03422441" officeooo:paragraph-rsid="03422441"/>
    </style:style>
    <style:style style:name="P127" style:family="paragraph" style:parent-style-name="Standard">
      <style:text-properties style:font-name="Handwriting" officeooo:rsid="0345052a" officeooo:paragraph-rsid="0345052a"/>
    </style:style>
    <style:style style:name="P128" style:family="paragraph" style:parent-style-name="Standard">
      <style:text-properties style:font-name="Handwriting" officeooo:rsid="0347d1c2" officeooo:paragraph-rsid="0347d1c2"/>
    </style:style>
    <style:style style:name="P129" style:family="paragraph" style:parent-style-name="Standard">
      <style:text-properties style:font-name="Handwriting" officeooo:rsid="03485e8a" officeooo:paragraph-rsid="03485e8a"/>
    </style:style>
    <style:style style:name="P130" style:family="paragraph" style:parent-style-name="Standard">
      <style:text-properties style:font-name="Handwriting" officeooo:rsid="03485e8a" officeooo:paragraph-rsid="0355e78b"/>
    </style:style>
    <style:style style:name="P131" style:family="paragraph" style:parent-style-name="Standard">
      <style:text-properties style:font-name="Handwriting" officeooo:rsid="0355964e" officeooo:paragraph-rsid="0355964e"/>
    </style:style>
    <style:style style:name="P132" style:family="paragraph" style:parent-style-name="Standard">
      <style:text-properties style:font-name="Handwriting" officeooo:rsid="0355964e" officeooo:paragraph-rsid="0355e78b"/>
    </style:style>
    <style:style style:name="P133" style:family="paragraph" style:parent-style-name="Standard">
      <style:text-properties style:font-name="Handwriting" officeooo:rsid="03303b32" officeooo:paragraph-rsid="0355964e"/>
    </style:style>
    <style:style style:name="P134" style:family="paragraph" style:parent-style-name="Standard">
      <style:text-properties style:font-name="Handwriting" officeooo:rsid="03303b32" officeooo:paragraph-rsid="0355e78b"/>
    </style:style>
    <style:style style:name="P135" style:family="paragraph" style:parent-style-name="Standard">
      <style:text-properties style:font-name="Handwriting" officeooo:rsid="034f3658" officeooo:paragraph-rsid="0355e78b"/>
    </style:style>
    <style:style style:name="P136" style:family="paragraph" style:parent-style-name="Standard">
      <style:text-properties style:font-name="Handwriting" officeooo:rsid="035085f5" officeooo:paragraph-rsid="0355e78b"/>
    </style:style>
    <style:style style:name="P137" style:family="paragraph" style:parent-style-name="Standard">
      <style:text-properties style:font-name="Handwriting" officeooo:rsid="0350dd59" officeooo:paragraph-rsid="0355e78b"/>
    </style:style>
    <style:style style:name="P138" style:family="paragraph" style:parent-style-name="Standard">
      <style:text-properties style:font-name="Handwriting" officeooo:rsid="02fe56bd" officeooo:paragraph-rsid="0355e78b"/>
    </style:style>
    <style:style style:name="P139" style:family="paragraph" style:parent-style-name="Standard">
      <style:text-properties style:font-name="Handwriting" officeooo:rsid="02ffc684" officeooo:paragraph-rsid="0355e78b"/>
    </style:style>
    <style:style style:name="P140" style:family="paragraph" style:parent-style-name="Standard">
      <style:text-properties style:font-name="Handwriting" officeooo:rsid="030e7c3c" officeooo:paragraph-rsid="0355e78b"/>
    </style:style>
    <style:style style:name="P141" style:family="paragraph" style:parent-style-name="Standard">
      <style:text-properties style:font-name="Handwriting" officeooo:rsid="0311e32e" officeooo:paragraph-rsid="0355e78b"/>
    </style:style>
    <style:style style:name="P142" style:family="paragraph" style:parent-style-name="Standard">
      <style:text-properties style:font-name="Handwriting" officeooo:rsid="0327d74e" officeooo:paragraph-rsid="0355e78b"/>
    </style:style>
    <style:style style:name="P143" style:family="paragraph" style:parent-style-name="Standard">
      <style:text-properties style:font-name="Handwriting" officeooo:paragraph-rsid="0355e78b"/>
    </style:style>
    <style:style style:name="P144" style:family="paragraph" style:parent-style-name="Standard">
      <style:text-properties style:font-name="Handwriting" officeooo:rsid="034bf6d5" officeooo:paragraph-rsid="034bf6d5"/>
    </style:style>
    <style:style style:name="P145" style:family="paragraph" style:parent-style-name="Standard">
      <style:text-properties style:font-name="Handwriting" officeooo:paragraph-rsid="0357a49a"/>
    </style:style>
    <style:style style:name="P146" style:family="paragraph" style:parent-style-name="Standard">
      <style:text-properties style:font-name="Handwriting" officeooo:rsid="0357d093" officeooo:paragraph-rsid="0357d093"/>
    </style:style>
    <style:style style:name="P147" style:family="paragraph" style:parent-style-name="Standard">
      <style:text-properties style:font-name="Handwriting" officeooo:rsid="0358ace7" officeooo:paragraph-rsid="0358ace7"/>
    </style:style>
    <style:style style:name="P148" style:family="paragraph" style:parent-style-name="Standard">
      <style:text-properties style:font-name="Handwriting" officeooo:rsid="035f6f98" officeooo:paragraph-rsid="035f6f98"/>
    </style:style>
    <style:style style:name="P149" style:family="paragraph" style:parent-style-name="Standard">
      <style:text-properties style:font-name="Handwriting" officeooo:rsid="036748eb" officeooo:paragraph-rsid="036748eb"/>
    </style:style>
    <style:style style:name="P150" style:family="paragraph" style:parent-style-name="Standard">
      <style:text-properties style:font-name="Handwriting" officeooo:rsid="036748eb" officeooo:paragraph-rsid="036bcb05"/>
    </style:style>
    <style:style style:name="P151" style:family="paragraph" style:parent-style-name="Standard">
      <style:text-properties style:font-name="Handwriting" officeooo:rsid="036748eb" officeooo:paragraph-rsid="03718c90"/>
    </style:style>
    <style:style style:name="P152" style:family="paragraph" style:parent-style-name="Standard">
      <style:text-properties style:font-name="Handwriting" officeooo:rsid="036748eb" officeooo:paragraph-rsid="03d9d2f0"/>
    </style:style>
    <style:style style:name="P153" style:family="paragraph" style:parent-style-name="Standard">
      <style:text-properties style:font-name="Handwriting" officeooo:rsid="036748eb" officeooo:paragraph-rsid="03dbd311"/>
    </style:style>
    <style:style style:name="P154" style:family="paragraph" style:parent-style-name="Standard">
      <style:text-properties style:font-name="Handwriting" officeooo:rsid="036a5edd" officeooo:paragraph-rsid="036a5edd"/>
    </style:style>
    <style:style style:name="P155" style:family="paragraph" style:parent-style-name="Standard">
      <style:text-properties style:font-name="Handwriting" officeooo:rsid="036a5edd" officeooo:paragraph-rsid="0355e78b"/>
    </style:style>
    <style:style style:name="P156" style:family="paragraph" style:parent-style-name="Standard">
      <style:text-properties style:font-name="Handwriting" officeooo:rsid="036a5edd" officeooo:paragraph-rsid="036bcb05"/>
    </style:style>
    <style:style style:name="P157" style:family="paragraph" style:parent-style-name="Standard">
      <style:text-properties style:font-name="Handwriting" officeooo:rsid="036902ae" officeooo:paragraph-rsid="036bcb05"/>
    </style:style>
    <style:style style:name="P158" style:family="paragraph" style:parent-style-name="Standard">
      <style:text-properties style:font-name="Handwriting" officeooo:rsid="036978c9" officeooo:paragraph-rsid="036bcb05"/>
    </style:style>
    <style:style style:name="P159" style:family="paragraph" style:parent-style-name="Standard">
      <style:text-properties style:font-name="Handwriting" officeooo:rsid="036bcb05" officeooo:paragraph-rsid="036bcb05"/>
    </style:style>
    <style:style style:name="P160" style:family="paragraph" style:parent-style-name="Standard">
      <style:text-properties style:font-name="Handwriting" officeooo:rsid="036e0c82" officeooo:paragraph-rsid="036e0c82"/>
    </style:style>
    <style:style style:name="P161" style:family="paragraph" style:parent-style-name="Standard">
      <style:text-properties style:font-name="Handwriting" officeooo:rsid="037158ba" officeooo:paragraph-rsid="037158ba"/>
    </style:style>
    <style:style style:name="P162" style:family="paragraph" style:parent-style-name="Standard">
      <style:text-properties style:font-name="Handwriting" officeooo:rsid="03718c90" officeooo:paragraph-rsid="03718c90"/>
    </style:style>
    <style:style style:name="P163" style:family="paragraph" style:parent-style-name="Standard">
      <style:text-properties style:font-name="Handwriting" officeooo:rsid="037091a4" officeooo:paragraph-rsid="036ea414"/>
    </style:style>
    <style:style style:name="P164" style:family="paragraph" style:parent-style-name="Standard">
      <style:text-properties style:font-name="Handwriting" officeooo:rsid="0376fa71" officeooo:paragraph-rsid="0376fa71"/>
    </style:style>
    <style:style style:name="P165" style:family="paragraph" style:parent-style-name="Standard">
      <style:text-properties style:font-name="Handwriting" officeooo:rsid="03796b96" officeooo:paragraph-rsid="03796b96"/>
    </style:style>
    <style:style style:name="P166" style:family="paragraph" style:parent-style-name="Standard">
      <style:text-properties style:font-name="Handwriting" officeooo:rsid="0379a66e" officeooo:paragraph-rsid="0379a66e"/>
    </style:style>
    <style:style style:name="P167" style:family="paragraph" style:parent-style-name="Standard">
      <style:text-properties style:font-name="Handwriting" officeooo:rsid="037b61b2" officeooo:paragraph-rsid="037b61b2"/>
    </style:style>
    <style:style style:name="P168" style:family="paragraph" style:parent-style-name="Standard">
      <style:text-properties style:font-name="Handwriting" officeooo:rsid="0384c078" officeooo:paragraph-rsid="0384c078"/>
    </style:style>
    <style:style style:name="P169" style:family="paragraph" style:parent-style-name="Standard">
      <style:text-properties style:font-name="Handwriting" officeooo:rsid="039215e2" officeooo:paragraph-rsid="039215e2"/>
    </style:style>
    <style:style style:name="P170" style:family="paragraph" style:parent-style-name="Standard">
      <style:text-properties style:font-name="Handwriting" officeooo:rsid="03943f17" officeooo:paragraph-rsid="03943f17"/>
    </style:style>
    <style:style style:name="P171" style:family="paragraph" style:parent-style-name="Standard">
      <style:text-properties style:font-name="Handwriting" officeooo:rsid="039507dc" officeooo:paragraph-rsid="039507dc"/>
    </style:style>
    <style:style style:name="P172" style:family="paragraph" style:parent-style-name="Standard">
      <style:text-properties style:font-name="Handwriting" officeooo:rsid="03958cac" officeooo:paragraph-rsid="03958cac"/>
    </style:style>
    <style:style style:name="P173" style:family="paragraph" style:parent-style-name="Standard">
      <style:text-properties style:font-name="Handwriting" officeooo:rsid="03985998" officeooo:paragraph-rsid="03985998"/>
    </style:style>
    <style:style style:name="P174" style:family="paragraph" style:parent-style-name="Standard">
      <style:text-properties style:font-name="Handwriting" officeooo:rsid="039a0861" officeooo:paragraph-rsid="039a0861"/>
    </style:style>
    <style:style style:name="P175" style:family="paragraph" style:parent-style-name="Standard">
      <style:text-properties style:font-name="Handwriting" officeooo:rsid="03a46eb4" officeooo:paragraph-rsid="03a46eb4"/>
    </style:style>
    <style:style style:name="P176" style:family="paragraph" style:parent-style-name="Standard">
      <style:text-properties style:font-name="Handwriting" officeooo:rsid="03a46eb4" officeooo:paragraph-rsid="03ab9613"/>
    </style:style>
    <style:style style:name="P177" style:family="paragraph" style:parent-style-name="Standard">
      <style:text-properties style:font-name="Handwriting" officeooo:rsid="03a46eb4" officeooo:paragraph-rsid="03b0290e"/>
    </style:style>
    <style:style style:name="P178" style:family="paragraph" style:parent-style-name="Standard">
      <style:text-properties style:font-name="Handwriting" officeooo:rsid="03ab9613" officeooo:paragraph-rsid="03ab9613"/>
    </style:style>
    <style:style style:name="P179" style:family="paragraph" style:parent-style-name="Standard">
      <style:text-properties style:font-name="Handwriting" officeooo:rsid="03b0290e" officeooo:paragraph-rsid="03b0290e"/>
    </style:style>
    <style:style style:name="P180" style:family="paragraph" style:parent-style-name="Standard">
      <style:text-properties style:font-name="Handwriting" officeooo:rsid="03bb803a" officeooo:paragraph-rsid="03bb803a"/>
    </style:style>
    <style:style style:name="P181" style:family="paragraph" style:parent-style-name="Standard">
      <style:text-properties style:font-name="Handwriting" officeooo:rsid="03bbfa80" officeooo:paragraph-rsid="03bbfa80"/>
    </style:style>
    <style:style style:name="P182" style:family="paragraph" style:parent-style-name="Standard">
      <style:text-properties style:font-name="Handwriting" officeooo:rsid="03bd13d2" officeooo:paragraph-rsid="03bd13d2"/>
    </style:style>
    <style:style style:name="P183" style:family="paragraph" style:parent-style-name="Standard">
      <style:text-properties style:font-name="Handwriting" officeooo:rsid="03c5eec0" officeooo:paragraph-rsid="03c5eec0"/>
    </style:style>
    <style:style style:name="P184" style:family="paragraph" style:parent-style-name="Standard">
      <style:text-properties style:font-name="Handwriting" officeooo:rsid="0364528e" officeooo:paragraph-rsid="036bcb05"/>
    </style:style>
    <style:style style:name="P185" style:family="paragraph" style:parent-style-name="Standard">
      <style:text-properties style:font-name="Handwriting" officeooo:rsid="03d9d2f0" officeooo:paragraph-rsid="036748eb"/>
    </style:style>
    <style:style style:name="P186" style:family="paragraph" style:parent-style-name="Standard">
      <style:text-properties style:font-name="Handwriting" officeooo:rsid="03dbd311" officeooo:paragraph-rsid="03dbd311"/>
    </style:style>
    <style:style style:name="P187" style:family="paragraph" style:parent-style-name="Standard">
      <style:text-properties style:font-name="Handwriting" officeooo:rsid="042b730a" officeooo:paragraph-rsid="042b730a"/>
    </style:style>
    <style:style style:name="P188" style:family="paragraph" style:parent-style-name="Standard">
      <style:text-properties style:font-name="Handwriting" officeooo:rsid="042c2732" officeooo:paragraph-rsid="042c2732"/>
    </style:style>
    <style:style style:name="P189" style:family="paragraph" style:parent-style-name="Standard">
      <style:text-properties style:font-name="Handwriting" officeooo:rsid="0362553b" officeooo:paragraph-rsid="035f6f98"/>
    </style:style>
    <style:style style:name="P190" style:family="paragraph" style:parent-style-name="Standard">
      <style:text-properties style:font-name="Handwriting" officeooo:rsid="04241d3e" officeooo:paragraph-rsid="035f6f98"/>
    </style:style>
    <style:style style:name="P191" style:family="paragraph" style:parent-style-name="Standard">
      <style:text-properties style:font-name="Handwriting" officeooo:rsid="0425a02a" officeooo:paragraph-rsid="0425a02a"/>
    </style:style>
    <style:style style:name="P192" style:family="paragraph" style:parent-style-name="Standard">
      <style:text-properties officeooo:paragraph-rsid="0077df96"/>
    </style:style>
    <style:style style:name="P193" style:family="paragraph" style:parent-style-name="Standard">
      <style:text-properties officeooo:paragraph-rsid="01e4c3d1"/>
    </style:style>
    <style:style style:name="P194" style:family="paragraph" style:parent-style-name="Standard">
      <style:text-properties officeooo:paragraph-rsid="0151b650"/>
    </style:style>
    <style:style style:name="P195" style:family="paragraph" style:parent-style-name="Standard">
      <style:text-properties officeooo:paragraph-rsid="02b5e9a0"/>
    </style:style>
    <style:style style:name="P196" style:family="paragraph" style:parent-style-name="Standard">
      <style:text-properties officeooo:paragraph-rsid="02bafe9a"/>
    </style:style>
    <style:style style:name="P197" style:family="paragraph" style:parent-style-name="Standard">
      <style:text-properties officeooo:paragraph-rsid="02c05a17"/>
    </style:style>
    <style:style style:name="P198" style:family="paragraph" style:parent-style-name="Standard">
      <style:text-properties officeooo:rsid="027f3f2e" officeooo:paragraph-rsid="02e82daa"/>
    </style:style>
    <style:style style:name="P199" style:family="paragraph" style:parent-style-name="Standard">
      <style:text-properties officeooo:rsid="028d2347" officeooo:paragraph-rsid="02e82daa"/>
    </style:style>
    <style:style style:name="P200" style:family="paragraph" style:parent-style-name="Standard">
      <style:text-properties officeooo:paragraph-rsid="02e82daa"/>
    </style:style>
    <style:style style:name="P201" style:family="paragraph" style:parent-style-name="Standard">
      <style:text-properties officeooo:paragraph-rsid="02e93e43"/>
    </style:style>
    <style:style style:name="P202" style:family="paragraph" style:parent-style-name="Standard">
      <style:text-properties officeooo:paragraph-rsid="030d8b31"/>
    </style:style>
    <style:style style:name="P203" style:family="paragraph" style:parent-style-name="Standard">
      <style:text-properties officeooo:rsid="03422441" officeooo:paragraph-rsid="03422441"/>
    </style:style>
    <style:style style:name="P204" style:family="paragraph" style:parent-style-name="Standard">
      <style:text-properties officeooo:paragraph-rsid="03392f39"/>
    </style:style>
    <style:style style:name="P205" style:family="paragraph" style:parent-style-name="Standard">
      <style:text-properties officeooo:rsid="0345052a" officeooo:paragraph-rsid="0345052a"/>
    </style:style>
    <style:style style:name="P206" style:family="paragraph" style:parent-style-name="Standard">
      <style:text-properties officeooo:rsid="034bf6d5" officeooo:paragraph-rsid="034bf6d5"/>
    </style:style>
    <style:style style:name="P207" style:family="paragraph" style:parent-style-name="Standard">
      <style:text-properties officeooo:paragraph-rsid="0355e78b"/>
    </style:style>
    <style:style style:name="P208" style:family="paragraph" style:parent-style-name="Standard">
      <style:text-properties officeooo:rsid="035085f5" officeooo:paragraph-rsid="0355e78b"/>
    </style:style>
    <style:style style:name="P209" style:family="paragraph" style:parent-style-name="Standard">
      <style:text-properties fo:font-weight="bold" officeooo:paragraph-rsid="0355e78b" style:font-weight-asian="bold" style:font-weight-complex="bold"/>
    </style:style>
    <style:style style:name="P210" style:family="paragraph" style:parent-style-name="Standard">
      <style:text-properties officeooo:paragraph-rsid="035b725a"/>
    </style:style>
    <style:style style:name="P211" style:family="paragraph" style:parent-style-name="Standard">
      <style:text-properties officeooo:paragraph-rsid="0357a49a"/>
    </style:style>
    <style:style style:name="P212" style:family="paragraph" style:parent-style-name="Standard">
      <style:text-properties officeooo:paragraph-rsid="036bcb05"/>
    </style:style>
    <style:style style:name="P213" style:family="paragraph" style:parent-style-name="Standard">
      <style:text-properties officeooo:paragraph-rsid="036e23a1"/>
    </style:style>
    <style:style style:name="P214" style:family="paragraph" style:parent-style-name="Standard">
      <style:text-properties officeooo:rsid="036ea414" officeooo:paragraph-rsid="036ea414"/>
    </style:style>
    <style:style style:name="P215" style:family="paragraph" style:parent-style-name="Standard">
      <style:text-properties fo:font-style="italic" fo:font-weight="bold" officeooo:rsid="036ea414" officeooo:paragraph-rsid="036ea414" style:font-style-asian="italic" style:font-weight-asian="bold" style:font-style-complex="italic" style:font-weight-complex="bold"/>
    </style:style>
    <style:style style:name="P216" style:family="paragraph" style:parent-style-name="Standard">
      <style:text-properties officeooo:paragraph-rsid="0384c078"/>
    </style:style>
    <style:style style:name="P217" style:family="paragraph" style:parent-style-name="Standard">
      <style:text-properties officeooo:paragraph-rsid="039fb646"/>
    </style:style>
    <style:style style:name="P218" style:family="paragraph" style:parent-style-name="Standard">
      <style:text-properties officeooo:paragraph-rsid="03c5eec0"/>
    </style:style>
    <style:style style:name="P219" style:family="paragraph" style:parent-style-name="Standard">
      <style:text-properties officeooo:rsid="03d53646" officeooo:paragraph-rsid="03d53646"/>
    </style:style>
    <style:style style:name="P220" style:family="paragraph" style:parent-style-name="Standard">
      <style:text-properties officeooo:paragraph-rsid="03d3fc13"/>
    </style:style>
    <style:style style:name="P221" style:family="paragraph" style:parent-style-name="Standard">
      <style:text-properties officeooo:paragraph-rsid="03d9d2f0"/>
    </style:style>
    <style:style style:name="P222" style:family="paragraph" style:parent-style-name="Standard">
      <style:text-properties officeooo:paragraph-rsid="03ea88ec"/>
    </style:style>
    <style:style style:name="P223" style:family="paragraph" style:parent-style-name="Standard">
      <style:text-properties officeooo:paragraph-rsid="03f21e6b"/>
    </style:style>
    <style:style style:name="P224" style:family="paragraph" style:parent-style-name="Standard">
      <style:text-properties officeooo:rsid="03ff4e92" officeooo:paragraph-rsid="03ff4e92"/>
    </style:style>
    <style:style style:name="P225" style:family="paragraph" style:parent-style-name="Standard">
      <style:text-properties officeooo:paragraph-rsid="040101b7"/>
    </style:style>
    <style:style style:name="P226" style:family="paragraph" style:parent-style-name="Standard">
      <style:text-properties officeooo:paragraph-rsid="035f6f98"/>
    </style:style>
    <style:style style:name="P227" style:family="paragraph" style:parent-style-name="Standard">
      <style:text-properties officeooo:paragraph-rsid="0425a02a"/>
    </style:style>
    <style:style style:name="P228" style:family="paragraph" style:parent-style-name="Standard">
      <style:text-properties officeooo:paragraph-rsid="042cc4b6"/>
    </style:style>
    <style:style style:name="P229" style:family="paragraph" style:parent-style-name="Text_20_body">
      <style:text-properties style:font-name="Handwriting" officeooo:rsid="0355964e" officeooo:paragraph-rsid="0355e78b"/>
    </style:style>
    <style:style style:name="P230" style:family="paragraph" style:parent-style-name="Table_20_Contents">
      <style:text-properties style:font-name="Handwriting" fo:font-weight="bold" officeooo:rsid="01919c5c" officeooo:paragraph-rsid="0355e78b" style:font-weight-asian="bold" style:font-weight-complex="bold"/>
    </style:style>
    <style:style style:name="P231" style:family="paragraph" style:parent-style-name="Table_20_Contents">
      <style:text-properties style:font-name="Handwriting" fo:font-weight="bold" officeooo:rsid="0198561a" officeooo:paragraph-rsid="0355e78b" style:font-weight-asian="bold" style:font-weight-complex="bold"/>
    </style:style>
    <style:style style:name="P232" style:family="paragraph" style:parent-style-name="Table_20_Contents">
      <style:text-properties style:font-name="Handwriting" fo:font-weight="bold" officeooo:rsid="0345052a" officeooo:paragraph-rsid="0355e78b" style:font-weight-asian="bold" style:font-weight-complex="bold"/>
    </style:style>
    <style:style style:name="P233" style:family="paragraph" style:parent-style-name="Table_20_Contents">
      <style:text-properties style:font-name="Handwriting" officeooo:rsid="01919c5c" officeooo:paragraph-rsid="0355e78b"/>
    </style:style>
    <style:style style:name="P234" style:family="paragraph" style:parent-style-name="Table_20_Contents">
      <style:text-properties style:font-name="Handwriting" officeooo:rsid="0198561a" officeooo:paragraph-rsid="0355e78b"/>
    </style:style>
    <style:style style:name="P235" style:family="paragraph" style:parent-style-name="Table_20_Contents">
      <style:text-properties style:font-name="Handwriting" officeooo:rsid="019674a8" officeooo:paragraph-rsid="0355e78b"/>
    </style:style>
    <style:style style:name="P236" style:family="paragraph" style:parent-style-name="Table_20_Contents">
      <style:text-properties style:font-name="Handwriting" officeooo:rsid="019bb5d0" officeooo:paragraph-rsid="0355e78b"/>
    </style:style>
    <style:style style:name="P237" style:family="paragraph" style:parent-style-name="Table_20_Contents">
      <style:text-properties style:font-name="Handwriting" officeooo:paragraph-rsid="0355e78b"/>
    </style:style>
    <style:style style:name="P238" style:family="paragraph" style:parent-style-name="Standard">
      <style:text-properties officeooo:paragraph-rsid="03c103c8"/>
    </style:style>
    <style:style style:name="P239" style:family="paragraph" style:parent-style-name="Standard">
      <style:text-properties officeooo:paragraph-rsid="0425a02a"/>
    </style:style>
    <style:style style:name="P240" style:family="paragraph" style:parent-style-name="Standard">
      <style:text-properties officeooo:rsid="0441c113" officeooo:paragraph-rsid="0441c113"/>
    </style:style>
    <style:style style:name="P241" style:family="paragraph" style:parent-style-name="Standard">
      <style:text-properties officeooo:paragraph-rsid="0441c113"/>
    </style:style>
    <style:style style:name="P242" style:family="paragraph" style:parent-style-name="Standard">
      <style:text-properties officeooo:rsid="044c2580" officeooo:paragraph-rsid="044c2580"/>
    </style:style>
    <style:style style:name="P243" style:family="paragraph" style:parent-style-name="Standard">
      <style:text-properties officeooo:rsid="044d1c41" officeooo:paragraph-rsid="044d1c41"/>
    </style:style>
    <style:style style:name="P244" style:family="paragraph" style:parent-style-name="Standard">
      <style:text-properties officeooo:rsid="045018e2" officeooo:paragraph-rsid="045018e2"/>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officeooo:rsid="03752c39" style:font-style-asian="italic" style:font-style-complex="italic"/>
    </style:style>
    <style:style style:name="T11" style:family="text">
      <style:text-properties fo:font-style="italic" officeooo:rsid="039bb771" style:font-style-asian="italic" style:font-style-complex="italic"/>
    </style:style>
    <style:style style:name="T12" style:family="text">
      <style:text-properties fo:font-style="italic" officeooo:rsid="03bde657" style:font-style-asian="italic" style:font-style-complex="italic"/>
    </style:style>
    <style:style style:name="T13" style:family="text">
      <style:text-properties fo:font-style="italic" fo:font-weight="bold" officeooo:rsid="00387691" style:font-style-asian="italic" style:font-weight-asian="bold" style:font-style-complex="italic" style:font-weight-complex="bold"/>
    </style:style>
    <style:style style:name="T14" style:family="text">
      <style:text-properties fo:font-style="italic" fo:font-weight="bold" officeooo:rsid="0036b6a6" style:font-style-asian="italic" style:font-weight-asian="bold" style:font-style-complex="italic" style:font-weight-complex="bold"/>
    </style:style>
    <style:style style:name="T15" style:family="text">
      <style:text-properties fo:font-style="italic" fo:font-weight="bold" officeooo:rsid="004c3dbc" style:font-style-asian="italic" style:font-weight-asian="bold" style:font-style-complex="italic" style:font-weight-complex="bold"/>
    </style:style>
    <style:style style:name="T16" style:family="text">
      <style:text-properties fo:font-style="italic" fo:font-weight="bold" officeooo:rsid="00ac15eb" style:font-style-asian="italic" style:font-weight-asian="bold" style:font-style-complex="italic" style:font-weight-complex="bold"/>
    </style:style>
    <style:style style:name="T17" style:family="text">
      <style:text-properties fo:font-style="italic" fo:font-weight="bold" officeooo:rsid="00acc607" style:font-style-asian="italic" style:font-weight-asian="bold" style:font-style-complex="italic" style:font-weight-complex="bold"/>
    </style:style>
    <style:style style:name="T18" style:family="text">
      <style:text-properties fo:font-style="italic" fo:font-weight="normal" officeooo:rsid="003b0c01" style:font-style-asian="italic" style:font-weight-asian="normal" style:font-style-complex="italic" style:font-weight-complex="normal"/>
    </style:style>
    <style:style style:name="T19" style:family="text">
      <style:text-properties fo:font-style="italic" fo:font-weight="normal" officeooo:rsid="003c923a" style:font-style-asian="italic" style:font-weight-asian="normal" style:font-style-complex="italic" style:font-weight-complex="normal"/>
    </style:style>
    <style:style style:name="T20" style:family="text">
      <style:text-properties fo:font-style="italic" fo:font-weight="normal" officeooo:rsid="004cabdd"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87691" style:font-style-asian="normal" style:font-weight-asian="normal" style:font-style-complex="normal" style:font-weight-complex="normal"/>
    </style:style>
    <style:style style:name="T23" style:family="text">
      <style:text-properties fo:font-style="normal" fo:font-weight="normal" officeooo:rsid="003a7fda" style:font-style-asian="normal" style:font-weight-asian="normal" style:font-style-complex="normal" style:font-weight-complex="normal"/>
    </style:style>
    <style:style style:name="T24" style:family="text">
      <style:text-properties fo:font-style="normal" fo:font-weight="normal" officeooo:rsid="003b0c01" style:font-style-asian="normal" style:font-weight-asian="normal" style:font-style-complex="normal" style:font-weight-complex="normal"/>
    </style:style>
    <style:style style:name="T25" style:family="text">
      <style:text-properties fo:font-style="normal" fo:font-weight="normal" officeooo:rsid="003d8cda" style:font-style-asian="normal" style:font-weight-asian="normal" style:font-style-complex="normal" style:font-weight-complex="normal"/>
    </style:style>
    <style:style style:name="T26" style:family="text">
      <style:text-properties fo:font-style="normal" fo:font-weight="normal" officeooo:rsid="003dc37b" style:font-style-asian="normal" style:font-weight-asian="normal" style:font-style-complex="normal" style:font-weight-complex="normal"/>
    </style:style>
    <style:style style:name="T27" style:family="text">
      <style:text-properties fo:font-style="normal" fo:font-weight="normal" officeooo:rsid="004cabdd" style:font-style-asian="normal" style:font-weight-asian="normal" style:font-style-complex="normal" style:font-weight-complex="normal"/>
    </style:style>
    <style:style style:name="T28" style:family="text">
      <style:text-properties fo:font-style="normal" fo:font-weight="normal" officeooo:rsid="004cba99" style:font-style-asian="normal" style:font-weight-asian="normal" style:font-style-complex="normal" style:font-weight-complex="normal"/>
    </style:style>
    <style:style style:name="T29" style:family="text">
      <style:text-properties fo:font-style="normal" fo:font-weight="normal" officeooo:rsid="004e5f4b" style:font-style-asian="normal" style:font-weight-asian="normal" style:font-style-complex="normal" style:font-weight-complex="normal"/>
    </style:style>
    <style:style style:name="T30" style:family="text">
      <style:text-properties fo:font-style="normal" fo:font-weight="normal" officeooo:rsid="00557b6c" style:font-style-asian="normal" style:font-weight-asian="normal" style:font-style-complex="normal" style:font-weight-complex="normal"/>
    </style:style>
    <style:style style:name="T31" style:family="text">
      <style:text-properties fo:font-style="normal" fo:font-weight="normal" officeooo:rsid="005c2fa3" style:font-style-asian="normal" style:font-weight-asian="normal" style:font-style-complex="normal" style:font-weight-complex="normal"/>
    </style:style>
    <style:style style:name="T32" style:family="text">
      <style:text-properties fo:font-style="normal" fo:font-weight="normal" officeooo:rsid="005e2a2b" style:font-style-asian="normal" style:font-weight-asian="normal" style:font-style-complex="normal" style:font-weight-complex="normal"/>
    </style:style>
    <style:style style:name="T33" style:family="text">
      <style:text-properties fo:font-style="normal" fo:font-weight="normal" officeooo:rsid="005e86d8" style:font-style-asian="normal" style:font-weight-asian="normal" style:font-style-complex="normal" style:font-weight-complex="normal"/>
    </style:style>
    <style:style style:name="T34" style:family="text">
      <style:text-properties fo:font-style="normal" fo:font-weight="normal" officeooo:rsid="0079245c" style:font-style-asian="normal" style:font-weight-asian="normal" style:font-style-complex="normal" style:font-weight-complex="normal"/>
    </style:style>
    <style:style style:name="T35" style:family="text">
      <style:text-properties fo:font-style="normal" fo:font-weight="normal" officeooo:rsid="0077df96" style:font-style-asian="normal" style:font-weight-asian="normal" style:font-style-complex="normal" style:font-weight-complex="normal"/>
    </style:style>
    <style:style style:name="T36" style:family="text">
      <style:text-properties fo:font-style="normal" fo:font-weight="normal" officeooo:rsid="007b0395" style:font-style-asian="normal" style:font-weight-asian="normal" style:font-style-complex="normal" style:font-weight-complex="normal"/>
    </style:style>
    <style:style style:name="T37" style:family="text">
      <style:text-properties fo:font-style="normal" fo:font-weight="normal" officeooo:rsid="007bb51c" style:font-style-asian="normal" style:font-weight-asian="normal" style:font-style-complex="normal" style:font-weight-complex="normal"/>
    </style:style>
    <style:style style:name="T38" style:family="text">
      <style:text-properties fo:font-style="normal" fo:font-weight="normal" officeooo:rsid="007ca7a8" style:font-style-asian="normal" style:font-weight-asian="normal" style:font-style-complex="normal" style:font-weight-complex="normal"/>
    </style:style>
    <style:style style:name="T39" style:family="text">
      <style:text-properties fo:font-style="normal" fo:font-weight="normal" officeooo:rsid="007e3790" style:font-style-asian="normal" style:font-weight-asian="normal" style:font-style-complex="normal" style:font-weight-complex="normal"/>
    </style:style>
    <style:style style:name="T40" style:family="text">
      <style:text-properties fo:font-style="normal" fo:font-weight="normal" officeooo:rsid="007fe857" style:font-style-asian="normal" style:font-weight-asian="normal" style:font-style-complex="normal" style:font-weight-complex="normal"/>
    </style:style>
    <style:style style:name="T41" style:family="text">
      <style:text-properties fo:font-style="normal" fo:font-weight="normal" officeooo:rsid="0081bf91" style:font-style-asian="normal" style:font-weight-asian="normal" style:font-style-complex="normal" style:font-weight-complex="normal"/>
    </style:style>
    <style:style style:name="T42" style:family="text">
      <style:text-properties fo:font-style="normal" fo:font-weight="normal" officeooo:rsid="0081c434" style:font-style-asian="normal" style:font-weight-asian="normal" style:font-style-complex="normal" style:font-weight-complex="normal"/>
    </style:style>
    <style:style style:name="T43" style:family="text">
      <style:text-properties fo:font-style="normal" fo:font-weight="normal" officeooo:rsid="0083973e" style:font-style-asian="normal" style:font-weight-asian="normal" style:font-style-complex="normal" style:font-weight-complex="normal"/>
    </style:style>
    <style:style style:name="T44" style:family="text">
      <style:text-properties fo:font-style="normal" fo:font-weight="normal" officeooo:rsid="00859b7f" style:font-style-asian="normal" style:font-weight-asian="normal" style:font-style-complex="normal" style:font-weight-complex="normal"/>
    </style:style>
    <style:style style:name="T45" style:family="text">
      <style:text-properties fo:font-style="normal" fo:font-weight="normal" officeooo:rsid="008812d0" style:font-style-asian="normal" style:font-weight-asian="normal" style:font-style-complex="normal" style:font-weight-complex="normal"/>
    </style:style>
    <style:style style:name="T46" style:family="text">
      <style:text-properties fo:font-style="normal" fo:font-weight="normal" officeooo:rsid="0089d9ab" style:font-style-asian="normal" style:font-weight-asian="normal" style:font-style-complex="normal" style:font-weight-complex="normal"/>
    </style:style>
    <style:style style:name="T47" style:family="text">
      <style:text-properties fo:font-style="normal" fo:font-weight="normal" officeooo:rsid="008a4f9b" style:font-style-asian="normal" style:font-weight-asian="normal" style:font-style-complex="normal" style:font-weight-complex="normal"/>
    </style:style>
    <style:style style:name="T48" style:family="text">
      <style:text-properties fo:font-style="normal" fo:font-weight="normal" officeooo:rsid="008bdb13" style:font-style-asian="normal" style:font-weight-asian="normal" style:font-style-complex="normal" style:font-weight-complex="normal"/>
    </style:style>
    <style:style style:name="T49" style:family="text">
      <style:text-properties fo:font-style="normal" fo:font-weight="normal" officeooo:rsid="008cb7de" style:font-style-asian="normal" style:font-weight-asian="normal" style:font-style-complex="normal" style:font-weight-complex="normal"/>
    </style:style>
    <style:style style:name="T50" style:family="text">
      <style:text-properties fo:font-style="normal" fo:font-weight="normal" officeooo:rsid="00922aec" style:font-style-asian="normal" style:font-weight-asian="normal" style:font-style-complex="normal" style:font-weight-complex="normal"/>
    </style:style>
    <style:style style:name="T51" style:family="text">
      <style:text-properties fo:font-style="normal" fo:font-weight="normal" officeooo:rsid="01414505" style:font-style-asian="normal" style:font-weight-asian="normal" style:font-style-complex="normal" style:font-weight-complex="normal"/>
    </style:style>
    <style:style style:name="T52" style:family="text">
      <style:text-properties fo:font-style="normal" fo:font-weight="normal" officeooo:rsid="0141fafc" style:font-style-asian="normal" style:font-weight-asian="normal" style:font-style-complex="normal" style:font-weight-complex="normal"/>
    </style:style>
    <style:style style:name="T53" style:family="text">
      <style:text-properties fo:font-style="normal" fo:font-weight="normal" officeooo:rsid="01427087" style:font-style-asian="normal" style:font-weight-asian="normal" style:font-style-complex="normal" style:font-weight-complex="normal"/>
    </style:style>
    <style:style style:name="T54" style:family="text">
      <style:text-properties fo:font-style="normal" fo:font-weight="normal" officeooo:rsid="014539b8" style:font-style-asian="normal" style:font-weight-asian="normal" style:font-style-complex="normal" style:font-weight-complex="normal"/>
    </style:style>
    <style:style style:name="T55" style:family="text">
      <style:text-properties fo:font-style="normal" fo:font-weight="normal" officeooo:rsid="01459580" style:font-style-asian="normal" style:font-weight-asian="normal" style:font-style-complex="normal" style:font-weight-complex="normal"/>
    </style:style>
    <style:style style:name="T56" style:family="text">
      <style:text-properties fo:font-style="normal" fo:font-weight="normal" officeooo:rsid="0145de4b" style:font-style-asian="normal" style:font-weight-asian="normal" style:font-style-complex="normal" style:font-weight-complex="normal"/>
    </style:style>
    <style:style style:name="T57" style:family="text">
      <style:text-properties fo:font-style="normal" fo:font-weight="normal" officeooo:rsid="01477187" style:font-style-asian="normal" style:font-weight-asian="normal" style:font-style-complex="normal" style:font-weight-complex="normal"/>
    </style:style>
    <style:style style:name="T58" style:family="text">
      <style:text-properties fo:font-style="normal" fo:font-weight="normal" officeooo:rsid="01493f08" style:font-style-asian="normal" style:font-weight-asian="normal" style:font-style-complex="normal" style:font-weight-complex="normal"/>
    </style:style>
    <style:style style:name="T59" style:family="text">
      <style:text-properties fo:font-style="normal" fo:font-weight="normal" officeooo:rsid="0149ea7c" style:font-style-asian="normal" style:font-weight-asian="normal" style:font-style-complex="normal" style:font-weight-complex="normal"/>
    </style:style>
    <style:style style:name="T60" style:family="text">
      <style:text-properties fo:font-style="normal" fo:font-weight="normal" officeooo:rsid="014dc0a9" style:font-style-asian="normal" style:font-weight-asian="normal" style:font-style-complex="normal" style:font-weight-complex="normal"/>
    </style:style>
    <style:style style:name="T61" style:family="text">
      <style:text-properties fo:font-style="normal" fo:font-weight="normal" officeooo:rsid="01c1dbe0" style:font-style-asian="normal" style:font-weight-asian="normal" style:font-style-complex="normal" style:font-weight-complex="normal"/>
    </style:style>
    <style:style style:name="T62" style:family="text">
      <style:text-properties fo:font-style="normal" fo:font-weight="normal" officeooo:rsid="01c51532" style:font-style-asian="normal" style:font-weight-asian="normal" style:font-style-complex="normal" style:font-weight-complex="normal"/>
    </style:style>
    <style:style style:name="T63" style:family="text">
      <style:text-properties fo:font-style="normal" fo:font-weight="normal" officeooo:rsid="01c6fdd2" style:font-style-asian="normal" style:font-weight-asian="normal" style:font-style-complex="normal" style:font-weight-complex="normal"/>
    </style:style>
    <style:style style:name="T64" style:family="text">
      <style:text-properties fo:font-style="normal" fo:font-weight="normal" officeooo:rsid="01c7ae24" style:font-style-asian="normal" style:font-weight-asian="normal" style:font-style-complex="normal" style:font-weight-complex="normal"/>
    </style:style>
    <style:style style:name="T65" style:family="text">
      <style:text-properties fo:font-style="normal" fo:font-weight="normal" officeooo:rsid="01cb65a4" style:font-style-asian="normal" style:font-weight-asian="normal" style:font-style-complex="normal" style:font-weight-complex="normal"/>
    </style:style>
    <style:style style:name="T66" style:family="text">
      <style:text-properties fo:font-style="normal" fo:font-weight="normal" officeooo:rsid="01cf3260" style:font-style-asian="normal" style:font-weight-asian="normal" style:font-style-complex="normal" style:font-weight-complex="normal"/>
    </style:style>
    <style:style style:name="T67" style:family="text">
      <style:text-properties fo:font-style="normal" fo:font-weight="normal" officeooo:rsid="01d11376" style:font-style-asian="normal" style:font-weight-asian="normal" style:font-style-complex="normal" style:font-weight-complex="normal"/>
    </style:style>
    <style:style style:name="T68" style:family="text">
      <style:text-properties fo:font-style="normal" fo:font-weight="normal" officeooo:rsid="01d230e9" style:font-style-asian="normal" style:font-weight-asian="normal" style:font-style-complex="normal" style:font-weight-complex="normal"/>
    </style:style>
    <style:style style:name="T69" style:family="text">
      <style:text-properties fo:font-style="normal" fo:font-weight="normal" officeooo:rsid="01d2ba7c" style:font-style-asian="normal" style:font-weight-asian="normal" style:font-style-complex="normal" style:font-weight-complex="normal"/>
    </style:style>
    <style:style style:name="T70" style:family="text">
      <style:text-properties fo:font-style="normal" fo:font-weight="normal" officeooo:rsid="01d43bff" style:font-style-asian="normal" style:font-weight-asian="normal" style:font-style-complex="normal" style:font-weight-complex="normal"/>
    </style:style>
    <style:style style:name="T71" style:family="text">
      <style:text-properties fo:font-style="normal" fo:font-weight="normal" officeooo:rsid="01d5d6cc" style:font-style-asian="normal" style:font-weight-asian="normal" style:font-style-complex="normal" style:font-weight-complex="normal"/>
    </style:style>
    <style:style style:name="T72" style:family="text">
      <style:text-properties fo:font-style="normal" fo:font-weight="normal" officeooo:rsid="01d71801" style:font-style-asian="normal" style:font-weight-asian="normal" style:font-style-complex="normal" style:font-weight-complex="normal"/>
    </style:style>
    <style:style style:name="T73" style:family="text">
      <style:text-properties fo:font-style="normal" fo:font-weight="normal" officeooo:rsid="01e066b8" style:font-style-asian="normal" style:font-weight-asian="normal" style:font-style-complex="normal" style:font-weight-complex="normal"/>
    </style:style>
    <style:style style:name="T74" style:family="text">
      <style:text-properties fo:font-style="normal" fo:font-weight="normal" officeooo:rsid="01eb6808" style:font-style-asian="normal" style:font-weight-asian="normal" style:font-style-complex="normal" style:font-weight-complex="normal"/>
    </style:style>
    <style:style style:name="T75" style:family="text">
      <style:text-properties fo:font-style="normal" fo:font-weight="normal" officeooo:rsid="01ec793a" style:font-style-asian="normal" style:font-weight-asian="normal" style:font-style-complex="normal" style:font-weight-complex="normal"/>
    </style:style>
    <style:style style:name="T76" style:family="text">
      <style:text-properties fo:font-style="normal" fo:font-weight="normal" officeooo:rsid="01f1418c" style:font-style-asian="normal" style:font-weight-asian="normal" style:font-style-complex="normal" style:font-weight-complex="normal"/>
    </style:style>
    <style:style style:name="T77" style:family="text">
      <style:text-properties fo:font-style="normal" fo:font-weight="normal" officeooo:rsid="02f266f0" style:font-style-asian="normal" style:font-weight-asian="normal" style:font-style-complex="normal" style:font-weight-complex="normal"/>
    </style:style>
    <style:style style:name="T78" style:family="text">
      <style:text-properties fo:font-style="normal" fo:font-weight="normal" officeooo:rsid="02f4b571" style:font-style-asian="normal" style:font-weight-asian="normal" style:font-style-complex="normal" style:font-weight-complex="normal"/>
    </style:style>
    <style:style style:name="T79" style:family="text">
      <style:text-properties fo:font-style="normal" fo:font-weight="normal" officeooo:rsid="0355e78b" style:font-style-asian="normal" style:font-weight-asian="normal" style:font-style-complex="normal" style:font-weight-complex="normal"/>
    </style:style>
    <style:style style:name="T80" style:family="text">
      <style:text-properties fo:font-style="normal" fo:font-weight="normal" officeooo:rsid="038b7da5" style:font-style-asian="normal" style:font-weight-asian="normal" style:font-style-complex="normal" style:font-weight-complex="normal"/>
    </style:style>
    <style:style style:name="T81" style:family="text">
      <style:text-properties fo:font-style="normal" fo:font-weight="normal" officeooo:rsid="038bc42f" style:font-style-asian="normal" style:font-weight-asian="normal" style:font-style-complex="normal" style:font-weight-complex="normal"/>
    </style:style>
    <style:style style:name="T82" style:family="text">
      <style:text-properties fo:font-style="normal" fo:font-weight="normal" officeooo:rsid="038e1fee" style:font-style-asian="normal" style:font-weight-asian="normal" style:font-style-complex="normal" style:font-weight-complex="normal"/>
    </style:style>
    <style:style style:name="T83" style:family="text">
      <style:text-properties fo:font-style="normal" fo:font-weight="normal" officeooo:rsid="038f2d3b" style:font-style-asian="normal" style:font-weight-asian="normal" style:font-style-complex="normal" style:font-weight-complex="normal"/>
    </style:style>
    <style:style style:name="T84" style:family="text">
      <style:text-properties fo:font-style="normal" fo:font-weight="normal" officeooo:rsid="039db47c"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8cb7de" style:font-style-asian="normal" style:font-style-complex="normal"/>
    </style:style>
    <style:style style:name="T87" style:family="text">
      <style:text-properties fo:font-style="normal" officeooo:rsid="00af23bd" style:font-style-asian="normal" style:font-style-complex="normal"/>
    </style:style>
    <style:style style:name="T88" style:family="text">
      <style:text-properties fo:font-style="normal" officeooo:rsid="018cfc42" style:font-style-asian="normal" style:font-style-complex="normal"/>
    </style:style>
    <style:style style:name="T89" style:family="text">
      <style:text-properties fo:font-style="normal" officeooo:rsid="01cb65a4" style:font-style-asian="normal" style:font-style-complex="normal"/>
    </style:style>
    <style:style style:name="T90" style:family="text">
      <style:text-properties fo:font-style="normal" officeooo:rsid="03752c39" style:font-style-asian="normal" style:font-style-complex="normal"/>
    </style:style>
    <style:style style:name="T91" style:family="text">
      <style:text-properties fo:font-style="normal" officeooo:rsid="0376d5fa" style:font-style-asian="normal" style:font-style-complex="normal"/>
    </style:style>
    <style:style style:name="T92" style:family="text">
      <style:text-properties fo:font-style="normal" officeooo:rsid="037754b8" style:font-style-asian="normal" style:font-style-complex="normal"/>
    </style:style>
    <style:style style:name="T93" style:family="text">
      <style:text-properties fo:font-style="normal" officeooo:rsid="03785204" style:font-style-asian="normal" style:font-style-complex="normal"/>
    </style:style>
    <style:style style:name="T94" style:family="text">
      <style:text-properties fo:font-style="normal" officeooo:rsid="037b61b2" style:font-style-asian="normal" style:font-style-complex="normal"/>
    </style:style>
    <style:style style:name="T95" style:family="text">
      <style:text-properties fo:font-style="normal" officeooo:rsid="037d00cd" style:font-style-asian="normal" style:font-style-complex="normal"/>
    </style:style>
    <style:style style:name="T96" style:family="text">
      <style:text-properties fo:font-style="normal" officeooo:rsid="037e004d" style:font-style-asian="normal" style:font-style-complex="normal"/>
    </style:style>
    <style:style style:name="T97" style:family="text">
      <style:text-properties fo:font-style="normal" officeooo:rsid="037f7a36" style:font-style-asian="normal" style:font-style-complex="normal"/>
    </style:style>
    <style:style style:name="T98" style:family="text">
      <style:text-properties fo:font-style="normal" officeooo:rsid="0380725e" style:font-style-asian="normal" style:font-style-complex="normal"/>
    </style:style>
    <style:style style:name="T99" style:family="text">
      <style:text-properties fo:font-style="normal" officeooo:rsid="0381ae0b" style:font-style-asian="normal" style:font-style-complex="normal"/>
    </style:style>
    <style:style style:name="T100" style:family="text">
      <style:text-properties fo:font-style="normal" officeooo:rsid="0382f426" style:font-style-asian="normal" style:font-style-complex="normal"/>
    </style:style>
    <style:style style:name="T101" style:family="text">
      <style:text-properties fo:font-style="normal" officeooo:rsid="038627c2" style:font-style-asian="normal" style:font-style-complex="normal"/>
    </style:style>
    <style:style style:name="T102" style:family="text">
      <style:text-properties fo:font-style="normal" officeooo:rsid="0386cbea" style:font-style-asian="normal" style:font-style-complex="normal"/>
    </style:style>
    <style:style style:name="T103" style:family="text">
      <style:text-properties fo:font-style="normal" officeooo:rsid="038e1fee" style:font-style-asian="normal" style:font-style-complex="normal"/>
    </style:style>
    <style:style style:name="T104" style:family="text">
      <style:text-properties fo:font-style="normal" officeooo:rsid="039bb771" style:font-style-asian="normal" style:font-style-complex="normal"/>
    </style:style>
    <style:style style:name="T105" style:family="text">
      <style:text-properties fo:font-style="normal" officeooo:rsid="03bde657" style:font-style-asian="normal" style:font-style-complex="normal"/>
    </style:style>
    <style:style style:name="T106" style:family="text">
      <style:text-properties fo:font-style="normal" officeooo:rsid="03beabec" style:font-style-asian="normal" style:font-style-complex="normal"/>
    </style:style>
    <style:style style:name="T107" style:family="text">
      <style:text-properties fo:font-style="normal" officeooo:rsid="03c025d6" style:font-style-asian="normal" style:font-style-complex="normal"/>
    </style:style>
    <style:style style:name="T108" style:family="text">
      <style:text-properties fo:font-style="normal" officeooo:rsid="03c103c8" style:font-style-asian="normal" style:font-style-complex="normal"/>
    </style:style>
    <style:style style:name="T109" style:family="text">
      <style:text-properties fo:font-style="normal" officeooo:rsid="03c21b1d" style:font-style-asian="normal" style:font-style-complex="normal"/>
    </style:style>
    <style:style style:name="T110" style:family="text">
      <style:text-properties fo:font-style="normal" officeooo:rsid="03c3696f" style:font-style-asian="normal" style:font-style-complex="normal"/>
    </style:style>
    <style:style style:name="T111" style:family="text">
      <style:text-properties fo:font-style="normal" officeooo:rsid="03c400f2"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8cb7de" style:font-style-asian="normal" style:font-weight-asian="bold" style:font-style-complex="normal" style:font-weight-complex="bold"/>
    </style:style>
    <style:style style:name="T114" style:family="text">
      <style:text-properties fo:font-style="normal" fo:font-weight="bold" officeooo:rsid="0090d536" style:font-style-asian="normal" style:font-weight-asian="bold" style:font-style-complex="normal" style:font-weight-complex="bold"/>
    </style:style>
    <style:style style:name="T115" style:family="text">
      <style:text-properties fo:font-style="normal" fo:font-weight="bold" officeooo:rsid="0152684e" style:font-style-asian="normal" style:font-weight-asian="bold" style:font-style-complex="normal" style:font-weight-complex="bold"/>
    </style:style>
    <style:style style:name="T116" style:family="text">
      <style:text-properties fo:font-style="normal" fo:font-weight="bold" officeooo:rsid="01533460" style:font-style-asian="normal" style:font-weight-asian="bold" style:font-style-complex="normal" style:font-weight-complex="bold"/>
    </style:style>
    <style:style style:name="T117" style:family="text">
      <style:text-properties fo:font-style="normal" fo:font-weight="bold" officeooo:rsid="018b38f2" style:font-style-asian="normal" style:font-weight-asian="bold" style:font-style-complex="normal" style:font-weight-complex="bold"/>
    </style:style>
    <style:style style:name="T118" style:family="text">
      <style:text-properties fo:font-style="normal" fo:font-weight="bold" officeooo:rsid="02f266f0" style:font-style-asian="normal" style:font-weight-asian="bold" style:font-style-complex="normal" style:font-weight-complex="bold"/>
    </style:style>
    <style:style style:name="T119" style:family="text">
      <style:text-properties officeooo:rsid="00405360"/>
    </style:style>
    <style:style style:name="T120" style:family="text">
      <style:text-properties officeooo:rsid="00469cce"/>
    </style:style>
    <style:style style:name="T121" style:family="text">
      <style:text-properties officeooo:rsid="00471bfc"/>
    </style:style>
    <style:style style:name="T122" style:family="text">
      <style:text-properties officeooo:rsid="0047e6f7"/>
    </style:style>
    <style:style style:name="T123" style:family="text">
      <style:text-properties officeooo:rsid="004c04b6"/>
    </style:style>
    <style:style style:name="T124" style:family="text">
      <style:text-properties officeooo:rsid="004c3dbc"/>
    </style:style>
    <style:style style:name="T125" style:family="text">
      <style:text-properties officeooo:rsid="00a68e33"/>
    </style:style>
    <style:style style:name="T126" style:family="text">
      <style:text-properties officeooo:rsid="00a8d8fa"/>
    </style:style>
    <style:style style:name="T127" style:family="text">
      <style:text-properties officeooo:rsid="00aac8a0"/>
    </style:style>
    <style:style style:name="T128" style:family="text">
      <style:text-properties officeooo:rsid="00ad51b2"/>
    </style:style>
    <style:style style:name="T129" style:family="text">
      <style:text-properties officeooo:rsid="00ad9533"/>
    </style:style>
    <style:style style:name="T130" style:family="text">
      <style:text-properties officeooo:rsid="00af23bd"/>
    </style:style>
    <style:style style:name="T131" style:family="text">
      <style:text-properties officeooo:rsid="00b1aaa4"/>
    </style:style>
    <style:style style:name="T132" style:family="text">
      <style:text-properties officeooo:rsid="00b3788d"/>
    </style:style>
    <style:style style:name="T133" style:family="text">
      <style:text-properties officeooo:rsid="00b54ade"/>
    </style:style>
    <style:style style:name="T134" style:family="text">
      <style:text-properties officeooo:rsid="00ba6998"/>
    </style:style>
    <style:style style:name="T135" style:family="text">
      <style:text-properties officeooo:rsid="00bd8bd8"/>
    </style:style>
    <style:style style:name="T136" style:family="text">
      <style:text-properties officeooo:rsid="00be10d5"/>
    </style:style>
    <style:style style:name="T137" style:family="text">
      <style:text-properties officeooo:rsid="00bed588"/>
    </style:style>
    <style:style style:name="T138" style:family="text">
      <style:text-properties officeooo:rsid="00c17f99"/>
    </style:style>
    <style:style style:name="T139" style:family="text">
      <style:text-properties officeooo:rsid="00c28e22"/>
    </style:style>
    <style:style style:name="T140" style:family="text">
      <style:text-properties officeooo:rsid="00c3e252"/>
    </style:style>
    <style:style style:name="T141" style:family="text">
      <style:text-properties officeooo:rsid="00a77191"/>
    </style:style>
    <style:style style:name="T142" style:family="text">
      <style:text-properties officeooo:rsid="00d1efcd"/>
    </style:style>
    <style:style style:name="T143" style:family="text">
      <style:text-properties officeooo:rsid="00d7ba86"/>
    </style:style>
    <style:style style:name="T144" style:family="text">
      <style:text-properties style:text-position="super 58%" officeooo:rsid="00d7ba86"/>
    </style:style>
    <style:style style:name="T145" style:family="text">
      <style:text-properties style:text-position="super 58%" officeooo:rsid="00dca5bf"/>
    </style:style>
    <style:style style:name="T146" style:family="text">
      <style:text-properties style:text-position="super 58%" officeooo:rsid="03bb6c15"/>
    </style:style>
    <style:style style:name="T147" style:family="text">
      <style:text-properties officeooo:rsid="00d8f5da"/>
    </style:style>
    <style:style style:name="T148" style:family="text">
      <style:text-properties officeooo:rsid="00dca5bf"/>
    </style:style>
    <style:style style:name="T149" style:family="text">
      <style:text-properties officeooo:rsid="00e07d4c"/>
    </style:style>
    <style:style style:name="T150" style:family="text">
      <style:text-properties officeooo:rsid="00e0c09d"/>
    </style:style>
    <style:style style:name="T151" style:family="text">
      <style:text-properties officeooo:rsid="00e42400"/>
    </style:style>
    <style:style style:name="T152" style:family="text">
      <style:text-properties officeooo:rsid="00e4e675"/>
    </style:style>
    <style:style style:name="T153" style:family="text">
      <style:text-properties officeooo:rsid="00e55dab"/>
    </style:style>
    <style:style style:name="T154" style:family="text">
      <style:text-properties officeooo:rsid="00e573a6"/>
    </style:style>
    <style:style style:name="T155" style:family="text">
      <style:text-properties officeooo:rsid="00eb2072"/>
    </style:style>
    <style:style style:name="T156" style:family="text">
      <style:text-properties officeooo:rsid="00f0db5d"/>
    </style:style>
    <style:style style:name="T157" style:family="text">
      <style:text-properties officeooo:rsid="00f19be5"/>
    </style:style>
    <style:style style:name="T158" style:family="text">
      <style:text-properties officeooo:rsid="01019ab2"/>
    </style:style>
    <style:style style:name="T159" style:family="text">
      <style:text-properties officeooo:rsid="01040e23"/>
    </style:style>
    <style:style style:name="T160" style:family="text">
      <style:text-properties officeooo:rsid="01053072"/>
    </style:style>
    <style:style style:name="T161" style:family="text">
      <style:text-properties officeooo:rsid="01072d5f"/>
    </style:style>
    <style:style style:name="T162" style:family="text">
      <style:text-properties officeooo:rsid="01085b95"/>
    </style:style>
    <style:style style:name="T163" style:family="text">
      <style:text-properties officeooo:rsid="0109b854"/>
    </style:style>
    <style:style style:name="T164" style:family="text">
      <style:text-properties officeooo:rsid="010afd11"/>
    </style:style>
    <style:style style:name="T165" style:family="text">
      <style:text-properties officeooo:rsid="010bad4e"/>
    </style:style>
    <style:style style:name="T166" style:family="text">
      <style:text-properties officeooo:rsid="010c46f2"/>
    </style:style>
    <style:style style:name="T167" style:family="text">
      <style:text-properties officeooo:rsid="010e25f0"/>
    </style:style>
    <style:style style:name="T168" style:family="text">
      <style:text-properties officeooo:rsid="010f3e26"/>
    </style:style>
    <style:style style:name="T169" style:family="text">
      <style:text-properties officeooo:rsid="010ffa65"/>
    </style:style>
    <style:style style:name="T170" style:family="text">
      <style:text-properties officeooo:rsid="0111d78c"/>
    </style:style>
    <style:style style:name="T171" style:family="text">
      <style:text-properties officeooo:rsid="0113bb84"/>
    </style:style>
    <style:style style:name="T172" style:family="text">
      <style:text-properties officeooo:rsid="01147d1c"/>
    </style:style>
    <style:style style:name="T173" style:family="text">
      <style:text-properties officeooo:rsid="01173d6f"/>
    </style:style>
    <style:style style:name="T174" style:family="text">
      <style:text-properties officeooo:rsid="01193200"/>
    </style:style>
    <style:style style:name="T175" style:family="text">
      <style:text-properties officeooo:rsid="01193e25"/>
    </style:style>
    <style:style style:name="T176" style:family="text">
      <style:text-properties officeooo:rsid="01228252"/>
    </style:style>
    <style:style style:name="T177" style:family="text">
      <style:text-properties officeooo:rsid="0123c99b"/>
    </style:style>
    <style:style style:name="T178" style:family="text">
      <style:text-properties officeooo:rsid="0124c89d"/>
    </style:style>
    <style:style style:name="T179" style:family="text">
      <style:text-properties officeooo:rsid="0125e99e"/>
    </style:style>
    <style:style style:name="T180" style:family="text">
      <style:text-properties officeooo:rsid="01265417"/>
    </style:style>
    <style:style style:name="T181" style:family="text">
      <style:text-properties officeooo:rsid="0127fcc2"/>
    </style:style>
    <style:style style:name="T182" style:family="text">
      <style:text-properties officeooo:rsid="0129fcaf"/>
    </style:style>
    <style:style style:name="T183" style:family="text">
      <style:text-properties officeooo:rsid="01336c52"/>
    </style:style>
    <style:style style:name="T184" style:family="text">
      <style:text-properties officeooo:rsid="0133ad80"/>
    </style:style>
    <style:style style:name="T185" style:family="text">
      <style:text-properties officeooo:rsid="01341c70"/>
    </style:style>
    <style:style style:name="T186" style:family="text">
      <style:text-properties officeooo:rsid="0134c3b5"/>
    </style:style>
    <style:style style:name="T187" style:family="text">
      <style:text-properties officeooo:rsid="01366f31"/>
    </style:style>
    <style:style style:name="T188" style:family="text">
      <style:text-properties officeooo:rsid="019674a8"/>
    </style:style>
    <style:style style:name="T189" style:family="text">
      <style:text-properties officeooo:rsid="019c1567"/>
    </style:style>
    <style:style style:name="T190" style:family="text">
      <style:text-properties officeooo:rsid="019c2dd1"/>
    </style:style>
    <style:style style:name="T191" style:family="text">
      <style:text-properties officeooo:rsid="01a1a2db"/>
    </style:style>
    <style:style style:name="T192" style:family="text">
      <style:text-properties officeooo:rsid="01a3e8a7"/>
    </style:style>
    <style:style style:name="T193" style:family="text">
      <style:text-properties officeooo:rsid="01a40b0e"/>
    </style:style>
    <style:style style:name="T194" style:family="text">
      <style:text-properties officeooo:rsid="01a574ae"/>
    </style:style>
    <style:style style:name="T195" style:family="text">
      <style:text-properties officeooo:rsid="01a761a8"/>
    </style:style>
    <style:style style:name="T196" style:family="text">
      <style:text-properties officeooo:rsid="01a93901"/>
    </style:style>
    <style:style style:name="T197" style:family="text">
      <style:text-properties officeooo:rsid="01a951a6"/>
    </style:style>
    <style:style style:name="T198" style:family="text">
      <style:text-properties officeooo:rsid="01aa2655"/>
    </style:style>
    <style:style style:name="T199" style:family="text">
      <style:text-properties officeooo:rsid="01afcae4"/>
    </style:style>
    <style:style style:name="T200" style:family="text">
      <style:text-properties officeooo:rsid="01b35a19"/>
    </style:style>
    <style:style style:name="T201" style:family="text">
      <style:text-properties officeooo:rsid="01b5a889"/>
    </style:style>
    <style:style style:name="T202" style:family="text">
      <style:text-properties officeooo:rsid="01b68269"/>
    </style:style>
    <style:style style:name="T203" style:family="text">
      <style:text-properties officeooo:rsid="01b6cb46"/>
    </style:style>
    <style:style style:name="T204" style:family="text">
      <style:text-properties officeooo:rsid="01b969b7"/>
    </style:style>
    <style:style style:name="T205" style:family="text">
      <style:text-properties officeooo:rsid="01ba7e21"/>
    </style:style>
    <style:style style:name="T206" style:family="text">
      <style:text-properties officeooo:rsid="01bc69b6"/>
    </style:style>
    <style:style style:name="T207" style:family="text">
      <style:text-properties officeooo:rsid="01bd633c"/>
    </style:style>
    <style:style style:name="T208" style:family="text">
      <style:text-properties style:font-name="Handwriting"/>
    </style:style>
    <style:style style:name="T209" style:family="text">
      <style:text-properties style:font-name="Handwriting" fo:font-weight="bold" style:font-weight-asian="bold" style:font-weight-complex="bold"/>
    </style:style>
    <style:style style:name="T210" style:family="text">
      <style:text-properties style:font-name="Handwriting" fo:font-weight="bold" officeooo:rsid="00f19be5" style:font-weight-asian="bold" style:font-weight-complex="bold"/>
    </style:style>
    <style:style style:name="T211" style:family="text">
      <style:text-properties style:font-name="Handwriting" fo:font-weight="bold" officeooo:rsid="00f9f8e1" style:font-weight-asian="bold" style:font-weight-complex="bold"/>
    </style:style>
    <style:style style:name="T212" style:family="text">
      <style:text-properties style:font-name="Handwriting" fo:font-weight="bold" officeooo:rsid="00ff9c68" style:font-weight-asian="bold" style:font-weight-complex="bold"/>
    </style:style>
    <style:style style:name="T213" style:family="text">
      <style:text-properties style:font-name="Handwriting" fo:font-weight="bold" officeooo:rsid="019bb5d0" style:font-weight-asian="bold" style:font-weight-complex="bold"/>
    </style:style>
    <style:style style:name="T214" style:family="text">
      <style:text-properties style:font-name="Handwriting" fo:font-weight="bold" officeooo:rsid="00fd5ea0" style:font-weight-asian="bold" style:font-weight-complex="bold"/>
    </style:style>
    <style:style style:name="T215" style:family="text">
      <style:text-properties style:font-name="Handwriting" fo:font-weight="bold" officeooo:rsid="00fe1264" style:font-weight-asian="bold" style:font-weight-complex="bold"/>
    </style:style>
    <style:style style:name="T216" style:family="text">
      <style:text-properties style:font-name="Handwriting" fo:font-weight="bold" officeooo:rsid="00f43718" style:font-weight-asian="bold" style:font-weight-complex="bold"/>
    </style:style>
    <style:style style:name="T217" style:family="text">
      <style:text-properties style:font-name="Handwriting" fo:font-weight="bold" officeooo:rsid="00ff663e" style:font-weight-asian="bold" style:font-weight-complex="bold"/>
    </style:style>
    <style:style style:name="T218" style:family="text">
      <style:text-properties style:font-name="Handwriting" fo:font-weight="bold" officeooo:rsid="00f834a4" style:font-weight-asian="bold" style:font-weight-complex="bold"/>
    </style:style>
    <style:style style:name="T219" style:family="text">
      <style:text-properties style:font-name="Handwriting" fo:font-weight="bold" officeooo:rsid="03422441" style:font-weight-asian="bold" style:font-weight-complex="bold"/>
    </style:style>
    <style:style style:name="T220" style:family="text">
      <style:text-properties style:font-name="Handwriting" fo:font-weight="bold" officeooo:rsid="0355e78b" style:font-weight-asian="bold" style:font-weight-complex="bold"/>
    </style:style>
    <style:style style:name="T221" style:family="text">
      <style:text-properties style:font-name="Handwriting" fo:font-weight="bold" officeooo:rsid="036e23a1" style:font-weight-asian="bold" style:font-weight-complex="bold"/>
    </style:style>
    <style:style style:name="T222" style:family="text">
      <style:text-properties style:font-name="Handwriting" fo:font-weight="bold" officeooo:rsid="03c5eec0" style:font-weight-asian="bold" style:font-weight-complex="bold"/>
    </style:style>
    <style:style style:name="T223" style:family="text">
      <style:text-properties style:font-name="Handwriting" fo:font-weight="bold" officeooo:rsid="03c681eb" style:font-weight-asian="bold" style:font-weight-complex="bold"/>
    </style:style>
    <style:style style:name="T224" style:family="text">
      <style:text-properties style:font-name="Handwriting" fo:font-weight="bold" officeooo:rsid="03d3fc13" style:font-weight-asian="bold" style:font-weight-complex="bold"/>
    </style:style>
    <style:style style:name="T225" style:family="text">
      <style:text-properties style:font-name="Handwriting" fo:font-weight="bold" officeooo:rsid="03d6a98d" style:font-weight-asian="bold" style:font-weight-complex="bold"/>
    </style:style>
    <style:style style:name="T226" style:family="text">
      <style:text-properties style:font-name="Handwriting" fo:font-weight="bold" officeooo:rsid="03d847da" style:font-weight-asian="bold" style:font-weight-complex="bold"/>
    </style:style>
    <style:style style:name="T227" style:family="text">
      <style:text-properties style:font-name="Handwriting" fo:font-weight="bold" officeooo:rsid="03d91a35" style:font-weight-asian="bold" style:font-weight-complex="bold"/>
    </style:style>
    <style:style style:name="T228" style:family="text">
      <style:text-properties style:font-name="Handwriting" fo:font-weight="bold" officeooo:rsid="03d9d2f0" style:font-weight-asian="bold" style:font-weight-complex="bold"/>
    </style:style>
    <style:style style:name="T229" style:family="text">
      <style:text-properties style:font-name="Handwriting" fo:font-weight="bold" officeooo:rsid="03dd5166" style:font-weight-asian="bold" style:font-weight-complex="bold"/>
    </style:style>
    <style:style style:name="T230" style:family="text">
      <style:text-properties style:font-name="Handwriting" fo:font-weight="bold" officeooo:rsid="03df1cf4" style:font-weight-asian="bold" style:font-weight-complex="bold"/>
    </style:style>
    <style:style style:name="T231" style:family="text">
      <style:text-properties style:font-name="Handwriting" fo:font-weight="bold" officeooo:rsid="03dff1f9" style:font-weight-asian="bold" style:font-weight-complex="bold"/>
    </style:style>
    <style:style style:name="T232" style:family="text">
      <style:text-properties style:font-name="Handwriting" fo:font-weight="bold" officeooo:rsid="03e44da1" style:font-weight-asian="bold" style:font-weight-complex="bold"/>
    </style:style>
    <style:style style:name="T233" style:family="text">
      <style:text-properties style:font-name="Handwriting" fo:font-weight="bold" officeooo:rsid="03e5a123" style:font-weight-asian="bold" style:font-weight-complex="bold"/>
    </style:style>
    <style:style style:name="T234" style:family="text">
      <style:text-properties style:font-name="Handwriting" fo:font-weight="bold" officeooo:rsid="03e7265c" style:font-weight-asian="bold" style:font-weight-complex="bold"/>
    </style:style>
    <style:style style:name="T235" style:family="text">
      <style:text-properties style:font-name="Handwriting" fo:font-weight="bold" officeooo:rsid="03e8b4e4" style:font-weight-asian="bold" style:font-weight-complex="bold"/>
    </style:style>
    <style:style style:name="T236" style:family="text">
      <style:text-properties style:font-name="Handwriting" fo:font-weight="bold" officeooo:rsid="03ec1f49" style:font-weight-asian="bold" style:font-weight-complex="bold"/>
    </style:style>
    <style:style style:name="T237" style:family="text">
      <style:text-properties style:font-name="Handwriting" fo:font-weight="bold" officeooo:rsid="03ecedfe" style:font-weight-asian="bold" style:font-weight-complex="bold"/>
    </style:style>
    <style:style style:name="T238" style:family="text">
      <style:text-properties style:font-name="Handwriting" fo:font-weight="bold" officeooo:rsid="03fd4482" style:font-weight-asian="bold" style:font-weight-complex="bold"/>
    </style:style>
    <style:style style:name="T239" style:family="text">
      <style:text-properties style:font-name="Handwriting" fo:font-weight="bold" officeooo:rsid="03febd00" style:font-weight-asian="bold" style:font-weight-complex="bold"/>
    </style:style>
    <style:style style:name="T240" style:family="text">
      <style:text-properties style:font-name="Handwriting" fo:font-weight="bold" officeooo:rsid="03feccf9" style:font-weight-asian="bold" style:font-weight-complex="bold"/>
    </style:style>
    <style:style style:name="T241" style:family="text">
      <style:text-properties style:font-name="Handwriting" fo:font-weight="bold" officeooo:rsid="04002643" style:font-weight-asian="bold" style:font-weight-complex="bold"/>
    </style:style>
    <style:style style:name="T242" style:family="text">
      <style:text-properties style:font-name="Handwriting" fo:font-weight="bold" officeooo:rsid="040101b7" style:font-weight-asian="bold" style:font-weight-complex="bold"/>
    </style:style>
    <style:style style:name="T243" style:family="text">
      <style:text-properties style:font-name="Handwriting" fo:font-weight="bold" officeooo:rsid="040affd2" style:font-weight-asian="bold" style:font-weight-complex="bold"/>
    </style:style>
    <style:style style:name="T244" style:family="text">
      <style:text-properties style:font-name="Handwriting" fo:font-weight="bold" officeooo:rsid="040b3a2a" style:font-weight-asian="bold" style:font-weight-complex="bold"/>
    </style:style>
    <style:style style:name="T245" style:family="text">
      <style:text-properties style:font-name="Handwriting" fo:font-weight="bold" officeooo:rsid="0401f089" style:font-weight-asian="bold" style:font-weight-complex="bold"/>
    </style:style>
    <style:style style:name="T246" style:family="text">
      <style:text-properties style:font-name="Handwriting" fo:font-weight="bold" officeooo:rsid="0403d7de" style:font-weight-asian="bold" style:font-weight-complex="bold"/>
    </style:style>
    <style:style style:name="T247" style:family="text">
      <style:text-properties style:font-name="Handwriting" fo:font-weight="bold" officeooo:rsid="041aae0f" style:font-weight-asian="bold" style:font-weight-complex="bold"/>
    </style:style>
    <style:style style:name="T248" style:family="text">
      <style:text-properties style:font-name="Handwriting" fo:font-weight="bold" officeooo:rsid="0404ef32" style:font-weight-asian="bold" style:font-weight-complex="bold"/>
    </style:style>
    <style:style style:name="T249" style:family="text">
      <style:text-properties style:font-name="Handwriting" fo:font-weight="bold" officeooo:rsid="04063f11" style:font-weight-asian="bold" style:font-weight-complex="bold"/>
    </style:style>
    <style:style style:name="T250" style:family="text">
      <style:text-properties style:font-name="Handwriting" fo:font-weight="bold" officeooo:rsid="0406e1c8" style:font-weight-asian="bold" style:font-weight-complex="bold"/>
    </style:style>
    <style:style style:name="T251" style:family="text">
      <style:text-properties style:font-name="Handwriting" fo:font-weight="bold" officeooo:rsid="0407d32a" style:font-weight-asian="bold" style:font-weight-complex="bold"/>
    </style:style>
    <style:style style:name="T252" style:family="text">
      <style:text-properties style:font-name="Handwriting" fo:font-weight="bold" officeooo:rsid="041c79cc" style:font-weight-asian="bold" style:font-weight-complex="bold"/>
    </style:style>
    <style:style style:name="T253" style:family="text">
      <style:text-properties style:font-name="Handwriting" fo:font-weight="bold" officeooo:rsid="0434a4e7" style:font-weight-asian="bold" style:font-weight-complex="bold"/>
    </style:style>
    <style:style style:name="T254" style:family="text">
      <style:text-properties style:font-name="Handwriting" fo:font-weight="bold" officeooo:rsid="04398397" style:font-weight-asian="bold" style:font-weight-complex="bold"/>
    </style:style>
    <style:style style:name="T255" style:family="text">
      <style:text-properties style:font-name="Handwriting" fo:font-style="normal" fo:font-weight="normal" style:font-style-asian="normal" style:font-weight-asian="normal" style:font-style-complex="normal" style:font-weight-complex="normal"/>
    </style:style>
    <style:style style:name="T256" style:family="text">
      <style:text-properties style:font-name="Handwriting" fo:font-style="normal" fo:font-weight="normal" officeooo:rsid="005052f1" style:font-style-asian="normal" style:font-weight-asian="normal" style:font-style-complex="normal" style:font-weight-complex="normal"/>
    </style:style>
    <style:style style:name="T257" style:family="text">
      <style:text-properties style:font-name="Handwriting" fo:font-style="normal" fo:font-weight="normal" officeooo:rsid="005196e0" style:font-style-asian="normal" style:font-weight-asian="normal" style:font-style-complex="normal" style:font-weight-complex="normal"/>
    </style:style>
    <style:style style:name="T258" style:family="text">
      <style:text-properties style:font-name="Handwriting" fo:font-style="normal" fo:font-weight="normal" officeooo:rsid="00525551" style:font-style-asian="normal" style:font-weight-asian="normal" style:font-style-complex="normal" style:font-weight-complex="normal"/>
    </style:style>
    <style:style style:name="T259" style:family="text">
      <style:text-properties style:font-name="Handwriting" fo:font-style="normal" fo:font-weight="normal" officeooo:rsid="00538770" style:font-style-asian="normal" style:font-weight-asian="normal" style:font-style-complex="normal" style:font-weight-complex="normal"/>
    </style:style>
    <style:style style:name="T260" style:family="text">
      <style:text-properties style:font-name="Handwriting" fo:font-style="normal" fo:font-weight="normal" officeooo:rsid="005f5a51" style:font-style-asian="normal" style:font-weight-asian="normal" style:font-style-complex="normal" style:font-weight-complex="normal"/>
    </style:style>
    <style:style style:name="T261" style:family="text">
      <style:text-properties style:font-name="Handwriting" fo:font-style="normal" fo:font-weight="normal" officeooo:rsid="006077e2" style:font-style-asian="normal" style:font-weight-asian="normal" style:font-style-complex="normal" style:font-weight-complex="normal"/>
    </style:style>
    <style:style style:name="T262" style:family="text">
      <style:text-properties style:font-name="Handwriting" fo:font-style="normal" fo:font-weight="normal" officeooo:rsid="00625d6a" style:font-style-asian="normal" style:font-weight-asian="normal" style:font-style-complex="normal" style:font-weight-complex="normal"/>
    </style:style>
    <style:style style:name="T263" style:family="text">
      <style:text-properties style:font-name="Handwriting" fo:font-style="normal" fo:font-weight="normal" officeooo:rsid="006458c4" style:font-style-asian="normal" style:font-weight-asian="normal" style:font-style-complex="normal" style:font-weight-complex="normal"/>
    </style:style>
    <style:style style:name="T264" style:family="text">
      <style:text-properties style:font-name="Handwriting" fo:font-style="normal" fo:font-weight="normal" officeooo:rsid="0065c011" style:font-style-asian="normal" style:font-weight-asian="normal" style:font-style-complex="normal" style:font-weight-complex="normal"/>
    </style:style>
    <style:style style:name="T265" style:family="text">
      <style:text-properties style:font-name="Handwriting" fo:font-style="normal" fo:font-weight="normal" officeooo:rsid="0066d699" style:font-style-asian="normal" style:font-weight-asian="normal" style:font-style-complex="normal" style:font-weight-complex="normal"/>
    </style:style>
    <style:style style:name="T266" style:family="text">
      <style:text-properties style:font-name="Handwriting" fo:font-style="normal" fo:font-weight="normal" officeooo:rsid="006856a6" style:font-style-asian="normal" style:font-weight-asian="normal" style:font-style-complex="normal" style:font-weight-complex="normal"/>
    </style:style>
    <style:style style:name="T267" style:family="text">
      <style:text-properties style:font-name="Handwriting" fo:font-style="normal" fo:font-weight="normal" officeooo:rsid="006a101a" style:font-style-asian="normal" style:font-weight-asian="normal" style:font-style-complex="normal" style:font-weight-complex="normal"/>
    </style:style>
    <style:style style:name="T268" style:family="text">
      <style:text-properties style:font-name="Handwriting" fo:font-style="normal" fo:font-weight="normal" officeooo:rsid="006be29e" style:font-style-asian="normal" style:font-weight-asian="normal" style:font-style-complex="normal" style:font-weight-complex="normal"/>
    </style:style>
    <style:style style:name="T269" style:family="text">
      <style:text-properties style:font-name="Handwriting" fo:font-style="normal" fo:font-weight="normal" officeooo:rsid="006dc610" style:font-style-asian="normal" style:font-weight-asian="normal" style:font-style-complex="normal" style:font-weight-complex="normal"/>
    </style:style>
    <style:style style:name="T270" style:family="text">
      <style:text-properties style:font-name="Handwriting" fo:font-style="normal" fo:font-weight="normal" officeooo:rsid="006fbe9a" style:font-style-asian="normal" style:font-weight-asian="normal" style:font-style-complex="normal" style:font-weight-complex="normal"/>
    </style:style>
    <style:style style:name="T271" style:family="text">
      <style:text-properties style:font-name="Handwriting" fo:font-style="normal" fo:font-weight="normal" officeooo:rsid="006fbef0" style:font-style-asian="normal" style:font-weight-asian="normal" style:font-style-complex="normal" style:font-weight-complex="normal"/>
    </style:style>
    <style:style style:name="T272" style:family="text">
      <style:text-properties style:font-name="Handwriting" fo:font-style="normal" fo:font-weight="normal" officeooo:rsid="0072d38e" style:font-style-asian="normal" style:font-weight-asian="normal" style:font-style-complex="normal" style:font-weight-complex="normal"/>
    </style:style>
    <style:style style:name="T273" style:family="text">
      <style:text-properties style:font-name="Handwriting" fo:font-style="normal" fo:font-weight="normal" officeooo:rsid="00757947" style:font-style-asian="normal" style:font-weight-asian="normal" style:font-style-complex="normal" style:font-weight-complex="normal"/>
    </style:style>
    <style:style style:name="T274" style:family="text">
      <style:text-properties style:font-name="Handwriting" fo:font-style="normal" fo:font-weight="normal" officeooo:rsid="008ef1e8" style:font-style-asian="normal" style:font-weight-asian="normal" style:font-style-complex="normal" style:font-weight-complex="normal"/>
    </style:style>
    <style:style style:name="T275" style:family="text">
      <style:text-properties style:font-name="Handwriting" fo:font-style="normal" fo:font-weight="normal" officeooo:rsid="01c9c367" style:font-style-asian="normal" style:font-weight-asian="normal" style:font-style-complex="normal" style:font-weight-complex="normal"/>
    </style:style>
    <style:style style:name="T276" style:family="text">
      <style:text-properties style:font-name="Handwriting" fo:font-style="normal" fo:font-weight="normal" officeooo:rsid="01cb65a4" style:font-style-asian="normal" style:font-weight-asian="normal" style:font-style-complex="normal" style:font-weight-complex="normal"/>
    </style:style>
    <style:style style:name="T277" style:family="text">
      <style:text-properties style:font-name="Handwriting" fo:font-style="normal" fo:font-weight="normal" officeooo:rsid="01cd08e1" style:font-style-asian="normal" style:font-weight-asian="normal" style:font-style-complex="normal" style:font-weight-complex="normal"/>
    </style:style>
    <style:style style:name="T278" style:family="text">
      <style:text-properties style:font-name="Handwriting" fo:font-style="normal" fo:font-weight="normal" officeooo:rsid="01e066b8" style:font-style-asian="normal" style:font-weight-asian="normal" style:font-style-complex="normal" style:font-weight-complex="normal"/>
    </style:style>
    <style:style style:name="T279" style:family="text">
      <style:text-properties style:font-name="Handwriting" fo:font-style="normal" fo:font-weight="normal" officeooo:rsid="01e10f23" style:font-style-asian="normal" style:font-weight-asian="normal" style:font-style-complex="normal" style:font-weight-complex="normal"/>
    </style:style>
    <style:style style:name="T280" style:family="text">
      <style:text-properties style:font-name="Handwriting" fo:font-style="normal" fo:font-weight="normal" officeooo:rsid="01e11b54" style:font-style-asian="normal" style:font-weight-asian="normal" style:font-style-complex="normal" style:font-weight-complex="normal"/>
    </style:style>
    <style:style style:name="T281" style:family="text">
      <style:text-properties style:font-name="Handwriting" fo:font-style="normal" fo:font-weight="normal" officeooo:rsid="01e419dd" style:font-style-asian="normal" style:font-weight-asian="normal" style:font-style-complex="normal" style:font-weight-complex="normal"/>
    </style:style>
    <style:style style:name="T282" style:family="text">
      <style:text-properties style:font-name="Handwriting" fo:font-style="normal" fo:font-weight="normal" officeooo:rsid="01e268bc" style:font-style-asian="normal" style:font-weight-asian="normal" style:font-style-complex="normal" style:font-weight-complex="normal"/>
    </style:style>
    <style:style style:name="T283" style:family="text">
      <style:text-properties style:font-name="Handwriting" fo:font-style="normal" fo:font-weight="normal" officeooo:rsid="01e43bb3" style:font-style-asian="normal" style:font-weight-asian="normal" style:font-style-complex="normal" style:font-weight-complex="normal"/>
    </style:style>
    <style:style style:name="T284" style:family="text">
      <style:text-properties style:font-name="Handwriting" fo:font-style="normal" fo:font-weight="normal" officeooo:rsid="01e6c1cf" style:font-style-asian="normal" style:font-weight-asian="normal" style:font-style-complex="normal" style:font-weight-complex="normal"/>
    </style:style>
    <style:style style:name="T285" style:family="text">
      <style:text-properties style:font-name="Handwriting" fo:font-style="normal" fo:font-weight="normal" officeooo:rsid="01e9a581" style:font-style-asian="normal" style:font-weight-asian="normal" style:font-style-complex="normal" style:font-weight-complex="normal"/>
    </style:style>
    <style:style style:name="T286" style:family="text">
      <style:text-properties style:font-name="Handwriting" fo:font-style="normal" fo:font-weight="normal" officeooo:rsid="01eb6808" style:font-style-asian="normal" style:font-weight-asian="normal" style:font-style-complex="normal" style:font-weight-complex="normal"/>
    </style:style>
    <style:style style:name="T287" style:family="text">
      <style:text-properties style:font-name="Handwriting" fo:font-style="normal" fo:font-weight="normal" officeooo:rsid="02051f57" style:font-style-asian="normal" style:font-weight-asian="normal" style:font-style-complex="normal" style:font-weight-complex="normal"/>
    </style:style>
    <style:style style:name="T288" style:family="text">
      <style:text-properties style:font-name="Handwriting" fo:font-style="normal" fo:font-weight="normal" officeooo:rsid="0263c3a9" style:font-style-asian="normal" style:font-weight-asian="normal" style:font-style-complex="normal" style:font-weight-complex="normal"/>
    </style:style>
    <style:style style:name="T289" style:family="text">
      <style:text-properties style:font-name="Handwriting" fo:font-style="normal" fo:font-weight="normal" officeooo:rsid="02643908" style:font-style-asian="normal" style:font-weight-asian="normal" style:font-style-complex="normal" style:font-weight-complex="normal"/>
    </style:style>
    <style:style style:name="T290" style:family="text">
      <style:text-properties style:font-name="Handwriting" fo:font-style="normal" fo:font-weight="normal" officeooo:rsid="0264f635" style:font-style-asian="normal" style:font-weight-asian="normal" style:font-style-complex="normal" style:font-weight-complex="normal"/>
    </style:style>
    <style:style style:name="T291" style:family="text">
      <style:text-properties style:font-name="Handwriting" fo:font-style="normal" fo:font-weight="normal" officeooo:rsid="025b6088" style:font-style-asian="normal" style:font-weight-asian="normal" style:font-style-complex="normal" style:font-weight-complex="normal"/>
    </style:style>
    <style:style style:name="T292" style:family="text">
      <style:text-properties style:font-name="Handwriting" fo:font-style="normal" fo:font-weight="normal" officeooo:rsid="025cd0ba" style:font-style-asian="normal" style:font-weight-asian="normal" style:font-style-complex="normal" style:font-weight-complex="normal"/>
    </style:style>
    <style:style style:name="T293" style:family="text">
      <style:text-properties style:font-name="Handwriting" fo:font-style="normal" fo:font-weight="normal" officeooo:rsid="025e1569" style:font-style-asian="normal" style:font-weight-asian="normal" style:font-style-complex="normal" style:font-weight-complex="normal"/>
    </style:style>
    <style:style style:name="T294" style:family="text">
      <style:text-properties style:font-name="Handwriting" fo:font-style="normal" fo:font-weight="normal" officeooo:rsid="02657be5" style:font-style-asian="normal" style:font-weight-asian="normal" style:font-style-complex="normal" style:font-weight-complex="normal"/>
    </style:style>
    <style:style style:name="T295" style:family="text">
      <style:text-properties style:font-name="Handwriting" fo:font-style="normal" fo:font-weight="normal" officeooo:rsid="02674ba3" style:font-style-asian="normal" style:font-weight-asian="normal" style:font-style-complex="normal" style:font-weight-complex="normal"/>
    </style:style>
    <style:style style:name="T296" style:family="text">
      <style:text-properties style:font-name="Handwriting" fo:font-style="normal" fo:font-weight="normal" officeooo:rsid="0269e397" style:font-style-asian="normal" style:font-weight-asian="normal" style:font-style-complex="normal" style:font-weight-complex="normal"/>
    </style:style>
    <style:style style:name="T297" style:family="text">
      <style:text-properties style:font-name="Handwriting" fo:font-style="normal" fo:font-weight="normal" officeooo:rsid="025323ec" style:font-style-asian="normal" style:font-weight-asian="normal" style:font-style-complex="normal" style:font-weight-complex="normal"/>
    </style:style>
    <style:style style:name="T298" style:family="text">
      <style:text-properties style:font-name="Handwriting" fo:font-style="normal" fo:font-weight="normal" officeooo:rsid="026a077b" style:font-style-asian="normal" style:font-weight-asian="normal" style:font-style-complex="normal" style:font-weight-complex="normal"/>
    </style:style>
    <style:style style:name="T299" style:family="text">
      <style:text-properties style:font-name="Handwriting" fo:font-style="normal" fo:font-weight="normal" officeooo:rsid="026c4b17" style:font-style-asian="normal" style:font-weight-asian="normal" style:font-style-complex="normal" style:font-weight-complex="normal"/>
    </style:style>
    <style:style style:name="T300" style:family="text">
      <style:text-properties style:font-name="Handwriting" fo:font-style="normal" fo:font-weight="normal" officeooo:rsid="026e11bc" style:font-style-asian="normal" style:font-weight-asian="normal" style:font-style-complex="normal" style:font-weight-complex="normal"/>
    </style:style>
    <style:style style:name="T301" style:family="text">
      <style:text-properties style:font-name="Handwriting" fo:font-style="normal" fo:font-weight="normal" officeooo:rsid="0271e9d5" style:font-style-asian="normal" style:font-weight-asian="normal" style:font-style-complex="normal" style:font-weight-complex="normal"/>
    </style:style>
    <style:style style:name="T302" style:family="text">
      <style:text-properties style:font-name="Handwriting" fo:font-style="normal" fo:font-weight="normal" officeooo:rsid="0272a6a9" style:font-style-asian="normal" style:font-weight-asian="normal" style:font-style-complex="normal" style:font-weight-complex="normal"/>
    </style:style>
    <style:style style:name="T303" style:family="text">
      <style:text-properties style:font-name="Handwriting" fo:font-style="normal" fo:font-weight="normal" officeooo:rsid="027473bd" style:font-style-asian="normal" style:font-weight-asian="normal" style:font-style-complex="normal" style:font-weight-complex="normal"/>
    </style:style>
    <style:style style:name="T304" style:family="text">
      <style:text-properties style:font-name="Handwriting" fo:font-style="normal" fo:font-weight="normal" officeooo:rsid="0274ab43" style:font-style-asian="normal" style:font-weight-asian="normal" style:font-style-complex="normal" style:font-weight-complex="normal"/>
    </style:style>
    <style:style style:name="T305" style:family="text">
      <style:text-properties style:font-name="Handwriting" fo:font-style="normal" fo:font-weight="normal" officeooo:rsid="02757a43" style:font-style-asian="normal" style:font-weight-asian="normal" style:font-style-complex="normal" style:font-weight-complex="normal"/>
    </style:style>
    <style:style style:name="T306" style:family="text">
      <style:text-properties style:font-name="Handwriting" fo:font-style="normal" fo:font-weight="normal" officeooo:rsid="0279c55c" style:font-style-asian="normal" style:font-weight-asian="normal" style:font-style-complex="normal" style:font-weight-complex="normal"/>
    </style:style>
    <style:style style:name="T307" style:family="text">
      <style:text-properties style:font-name="Handwriting" fo:font-style="normal" fo:font-weight="normal" officeooo:rsid="027fd9c2" style:font-style-asian="normal" style:font-weight-asian="normal" style:font-style-complex="normal" style:font-weight-complex="normal"/>
    </style:style>
    <style:style style:name="T308" style:family="text">
      <style:text-properties style:font-name="Handwriting" fo:font-style="normal" fo:font-weight="normal" officeooo:rsid="027f3f2e" style:font-style-asian="normal" style:font-weight-asian="normal" style:font-style-complex="normal" style:font-weight-complex="normal"/>
    </style:style>
    <style:style style:name="T309" style:family="text">
      <style:text-properties style:font-name="Handwriting" fo:font-style="normal" fo:font-weight="normal" officeooo:rsid="028059d7" style:font-style-asian="normal" style:font-weight-asian="normal" style:font-style-complex="normal" style:font-weight-complex="normal"/>
    </style:style>
    <style:style style:name="T310" style:family="text">
      <style:text-properties style:font-name="Handwriting" fo:font-style="normal" fo:font-weight="normal" officeooo:rsid="0281e8d6" style:font-style-asian="normal" style:font-weight-asian="normal" style:font-style-complex="normal" style:font-weight-complex="normal"/>
    </style:style>
    <style:style style:name="T311" style:family="text">
      <style:text-properties style:font-name="Handwriting" fo:font-style="normal" fo:font-weight="normal" officeooo:rsid="028712a5" style:font-style-asian="normal" style:font-weight-asian="normal" style:font-style-complex="normal" style:font-weight-complex="normal"/>
    </style:style>
    <style:style style:name="T312" style:family="text">
      <style:text-properties style:font-name="Handwriting" fo:font-style="normal" fo:font-weight="normal" officeooo:rsid="028863a3" style:font-style-asian="normal" style:font-weight-asian="normal" style:font-style-complex="normal" style:font-weight-complex="normal"/>
    </style:style>
    <style:style style:name="T313" style:family="text">
      <style:text-properties style:font-name="Handwriting" fo:font-style="normal" fo:font-weight="normal" officeooo:rsid="028c08a2" style:font-style-asian="normal" style:font-weight-asian="normal" style:font-style-complex="normal" style:font-weight-complex="normal"/>
    </style:style>
    <style:style style:name="T314" style:family="text">
      <style:text-properties style:font-name="Handwriting" fo:font-style="normal" fo:font-weight="normal" officeooo:rsid="028c5ba9" style:font-style-asian="normal" style:font-weight-asian="normal" style:font-style-complex="normal" style:font-weight-complex="normal"/>
    </style:style>
    <style:style style:name="T315" style:family="text">
      <style:text-properties style:font-name="Handwriting" fo:font-style="normal" fo:font-weight="normal" officeooo:rsid="028dafa9" style:font-style-asian="normal" style:font-weight-asian="normal" style:font-style-complex="normal" style:font-weight-complex="normal"/>
    </style:style>
    <style:style style:name="T316" style:family="text">
      <style:text-properties style:font-name="Handwriting" fo:font-style="normal" fo:font-weight="normal" officeooo:rsid="028f5a03" style:font-style-asian="normal" style:font-weight-asian="normal" style:font-style-complex="normal" style:font-weight-complex="normal"/>
    </style:style>
    <style:style style:name="T317" style:family="text">
      <style:text-properties style:font-name="Handwriting" fo:font-style="normal" fo:font-weight="normal" officeooo:rsid="028fe7fe" style:font-style-asian="normal" style:font-weight-asian="normal" style:font-style-complex="normal" style:font-weight-complex="normal"/>
    </style:style>
    <style:style style:name="T318" style:family="text">
      <style:text-properties style:font-name="Handwriting" fo:font-style="normal" fo:font-weight="normal" officeooo:rsid="02912cef" style:font-style-asian="normal" style:font-weight-asian="normal" style:font-style-complex="normal" style:font-weight-complex="normal"/>
    </style:style>
    <style:style style:name="T319" style:family="text">
      <style:text-properties style:font-name="Handwriting" fo:font-style="normal" fo:font-weight="normal" officeooo:rsid="0292226d" style:font-style-asian="normal" style:font-weight-asian="normal" style:font-style-complex="normal" style:font-weight-complex="normal"/>
    </style:style>
    <style:style style:name="T320" style:family="text">
      <style:text-properties style:font-name="Handwriting" fo:font-style="normal" fo:font-weight="normal" officeooo:rsid="02931a45" style:font-style-asian="normal" style:font-weight-asian="normal" style:font-style-complex="normal" style:font-weight-complex="normal"/>
    </style:style>
    <style:style style:name="T321" style:family="text">
      <style:text-properties style:font-name="Handwriting" fo:font-style="normal" fo:font-weight="normal" officeooo:rsid="0294fc31" style:font-style-asian="normal" style:font-weight-asian="normal" style:font-style-complex="normal" style:font-weight-complex="normal"/>
    </style:style>
    <style:style style:name="T322" style:family="text">
      <style:text-properties style:font-name="Handwriting" fo:font-style="normal" fo:font-weight="normal" officeooo:rsid="02972034" style:font-style-asian="normal" style:font-weight-asian="normal" style:font-style-complex="normal" style:font-weight-complex="normal"/>
    </style:style>
    <style:style style:name="T323" style:family="text">
      <style:text-properties style:font-name="Handwriting" fo:font-style="normal" fo:font-weight="normal" officeooo:rsid="02975789" style:font-style-asian="normal" style:font-weight-asian="normal" style:font-style-complex="normal" style:font-weight-complex="normal"/>
    </style:style>
    <style:style style:name="T324" style:family="text">
      <style:text-properties style:font-name="Handwriting" fo:font-style="normal" fo:font-weight="normal" officeooo:rsid="0298b412" style:font-style-asian="normal" style:font-weight-asian="normal" style:font-style-complex="normal" style:font-weight-complex="normal"/>
    </style:style>
    <style:style style:name="T325" style:family="text">
      <style:text-properties style:font-name="Handwriting" fo:font-style="normal" fo:font-weight="normal" officeooo:rsid="029b10e1" style:font-style-asian="normal" style:font-weight-asian="normal" style:font-style-complex="normal" style:font-weight-complex="normal"/>
    </style:style>
    <style:style style:name="T326" style:family="text">
      <style:text-properties style:font-name="Handwriting" fo:font-style="normal" fo:font-weight="normal" officeooo:rsid="029cfa0b" style:font-style-asian="normal" style:font-weight-asian="normal" style:font-style-complex="normal" style:font-weight-complex="normal"/>
    </style:style>
    <style:style style:name="T327" style:family="text">
      <style:text-properties style:font-name="Handwriting" fo:font-style="normal" fo:font-weight="normal" officeooo:rsid="029d45c9" style:font-style-asian="normal" style:font-weight-asian="normal" style:font-style-complex="normal" style:font-weight-complex="normal"/>
    </style:style>
    <style:style style:name="T328" style:family="text">
      <style:text-properties style:font-name="Handwriting" fo:font-style="normal" fo:font-weight="normal" officeooo:rsid="029de3c4" style:font-style-asian="normal" style:font-weight-asian="normal" style:font-style-complex="normal" style:font-weight-complex="normal"/>
    </style:style>
    <style:style style:name="T329" style:family="text">
      <style:text-properties style:font-name="Handwriting" fo:font-style="normal" fo:font-weight="normal" officeooo:rsid="029f9452" style:font-style-asian="normal" style:font-weight-asian="normal" style:font-style-complex="normal" style:font-weight-complex="normal"/>
    </style:style>
    <style:style style:name="T330" style:family="text">
      <style:text-properties style:font-name="Handwriting" fo:font-style="normal" fo:font-weight="normal" officeooo:rsid="02a0ff7b" style:font-style-asian="normal" style:font-weight-asian="normal" style:font-style-complex="normal" style:font-weight-complex="normal"/>
    </style:style>
    <style:style style:name="T331" style:family="text">
      <style:text-properties style:font-name="Handwriting" fo:font-style="normal" fo:font-weight="normal" officeooo:rsid="02a14a4a" style:font-style-asian="normal" style:font-weight-asian="normal" style:font-style-complex="normal" style:font-weight-complex="normal"/>
    </style:style>
    <style:style style:name="T332" style:family="text">
      <style:text-properties style:font-name="Handwriting" fo:font-style="normal" fo:font-weight="normal" officeooo:rsid="02a1f48e" style:font-style-asian="normal" style:font-weight-asian="normal" style:font-style-complex="normal" style:font-weight-complex="normal"/>
    </style:style>
    <style:style style:name="T333" style:family="text">
      <style:text-properties style:font-name="Handwriting" fo:font-style="normal" fo:font-weight="normal" officeooo:rsid="02a39ffe" style:font-style-asian="normal" style:font-weight-asian="normal" style:font-style-complex="normal" style:font-weight-complex="normal"/>
    </style:style>
    <style:style style:name="T334" style:family="text">
      <style:text-properties style:font-name="Handwriting" fo:font-style="normal" fo:font-weight="normal" officeooo:rsid="02a621ff" style:font-style-asian="normal" style:font-weight-asian="normal" style:font-style-complex="normal" style:font-weight-complex="normal"/>
    </style:style>
    <style:style style:name="T335" style:family="text">
      <style:text-properties style:font-name="Handwriting" fo:font-style="normal" fo:font-weight="normal" officeooo:rsid="02a7fa86" style:font-style-asian="normal" style:font-weight-asian="normal" style:font-style-complex="normal" style:font-weight-complex="normal"/>
    </style:style>
    <style:style style:name="T336" style:family="text">
      <style:text-properties style:font-name="Handwriting" fo:font-style="normal" fo:font-weight="normal" officeooo:rsid="02d507c5" style:font-style-asian="normal" style:font-weight-asian="normal" style:font-style-complex="normal" style:font-weight-complex="normal"/>
    </style:style>
    <style:style style:name="T337" style:family="text">
      <style:text-properties style:font-name="Handwriting" fo:font-style="normal" fo:font-weight="normal" officeooo:rsid="02d53792" style:font-style-asian="normal" style:font-weight-asian="normal" style:font-style-complex="normal" style:font-weight-complex="normal"/>
    </style:style>
    <style:style style:name="T338" style:family="text">
      <style:text-properties style:font-name="Handwriting" fo:font-style="normal" fo:font-weight="normal" officeooo:rsid="02d74269" style:font-style-asian="normal" style:font-weight-asian="normal" style:font-style-complex="normal" style:font-weight-complex="normal"/>
    </style:style>
    <style:style style:name="T339" style:family="text">
      <style:text-properties style:font-name="Handwriting" fo:font-style="normal" fo:font-weight="normal" officeooo:rsid="02d89cbc" style:font-style-asian="normal" style:font-weight-asian="normal" style:font-style-complex="normal" style:font-weight-complex="normal"/>
    </style:style>
    <style:style style:name="T340" style:family="text">
      <style:text-properties style:font-name="Handwriting" fo:font-style="normal" fo:font-weight="normal" officeooo:rsid="02dac0f8" style:font-style-asian="normal" style:font-weight-asian="normal" style:font-style-complex="normal" style:font-weight-complex="normal"/>
    </style:style>
    <style:style style:name="T341" style:family="text">
      <style:text-properties style:font-name="Handwriting" fo:font-style="normal" fo:font-weight="normal" officeooo:rsid="02dbc3da" style:font-style-asian="normal" style:font-weight-asian="normal" style:font-style-complex="normal" style:font-weight-complex="normal"/>
    </style:style>
    <style:style style:name="T342" style:family="text">
      <style:text-properties style:font-name="Handwriting" fo:font-style="normal" fo:font-weight="normal" officeooo:rsid="02ddf288" style:font-style-asian="normal" style:font-weight-asian="normal" style:font-style-complex="normal" style:font-weight-complex="normal"/>
    </style:style>
    <style:style style:name="T343" style:family="text">
      <style:text-properties style:font-name="Handwriting" fo:font-style="normal" fo:font-weight="normal" officeooo:rsid="02de00eb" style:font-style-asian="normal" style:font-weight-asian="normal" style:font-style-complex="normal" style:font-weight-complex="normal"/>
    </style:style>
    <style:style style:name="T344" style:family="text">
      <style:text-properties style:font-name="Handwriting" fo:font-style="normal" fo:font-weight="normal" officeooo:rsid="02de843d" style:font-style-asian="normal" style:font-weight-asian="normal" style:font-style-complex="normal" style:font-weight-complex="normal"/>
    </style:style>
    <style:style style:name="T345" style:family="text">
      <style:text-properties style:font-name="Handwriting" fo:font-style="normal" fo:font-weight="normal" officeooo:rsid="02e52990" style:font-style-asian="normal" style:font-weight-asian="normal" style:font-style-complex="normal" style:font-weight-complex="normal"/>
    </style:style>
    <style:style style:name="T346" style:family="text">
      <style:text-properties style:font-name="Handwriting" fo:font-style="normal" fo:font-weight="normal" officeooo:rsid="02e6f723" style:font-style-asian="normal" style:font-weight-asian="normal" style:font-style-complex="normal" style:font-weight-complex="normal"/>
    </style:style>
    <style:style style:name="T347" style:family="text">
      <style:text-properties style:font-name="Handwriting" fo:font-style="normal" fo:font-weight="normal" officeooo:rsid="02e93e43" style:font-style-asian="normal" style:font-weight-asian="normal" style:font-style-complex="normal" style:font-weight-complex="normal"/>
    </style:style>
    <style:style style:name="T348" style:family="text">
      <style:text-properties style:font-name="Handwriting" fo:font-style="normal" fo:font-weight="normal" officeooo:rsid="02eb39f2" style:font-style-asian="normal" style:font-weight-asian="normal" style:font-style-complex="normal" style:font-weight-complex="normal"/>
    </style:style>
    <style:style style:name="T349" style:family="text">
      <style:text-properties style:font-name="Handwriting" fo:font-style="normal" fo:font-weight="normal" officeooo:rsid="02ebdf3c" style:font-style-asian="normal" style:font-weight-asian="normal" style:font-style-complex="normal" style:font-weight-complex="normal"/>
    </style:style>
    <style:style style:name="T350" style:family="text">
      <style:text-properties style:font-name="Handwriting" fo:font-style="normal" fo:font-weight="normal" officeooo:rsid="02ec1b5a" style:font-style-asian="normal" style:font-weight-asian="normal" style:font-style-complex="normal" style:font-weight-complex="normal"/>
    </style:style>
    <style:style style:name="T351" style:family="text">
      <style:text-properties style:font-name="Handwriting" fo:font-style="normal" fo:font-weight="normal" officeooo:rsid="02efc4cf" style:font-style-asian="normal" style:font-weight-asian="normal" style:font-style-complex="normal" style:font-weight-complex="normal"/>
    </style:style>
    <style:style style:name="T352" style:family="text">
      <style:text-properties style:font-name="Handwriting" fo:font-style="normal" fo:font-weight="normal" officeooo:rsid="0160d263" style:font-style-asian="normal" style:font-weight-asian="normal" style:font-style-complex="normal" style:font-weight-complex="normal"/>
    </style:style>
    <style:style style:name="T353" style:family="text">
      <style:text-properties style:font-name="Handwriting" fo:font-style="normal" fo:font-weight="normal" officeooo:rsid="016a82b3" style:font-style-asian="normal" style:font-weight-asian="normal" style:font-style-complex="normal" style:font-weight-complex="normal"/>
    </style:style>
    <style:style style:name="T354" style:family="text">
      <style:text-properties style:font-name="Handwriting" fo:font-style="normal" fo:font-weight="normal" officeooo:rsid="01645bc5" style:font-style-asian="normal" style:font-weight-asian="normal" style:font-style-complex="normal" style:font-weight-complex="normal"/>
    </style:style>
    <style:style style:name="T355" style:family="text">
      <style:text-properties style:font-name="Handwriting" fo:font-style="normal" fo:font-weight="normal" officeooo:rsid="01667f96" style:font-style-asian="normal" style:font-weight-asian="normal" style:font-style-complex="normal" style:font-weight-complex="normal"/>
    </style:style>
    <style:style style:name="T356" style:family="text">
      <style:text-properties style:font-name="Handwriting" fo:font-style="normal" fo:font-weight="normal" officeooo:rsid="016c570f" style:font-style-asian="normal" style:font-weight-asian="normal" style:font-style-complex="normal" style:font-weight-complex="normal"/>
    </style:style>
    <style:style style:name="T357" style:family="text">
      <style:text-properties style:font-name="Handwriting" fo:font-style="normal" fo:font-weight="normal" officeooo:rsid="016e0828" style:font-style-asian="normal" style:font-weight-asian="normal" style:font-style-complex="normal" style:font-weight-complex="normal"/>
    </style:style>
    <style:style style:name="T358" style:family="text">
      <style:text-properties style:font-name="Handwriting" fo:font-style="normal" fo:font-weight="normal" officeooo:rsid="02f00cb9" style:font-style-asian="normal" style:font-weight-asian="normal" style:font-style-complex="normal" style:font-weight-complex="normal"/>
    </style:style>
    <style:style style:name="T359" style:family="text">
      <style:text-properties style:font-name="Handwriting" fo:font-style="normal" fo:font-weight="normal" officeooo:rsid="02ec20ab" style:font-style-asian="normal" style:font-weight-asian="normal" style:font-style-complex="normal" style:font-weight-complex="normal"/>
    </style:style>
    <style:style style:name="T360" style:family="text">
      <style:text-properties style:font-name="Handwriting" fo:font-style="normal" fo:font-weight="normal" officeooo:rsid="02ecd9a3" style:font-style-asian="normal" style:font-weight-asian="normal" style:font-style-complex="normal" style:font-weight-complex="normal"/>
    </style:style>
    <style:style style:name="T361" style:family="text">
      <style:text-properties style:font-name="Handwriting" fo:font-style="normal" fo:font-weight="normal" officeooo:rsid="02ed1a2d" style:font-style-asian="normal" style:font-weight-asian="normal" style:font-style-complex="normal" style:font-weight-complex="normal"/>
    </style:style>
    <style:style style:name="T362" style:family="text">
      <style:text-properties style:font-name="Handwriting" fo:font-style="normal" fo:font-weight="normal" officeooo:rsid="02ee65d5" style:font-style-asian="normal" style:font-weight-asian="normal" style:font-style-complex="normal" style:font-weight-complex="normal"/>
    </style:style>
    <style:style style:name="T363" style:family="text">
      <style:text-properties style:font-name="Handwriting" fo:font-style="normal" fo:font-weight="normal" officeooo:rsid="0341f2f4" style:font-style-asian="normal" style:font-weight-asian="normal" style:font-style-complex="normal" style:font-weight-complex="normal"/>
    </style:style>
    <style:style style:name="T364" style:family="text">
      <style:text-properties style:font-name="Handwriting" fo:font-style="normal" fo:font-weight="normal" officeooo:rsid="02a53881" style:font-style-asian="normal" style:font-weight-asian="normal" style:font-style-complex="normal" style:font-weight-complex="normal"/>
    </style:style>
    <style:style style:name="T365" style:family="text">
      <style:text-properties style:font-name="Handwriting" fo:font-style="normal" fo:font-weight="bold" officeooo:rsid="0384c078" style:font-style-asian="normal" style:font-weight-asian="bold" style:font-style-complex="normal" style:font-weight-complex="bold"/>
    </style:style>
    <style:style style:name="T366" style:family="text">
      <style:text-properties style:font-name="Handwriting" fo:font-style="normal" fo:font-weight="bold" officeooo:rsid="03df1cf4" style:font-style-asian="normal" style:font-weight-asian="bold" style:font-style-complex="normal" style:font-weight-complex="bold"/>
    </style:style>
    <style:style style:name="T367" style:family="text">
      <style:text-properties style:font-name="Handwriting" fo:font-style="normal" fo:font-weight="bold" officeooo:rsid="03ec1f49" style:font-style-asian="normal" style:font-weight-asian="bold" style:font-style-complex="normal" style:font-weight-complex="bold"/>
    </style:style>
    <style:style style:name="T368" style:family="text">
      <style:text-properties style:font-name="Handwriting" fo:font-style="normal" fo:font-weight="bold" officeooo:rsid="03dff1f9" style:font-style-asian="normal" style:font-weight-asian="bold" style:font-style-complex="normal" style:font-weight-complex="bold"/>
    </style:style>
    <style:style style:name="T369" style:family="text">
      <style:text-properties style:font-name="Handwriting" fo:font-style="normal" fo:font-weight="bold" officeooo:rsid="03e7265c" style:font-style-asian="normal" style:font-weight-asian="bold" style:font-style-complex="normal" style:font-weight-complex="bold"/>
    </style:style>
    <style:style style:name="T370" style:family="text">
      <style:text-properties style:font-name="Handwriting" fo:font-style="normal" fo:font-weight="bold" officeooo:rsid="03fbf4f6" style:font-style-asian="normal" style:font-weight-asian="bold" style:font-style-complex="normal" style:font-weight-complex="bold"/>
    </style:style>
    <style:style style:name="T371" style:family="text">
      <style:text-properties style:font-name="Handwriting" fo:font-style="normal" fo:font-weight="bold" officeooo:rsid="040d0844" style:font-style-asian="normal" style:font-weight-asian="bold" style:font-style-complex="normal" style:font-weight-complex="bold"/>
    </style:style>
    <style:style style:name="T372" style:family="text">
      <style:text-properties style:font-name="Handwriting" fo:font-style="normal" fo:font-weight="bold" officeooo:rsid="04134018" style:font-style-asian="normal" style:font-weight-asian="bold" style:font-style-complex="normal" style:font-weight-complex="bold"/>
    </style:style>
    <style:style style:name="T373" style:family="text">
      <style:text-properties style:font-name="Handwriting" fo:font-style="normal" fo:font-weight="bold" officeooo:rsid="04143085" style:font-style-asian="normal" style:font-weight-asian="bold" style:font-style-complex="normal" style:font-weight-complex="bold"/>
    </style:style>
    <style:style style:name="T374" style:family="text">
      <style:text-properties style:font-name="Handwriting" fo:font-style="normal" fo:font-weight="bold" officeooo:rsid="0415a4cb" style:font-style-asian="normal" style:font-weight-asian="bold" style:font-style-complex="normal" style:font-weight-complex="bold"/>
    </style:style>
    <style:style style:name="T375" style:family="text">
      <style:text-properties style:font-name="Handwriting" fo:font-style="normal" fo:font-weight="bold" officeooo:rsid="041897dc" style:font-style-asian="normal" style:font-weight-asian="bold" style:font-style-complex="normal" style:font-weight-complex="bold"/>
    </style:style>
    <style:style style:name="T376" style:family="text">
      <style:text-properties style:font-name="Handwriting" fo:font-style="normal" fo:font-weight="bold" officeooo:rsid="04189bd4" style:font-style-asian="normal" style:font-weight-asian="bold" style:font-style-complex="normal" style:font-weight-complex="bold"/>
    </style:style>
    <style:style style:name="T377" style:family="text">
      <style:text-properties style:font-name="Handwriting" fo:font-style="normal" fo:font-weight="bold" officeooo:rsid="04197826" style:font-style-asian="normal" style:font-weight-asian="bold" style:font-style-complex="normal" style:font-weight-complex="bold"/>
    </style:style>
    <style:style style:name="T378" style:family="text">
      <style:text-properties style:font-name="Handwriting" fo:font-style="normal" fo:font-weight="bold" officeooo:rsid="041c879e" style:font-style-asian="normal" style:font-weight-asian="bold" style:font-style-complex="normal" style:font-weight-complex="bold"/>
    </style:style>
    <style:style style:name="T379" style:family="text">
      <style:text-properties style:font-name="Handwriting" fo:font-style="normal" fo:font-weight="bold" officeooo:rsid="041dd740" style:font-style-asian="normal" style:font-weight-asian="bold" style:font-style-complex="normal" style:font-weight-complex="bold"/>
    </style:style>
    <style:style style:name="T380" style:family="text">
      <style:text-properties style:font-name="Handwriting" fo:font-style="normal" fo:font-weight="bold" officeooo:rsid="0420bca6" style:font-style-asian="normal" style:font-weight-asian="bold" style:font-style-complex="normal" style:font-weight-complex="bold"/>
    </style:style>
    <style:style style:name="T381" style:family="text">
      <style:text-properties style:font-name="Handwriting" fo:font-style="normal" fo:font-weight="bold" officeooo:rsid="0421ada8" style:font-style-asian="normal" style:font-weight-asian="bold" style:font-style-complex="normal" style:font-weight-complex="bold"/>
    </style:style>
    <style:style style:name="T382" style:family="text">
      <style:text-properties style:font-name="Handwriting" fo:font-style="normal" fo:font-weight="bold" officeooo:rsid="042cc4b6" style:font-style-asian="normal" style:font-weight-asian="bold" style:font-style-complex="normal" style:font-weight-complex="bold"/>
    </style:style>
    <style:style style:name="T383" style:family="text">
      <style:text-properties style:font-name="Handwriting" fo:font-style="normal" fo:font-weight="bold" officeooo:rsid="042d7b0a" style:font-style-asian="normal" style:font-weight-asian="bold" style:font-style-complex="normal" style:font-weight-complex="bold"/>
    </style:style>
    <style:style style:name="T384" style:family="text">
      <style:text-properties style:font-name="Handwriting" fo:font-style="normal" fo:font-weight="bold" officeooo:rsid="042f5498" style:font-style-asian="normal" style:font-weight-asian="bold" style:font-style-complex="normal" style:font-weight-complex="bold"/>
    </style:style>
    <style:style style:name="T385" style:family="text">
      <style:text-properties style:font-name="Handwriting" fo:font-style="normal" officeooo:rsid="0384c078" style:font-style-asian="normal" style:font-style-complex="normal"/>
    </style:style>
    <style:style style:name="T386" style:family="text">
      <style:text-properties style:font-name="Handwriting" fo:font-style="normal" officeooo:rsid="038627c2" style:font-style-asian="normal" style:font-style-complex="normal"/>
    </style:style>
    <style:style style:name="T387" style:family="text">
      <style:text-properties style:font-name="Handwriting" fo:font-style="normal" officeooo:rsid="03888acc" style:font-style-asian="normal" style:font-style-complex="normal"/>
    </style:style>
    <style:style style:name="T388" style:family="text">
      <style:text-properties style:font-name="Handwriting" fo:font-style="normal" officeooo:rsid="038a4673" style:font-style-asian="normal" style:font-style-complex="normal"/>
    </style:style>
    <style:style style:name="T389" style:family="text">
      <style:text-properties style:font-name="Handwriting" fo:font-style="normal" officeooo:rsid="039db47c" style:font-style-asian="normal" style:font-style-complex="normal"/>
    </style:style>
    <style:style style:name="T390" style:family="text">
      <style:text-properties style:font-name="Handwriting" fo:font-style="normal" officeooo:rsid="039fb646" style:font-style-asian="normal" style:font-style-complex="normal"/>
    </style:style>
    <style:style style:name="T391" style:family="text">
      <style:text-properties style:font-name="Handwriting" fo:font-style="normal" officeooo:rsid="03af2cac" style:font-style-asian="normal" style:font-style-complex="normal"/>
    </style:style>
    <style:style style:name="T392" style:family="text">
      <style:text-properties style:font-name="Handwriting" fo:font-style="italic" fo:font-weight="normal" officeooo:rsid="005052f1" style:font-style-asian="italic" style:font-weight-asian="normal" style:font-style-complex="italic" style:font-weight-complex="normal"/>
    </style:style>
    <style:style style:name="T393" style:family="text">
      <style:text-properties style:font-name="Handwriting" fo:font-style="italic" fo:font-weight="normal" officeooo:rsid="027fd9c2" style:font-style-asian="italic" style:font-weight-asian="normal" style:font-style-complex="italic" style:font-weight-complex="normal"/>
    </style:style>
    <style:style style:name="T394" style:family="text">
      <style:text-properties style:font-name="Handwriting" fo:font-style="italic" fo:font-weight="bold" officeooo:rsid="0065c011" style:font-style-asian="italic" style:font-weight-asian="bold" style:font-style-complex="italic" style:font-weight-complex="bold"/>
    </style:style>
    <style:style style:name="T395" style:family="text">
      <style:text-properties style:font-name="Handwriting" officeooo:rsid="011bf609"/>
    </style:style>
    <style:style style:name="T396" style:family="text">
      <style:text-properties style:font-name="Handwriting" officeooo:rsid="011dd828"/>
    </style:style>
    <style:style style:name="T397" style:family="text">
      <style:text-properties style:font-name="Handwriting" officeooo:rsid="011e7877"/>
    </style:style>
    <style:style style:name="T398" style:family="text">
      <style:text-properties style:font-name="Handwriting" officeooo:rsid="02a9d1e9"/>
    </style:style>
    <style:style style:name="T399" style:family="text">
      <style:text-properties style:font-name="Handwriting" officeooo:rsid="02ac3ad3"/>
    </style:style>
    <style:style style:name="T400" style:family="text">
      <style:text-properties style:font-name="Handwriting" officeooo:rsid="02ac5a9d"/>
    </style:style>
    <style:style style:name="T401" style:family="text">
      <style:text-properties style:font-name="Handwriting" officeooo:rsid="011ff147"/>
    </style:style>
    <style:style style:name="T402" style:family="text">
      <style:text-properties style:font-name="Handwriting" officeooo:rsid="012170ba"/>
    </style:style>
    <style:style style:name="T403" style:family="text">
      <style:text-properties style:font-name="Handwriting" officeooo:rsid="02acd47f"/>
    </style:style>
    <style:style style:name="T404" style:family="text">
      <style:text-properties style:font-name="Handwriting" officeooo:rsid="02ae398b"/>
    </style:style>
    <style:style style:name="T405" style:family="text">
      <style:text-properties style:font-name="Handwriting" officeooo:rsid="0129fcaf"/>
    </style:style>
    <style:style style:name="T406" style:family="text">
      <style:text-properties style:font-name="Handwriting" officeooo:rsid="02b08f4e"/>
    </style:style>
    <style:style style:name="T407" style:family="text">
      <style:text-properties style:font-name="Handwriting" officeooo:rsid="012b2721"/>
    </style:style>
    <style:style style:name="T408" style:family="text">
      <style:text-properties style:font-name="Handwriting" officeooo:rsid="012d8045"/>
    </style:style>
    <style:style style:name="T409" style:family="text">
      <style:text-properties style:font-name="Handwriting" officeooo:rsid="012eb48f"/>
    </style:style>
    <style:style style:name="T410" style:family="text">
      <style:text-properties style:font-name="Handwriting" officeooo:rsid="013155e9"/>
    </style:style>
    <style:style style:name="T411" style:family="text">
      <style:text-properties style:font-name="Handwriting" officeooo:rsid="02b1edd4"/>
    </style:style>
    <style:style style:name="T412" style:family="text">
      <style:text-properties style:font-name="Handwriting" officeooo:rsid="02b499c0"/>
    </style:style>
    <style:style style:name="T413" style:family="text">
      <style:text-properties style:font-name="Handwriting" officeooo:rsid="02b20c90"/>
    </style:style>
    <style:style style:name="T414" style:family="text">
      <style:text-properties style:font-name="Handwriting" officeooo:rsid="02b2bdd8"/>
    </style:style>
    <style:style style:name="T415" style:family="text">
      <style:text-properties style:font-name="Handwriting" officeooo:rsid="02b4e107"/>
    </style:style>
    <style:style style:name="T416" style:family="text">
      <style:text-properties style:font-name="Handwriting" officeooo:rsid="02b5e9a0"/>
    </style:style>
    <style:style style:name="T417" style:family="text">
      <style:text-properties style:font-name="Handwriting" officeooo:rsid="0137c7a2"/>
    </style:style>
    <style:style style:name="T418" style:family="text">
      <style:text-properties style:font-name="Handwriting" officeooo:rsid="01395436"/>
    </style:style>
    <style:style style:name="T419" style:family="text">
      <style:text-properties style:font-name="Handwriting" officeooo:rsid="02b8ff44"/>
    </style:style>
    <style:style style:name="T420" style:family="text">
      <style:text-properties style:font-name="Handwriting" officeooo:rsid="013ab006"/>
    </style:style>
    <style:style style:name="T421" style:family="text">
      <style:text-properties style:font-name="Handwriting" officeooo:rsid="013c94ae"/>
    </style:style>
    <style:style style:name="T422" style:family="text">
      <style:text-properties style:font-name="Handwriting" officeooo:rsid="016ede3c"/>
    </style:style>
    <style:style style:name="T423" style:family="text">
      <style:text-properties style:font-name="Handwriting" officeooo:rsid="017158b9"/>
    </style:style>
    <style:style style:name="T424" style:family="text">
      <style:text-properties style:font-name="Handwriting" officeooo:rsid="01772f17"/>
    </style:style>
    <style:style style:name="T425" style:family="text">
      <style:text-properties style:font-name="Handwriting" officeooo:rsid="02ba9cf8"/>
    </style:style>
    <style:style style:name="T426" style:family="text">
      <style:text-properties style:font-name="Handwriting" officeooo:rsid="02bafe9a"/>
    </style:style>
    <style:style style:name="T427" style:family="text">
      <style:text-properties style:font-name="Handwriting" officeooo:rsid="02bc5a65"/>
    </style:style>
    <style:style style:name="T428" style:family="text">
      <style:text-properties style:font-name="Handwriting" officeooo:rsid="02bd0170"/>
    </style:style>
    <style:style style:name="T429" style:family="text">
      <style:text-properties style:font-name="Handwriting" officeooo:rsid="02bed3c0"/>
    </style:style>
    <style:style style:name="T430" style:family="text">
      <style:text-properties style:font-name="Handwriting" officeooo:rsid="02c05a17"/>
    </style:style>
    <style:style style:name="T431" style:family="text">
      <style:text-properties style:font-name="Handwriting" officeooo:rsid="02c1d090"/>
    </style:style>
    <style:style style:name="T432" style:family="text">
      <style:text-properties style:font-name="Handwriting" officeooo:rsid="02c4463e"/>
    </style:style>
    <style:style style:name="T433" style:family="text">
      <style:text-properties style:font-name="Handwriting" officeooo:rsid="02c5f19c"/>
    </style:style>
    <style:style style:name="T434" style:family="text">
      <style:text-properties style:font-name="Handwriting" officeooo:rsid="02c6befc"/>
    </style:style>
    <style:style style:name="T435" style:family="text">
      <style:text-properties style:font-name="Handwriting" officeooo:rsid="02c79216"/>
    </style:style>
    <style:style style:name="T436" style:family="text">
      <style:text-properties style:font-name="Handwriting" officeooo:rsid="02c8691c"/>
    </style:style>
    <style:style style:name="T437" style:family="text">
      <style:text-properties style:font-name="Handwriting" officeooo:rsid="02c86f48"/>
    </style:style>
    <style:style style:name="T438" style:family="text">
      <style:text-properties style:font-name="Handwriting" officeooo:rsid="00f19be5"/>
    </style:style>
    <style:style style:name="T439" style:family="text">
      <style:text-properties style:font-name="Handwriting" officeooo:rsid="00f2c215"/>
    </style:style>
    <style:style style:name="T440" style:family="text">
      <style:text-properties style:font-name="Handwriting" officeooo:rsid="00f4b24e"/>
    </style:style>
    <style:style style:name="T441" style:family="text">
      <style:text-properties style:font-name="Handwriting" officeooo:rsid="02fad407"/>
    </style:style>
    <style:style style:name="T442" style:family="text">
      <style:text-properties style:font-name="Handwriting" officeooo:rsid="00e582b8"/>
    </style:style>
    <style:style style:name="T443" style:family="text">
      <style:text-properties style:font-name="Handwriting" officeooo:rsid="0319d666"/>
    </style:style>
    <style:style style:name="T444" style:family="text">
      <style:text-properties style:font-name="Handwriting" officeooo:rsid="00e59661"/>
    </style:style>
    <style:style style:name="T445" style:family="text">
      <style:text-properties style:font-name="Handwriting" officeooo:rsid="030b9edf"/>
    </style:style>
    <style:style style:name="T446" style:family="text">
      <style:text-properties style:font-name="Handwriting" officeooo:rsid="03392f39"/>
    </style:style>
    <style:style style:name="T447" style:family="text">
      <style:text-properties style:font-name="Handwriting" officeooo:rsid="0339d950"/>
    </style:style>
    <style:style style:name="T448" style:family="text">
      <style:text-properties style:font-name="Handwriting" officeooo:rsid="033b7944"/>
    </style:style>
    <style:style style:name="T449" style:family="text">
      <style:text-properties style:font-name="Handwriting" officeooo:rsid="033ccb76"/>
    </style:style>
    <style:style style:name="T450" style:family="text">
      <style:text-properties style:font-name="Handwriting" officeooo:rsid="033e3587"/>
    </style:style>
    <style:style style:name="T451" style:family="text">
      <style:text-properties style:font-name="Handwriting" officeooo:rsid="033e7f55"/>
    </style:style>
    <style:style style:name="T452" style:family="text">
      <style:text-properties style:font-name="Handwriting" officeooo:rsid="0346856e"/>
    </style:style>
    <style:style style:name="T453" style:family="text">
      <style:text-properties style:font-name="Handwriting" officeooo:rsid="034cb7e7"/>
    </style:style>
    <style:style style:name="T454" style:family="text">
      <style:text-properties style:font-name="Handwriting" officeooo:rsid="035085f5"/>
    </style:style>
    <style:style style:name="T455" style:family="text">
      <style:text-properties style:font-name="Handwriting" officeooo:rsid="034f3658"/>
    </style:style>
    <style:style style:name="T456" style:family="text">
      <style:text-properties style:font-name="Handwriting" officeooo:rsid="035556cf"/>
    </style:style>
    <style:style style:name="T457" style:family="text">
      <style:text-properties style:font-name="Handwriting" officeooo:rsid="0355e78b"/>
    </style:style>
    <style:style style:name="T458" style:family="text">
      <style:text-properties style:font-name="Handwriting" officeooo:rsid="0357a49a"/>
    </style:style>
    <style:style style:name="T459" style:family="text">
      <style:text-properties style:font-name="Handwriting" officeooo:rsid="03581e6d"/>
    </style:style>
    <style:style style:name="T460" style:family="text">
      <style:text-properties style:font-name="Handwriting" officeooo:rsid="0358ace7"/>
    </style:style>
    <style:style style:name="T461" style:family="text">
      <style:text-properties style:font-name="Handwriting" officeooo:rsid="0359b24b"/>
    </style:style>
    <style:style style:name="T462" style:family="text">
      <style:text-properties style:font-name="Handwriting" officeooo:rsid="035b08ff"/>
    </style:style>
    <style:style style:name="T463" style:family="text">
      <style:text-properties style:font-name="Handwriting" officeooo:rsid="035b5510"/>
    </style:style>
    <style:style style:name="T464" style:family="text">
      <style:text-properties style:font-name="Handwriting" officeooo:rsid="035b725a"/>
    </style:style>
    <style:style style:name="T465" style:family="text">
      <style:text-properties style:font-name="Handwriting" officeooo:rsid="035d04dd"/>
    </style:style>
    <style:style style:name="T466" style:family="text">
      <style:text-properties style:font-name="Handwriting" officeooo:rsid="035e3bbc"/>
    </style:style>
    <style:style style:name="T467" style:family="text">
      <style:text-properties style:font-name="Handwriting" officeooo:rsid="035f6f98"/>
    </style:style>
    <style:style style:name="T468" style:family="text">
      <style:text-properties style:font-name="Handwriting" officeooo:rsid="0360d7b0"/>
    </style:style>
    <style:style style:name="T469" style:family="text">
      <style:text-properties style:font-name="Handwriting" officeooo:rsid="0362553b"/>
    </style:style>
    <style:style style:name="T470" style:family="text">
      <style:text-properties style:font-name="Handwriting" officeooo:rsid="0364528e"/>
    </style:style>
    <style:style style:name="T471" style:family="text">
      <style:text-properties style:font-name="Handwriting" officeooo:rsid="036902ae"/>
    </style:style>
    <style:style style:name="T472" style:family="text">
      <style:text-properties style:font-name="Handwriting" officeooo:rsid="036e23a1"/>
    </style:style>
    <style:style style:name="T473" style:family="text">
      <style:text-properties style:font-name="Handwriting" officeooo:rsid="036ea414"/>
    </style:style>
    <style:style style:name="T474" style:family="text">
      <style:text-properties style:font-name="Handwriting" officeooo:rsid="037091a4"/>
    </style:style>
    <style:style style:name="T475" style:family="text">
      <style:text-properties style:font-name="Handwriting" officeooo:rsid="0355964e"/>
    </style:style>
    <style:style style:name="T476" style:family="text">
      <style:text-properties style:font-name="Handwriting" officeooo:rsid="03d4d768"/>
    </style:style>
    <style:style style:name="T477" style:family="text">
      <style:text-properties style:font-name="Handwriting" officeooo:rsid="03d53646"/>
    </style:style>
    <style:style style:name="T478" style:family="text">
      <style:text-properties style:font-name="Handwriting" officeooo:rsid="036748eb"/>
    </style:style>
    <style:style style:name="T479" style:family="text">
      <style:text-properties style:font-name="Handwriting" officeooo:rsid="03d9d2f0"/>
    </style:style>
    <style:style style:name="T480" style:family="text">
      <style:text-properties style:font-name="Handwriting" officeooo:rsid="04241d3e"/>
    </style:style>
    <style:style style:name="T481" style:family="text">
      <style:text-properties style:font-name="Handwriting" officeooo:rsid="0425a02a"/>
    </style:style>
    <style:style style:name="T482" style:family="text">
      <style:text-properties style:font-name="Handwriting" officeooo:rsid="04278ba6"/>
    </style:style>
    <style:style style:name="T483" style:family="text">
      <style:text-properties style:font-name="Handwriting" officeooo:rsid="042857cb"/>
    </style:style>
    <style:style style:name="T484" style:family="text">
      <style:text-properties style:font-name="Handwriting" officeooo:rsid="0429a1d8"/>
    </style:style>
    <style:style style:name="T485" style:family="text">
      <style:text-properties style:font-name="Handwriting" officeooo:rsid="042b31a2"/>
    </style:style>
    <style:style style:name="T486" style:family="text">
      <style:text-properties style:font-name="Handwriting" officeooo:rsid="0434a4e7"/>
    </style:style>
    <style:style style:name="T487" style:family="text">
      <style:text-properties style:font-name="Handwriting" officeooo:rsid="0435c33b"/>
    </style:style>
    <style:style style:name="T488" style:family="text">
      <style:text-properties style:font-name="Handwriting" officeooo:rsid="0436771f"/>
    </style:style>
    <style:style style:name="T489" style:family="text">
      <style:text-properties style:font-name="Handwriting" fo:font-weight="normal" officeooo:rsid="04398397" style:font-weight-asian="normal" style:font-weight-complex="normal"/>
    </style:style>
    <style:style style:name="T490" style:family="text">
      <style:text-properties style:font-name="Handwriting" officeooo:rsid="043b58e2"/>
    </style:style>
    <style:style style:name="T491" style:family="text">
      <style:text-properties style:font-name="Handwriting" officeooo:rsid="043cebb8"/>
    </style:style>
    <style:style style:name="T492" style:family="text">
      <style:text-properties style:font-name="Handwriting" officeooo:rsid="043e6a32"/>
    </style:style>
    <style:style style:name="T493" style:family="text">
      <style:text-properties style:font-name="Handwriting" officeooo:rsid="043fa3a9"/>
    </style:style>
    <style:style style:name="T494" style:family="text">
      <style:text-properties style:font-name="Handwriting" officeooo:rsid="0441c113"/>
    </style:style>
    <style:style style:name="T495" style:family="text">
      <style:text-properties style:font-name="Handwriting" officeooo:rsid="0443356f"/>
    </style:style>
    <style:style style:name="T496" style:family="text">
      <style:text-properties style:font-name="Handwriting" officeooo:rsid="0443654e"/>
    </style:style>
    <style:style style:name="T497" style:family="text">
      <style:text-properties style:font-name="Handwriting" officeooo:rsid="0443dac5"/>
    </style:style>
    <style:style style:name="T498" style:family="text">
      <style:text-properties style:font-name="Handwriting" officeooo:rsid="0445ae17"/>
    </style:style>
    <style:style style:name="T499" style:family="text">
      <style:text-properties style:font-name="Handwriting" officeooo:rsid="044873f1"/>
    </style:style>
    <style:style style:name="T500" style:family="text">
      <style:text-properties style:font-name="Handwriting" officeooo:rsid="044ae1d6"/>
    </style:style>
    <style:style style:name="T501" style:family="text">
      <style:text-properties style:font-name="Handwriting" officeooo:rsid="044e8f2a"/>
    </style:style>
    <style:style style:name="T502" style:family="text">
      <style:text-properties style:font-name="Handwriting" officeooo:rsid="044e9052"/>
    </style:style>
    <style:style style:name="T503" style:family="text">
      <style:text-properties style:font-name="Handwriting" officeooo:rsid="045018e2"/>
    </style:style>
    <style:style style:name="T504" style:family="text">
      <style:text-properties style:font-name="Handwriting" officeooo:rsid="0451f06f"/>
    </style:style>
    <style:style style:name="T505" style:family="text">
      <style:text-properties style:font-name="Handwriting" officeooo:rsid="04520545"/>
    </style:style>
    <style:style style:name="T506" style:family="text">
      <style:text-properties officeooo:rsid="0236bad8"/>
    </style:style>
    <style:style style:name="T507" style:family="text">
      <style:text-properties officeooo:rsid="024f6401"/>
    </style:style>
    <style:style style:name="T508" style:family="text">
      <style:text-properties officeooo:rsid="0253d4c2"/>
    </style:style>
    <style:style style:name="T509" style:family="text">
      <style:text-properties officeooo:rsid="02567305"/>
    </style:style>
    <style:style style:name="T510" style:family="text">
      <style:text-properties officeooo:rsid="02569da9"/>
    </style:style>
    <style:style style:name="T511" style:family="text">
      <style:text-properties officeooo:rsid="025787ee"/>
    </style:style>
    <style:style style:name="T512" style:family="text">
      <style:text-properties officeooo:rsid="025a2679"/>
    </style:style>
    <style:style style:name="T513" style:family="text">
      <style:text-properties officeooo:rsid="0263c3a9"/>
    </style:style>
    <style:style style:name="T514" style:family="text">
      <style:text-properties officeooo:rsid="02af7ea9"/>
    </style:style>
    <style:style style:name="T515" style:family="text">
      <style:text-properties officeooo:rsid="02aff70b"/>
    </style:style>
    <style:style style:name="T516" style:family="text">
      <style:text-properties officeooo:rsid="02b03622"/>
    </style:style>
    <style:style style:name="T517" style:family="text">
      <style:text-properties officeooo:rsid="02f9de28"/>
    </style:style>
    <style:style style:name="T518" style:family="text">
      <style:text-properties style:text-line-through-style="solid" style:text-line-through-type="single" style:font-name="Handwriting"/>
    </style:style>
    <style:style style:name="T519" style:family="text">
      <style:text-properties style:text-line-through-style="solid" style:text-line-through-type="single" style:font-name="Handwriting" officeooo:rsid="00f19be5"/>
    </style:style>
    <style:style style:name="T520" style:family="text">
      <style:text-properties style:text-line-through-style="solid" style:text-line-through-type="single" style:font-name="Handwriting" officeooo:rsid="030b9edf"/>
    </style:style>
    <style:style style:name="T521" style:family="text">
      <style:text-properties style:text-line-through-style="solid" style:text-line-through-type="single" style:font-name="Handwriting" officeooo:rsid="031de52b"/>
    </style:style>
    <style:style style:name="T522" style:family="text">
      <style:text-properties style:text-line-through-style="solid" style:text-line-through-type="single" style:font-name="Handwriting" style:text-underline-style="none"/>
    </style:style>
    <style:style style:name="T523" style:family="text">
      <style:text-properties officeooo:rsid="030282be"/>
    </style:style>
    <style:style style:name="T524" style:family="text">
      <style:text-properties officeooo:rsid="03033d7c"/>
    </style:style>
    <style:style style:name="T525" style:family="text">
      <style:text-properties fo:font-weight="bold" style:font-weight-asian="bold" style:font-weight-complex="bold"/>
    </style:style>
    <style:style style:name="T526" style:family="text">
      <style:text-properties fo:font-weight="bold" officeooo:rsid="0307ebef" style:font-weight-asian="bold" style:font-weight-complex="bold"/>
    </style:style>
    <style:style style:name="T527" style:family="text">
      <style:text-properties fo:font-weight="bold" officeooo:rsid="00f0db5d" style:font-weight-asian="bold" style:font-weight-complex="bold"/>
    </style:style>
    <style:style style:name="T528" style:family="text">
      <style:text-properties fo:font-weight="bold" officeooo:rsid="00f19be5" style:font-weight-asian="bold" style:font-weight-complex="bold"/>
    </style:style>
    <style:style style:name="T529" style:family="text">
      <style:text-properties fo:font-weight="bold" officeooo:rsid="00f9f8e1" style:font-weight-asian="bold" style:font-weight-complex="bold"/>
    </style:style>
    <style:style style:name="T530" style:family="text">
      <style:text-properties fo:font-weight="bold" officeooo:rsid="00ff9c68" style:font-weight-asian="bold" style:font-weight-complex="bold"/>
    </style:style>
    <style:style style:name="T531" style:family="text">
      <style:text-properties fo:font-weight="bold" officeooo:rsid="019bb5d0" style:font-weight-asian="bold" style:font-weight-complex="bold"/>
    </style:style>
    <style:style style:name="T532" style:family="text">
      <style:text-properties fo:font-weight="bold" officeooo:rsid="00fd5ea0" style:font-weight-asian="bold" style:font-weight-complex="bold"/>
    </style:style>
    <style:style style:name="T533" style:family="text">
      <style:text-properties fo:font-weight="bold" officeooo:rsid="00fe1264" style:font-weight-asian="bold" style:font-weight-complex="bold"/>
    </style:style>
    <style:style style:name="T534" style:family="text">
      <style:text-properties fo:font-weight="bold" officeooo:rsid="00f43718" style:font-weight-asian="bold" style:font-weight-complex="bold"/>
    </style:style>
    <style:style style:name="T535" style:family="text">
      <style:text-properties fo:font-weight="bold" officeooo:rsid="00ff663e" style:font-weight-asian="bold" style:font-weight-complex="bold"/>
    </style:style>
    <style:style style:name="T536" style:family="text">
      <style:text-properties fo:font-weight="bold" officeooo:rsid="00f834a4" style:font-weight-asian="bold" style:font-weight-complex="bold"/>
    </style:style>
    <style:style style:name="T537" style:family="text">
      <style:text-properties fo:font-weight="bold" officeooo:rsid="0355e78b" style:font-weight-asian="bold" style:font-weight-complex="bold"/>
    </style:style>
    <style:style style:name="T538" style:family="text">
      <style:text-properties fo:font-weight="bold" officeooo:rsid="035b08ff" style:font-weight-asian="bold" style:font-weight-complex="bold"/>
    </style:style>
    <style:style style:name="T539" style:family="text">
      <style:text-properties fo:font-weight="bold" officeooo:rsid="0357a49a" style:font-weight-asian="bold" style:font-weight-complex="bold"/>
    </style:style>
    <style:style style:name="T540" style:family="text">
      <style:text-properties fo:font-weight="bold" officeooo:rsid="036bcb05" style:font-weight-asian="bold" style:font-weight-complex="bold"/>
    </style:style>
    <style:style style:name="T541" style:family="text">
      <style:text-properties fo:font-weight="bold" officeooo:rsid="03dff1f9" style:font-weight-asian="bold" style:font-weight-complex="bold"/>
    </style:style>
    <style:style style:name="T542" style:family="text">
      <style:text-properties fo:font-weight="bold" officeooo:rsid="03ed16ba" style:font-weight-asian="bold" style:font-weight-complex="bold"/>
    </style:style>
    <style:style style:name="T543" style:family="text">
      <style:text-properties fo:font-weight="bold" officeooo:rsid="03ee8d8e" style:font-weight-asian="bold" style:font-weight-complex="bold"/>
    </style:style>
    <style:style style:name="T544" style:family="text">
      <style:text-properties fo:font-weight="bold" officeooo:rsid="03eead3b" style:font-weight-asian="bold" style:font-weight-complex="bold"/>
    </style:style>
    <style:style style:name="T545" style:family="text">
      <style:text-properties fo:font-weight="bold" officeooo:rsid="03ef7355" style:font-weight-asian="bold" style:font-weight-complex="bold"/>
    </style:style>
    <style:style style:name="T546" style:family="text">
      <style:text-properties fo:font-weight="bold" officeooo:rsid="03f0dc53" style:font-weight-asian="bold" style:font-weight-complex="bold"/>
    </style:style>
    <style:style style:name="T547" style:family="text">
      <style:text-properties officeooo:rsid="02fea0a8"/>
    </style:style>
    <style:style style:name="T548" style:family="text">
      <style:text-properties officeooo:rsid="030b9edf"/>
    </style:style>
    <style:style style:name="T549" style:family="text">
      <style:text-properties officeooo:rsid="0301b948"/>
    </style:style>
    <style:style style:name="T550" style:family="text">
      <style:text-properties officeooo:rsid="03104839"/>
    </style:style>
    <style:style style:name="T551" style:family="text">
      <style:text-properties officeooo:rsid="0312ca7d"/>
    </style:style>
    <style:style style:name="T552" style:family="text">
      <style:text-properties officeooo:rsid="03173059"/>
    </style:style>
    <style:style style:name="T553" style:family="text">
      <style:text-properties officeooo:rsid="0317ab8d"/>
    </style:style>
    <style:style style:name="T554" style:family="text">
      <style:text-properties officeooo:rsid="03212f3e"/>
    </style:style>
    <style:style style:name="T555" style:family="text">
      <style:text-properties officeooo:rsid="032311e0"/>
    </style:style>
    <style:style style:name="T556" style:family="text">
      <style:text-properties officeooo:rsid="03236b1f"/>
    </style:style>
    <style:style style:name="T557" style:family="text">
      <style:text-properties officeooo:rsid="0328e077"/>
    </style:style>
    <style:style style:name="T558" style:family="text">
      <style:text-properties fo:font-weight="normal" style:font-weight-asian="normal" style:font-weight-complex="normal"/>
    </style:style>
    <style:style style:name="T559" style:family="text">
      <style:text-properties fo:font-weight="normal" officeooo:rsid="036bcb05" style:font-weight-asian="normal" style:font-weight-complex="normal"/>
    </style:style>
    <style:style style:name="T560" style:family="text">
      <style:text-properties fo:font-weight="normal" officeooo:rsid="0382f426" style:font-weight-asian="normal" style:font-weight-complex="normal"/>
    </style:style>
    <style:style style:name="T561" style:family="text">
      <style:text-properties officeooo:rsid="032d868c"/>
    </style:style>
    <style:style style:name="T562" style:family="text">
      <style:text-properties officeooo:rsid="03346297"/>
    </style:style>
    <style:style style:name="T563" style:family="text">
      <style:text-properties officeooo:rsid="03349aca"/>
    </style:style>
    <style:style style:name="T564" style:family="text">
      <style:text-properties officeooo:rsid="033564ff"/>
    </style:style>
    <style:style style:name="T565" style:family="text">
      <style:text-properties officeooo:rsid="0345052a"/>
    </style:style>
    <style:style style:name="T566" style:family="text">
      <style:text-properties officeooo:rsid="00f2c215"/>
    </style:style>
    <style:style style:name="T567" style:family="text">
      <style:text-properties officeooo:rsid="00f4b24e"/>
    </style:style>
    <style:style style:name="T568" style:family="text">
      <style:text-properties officeooo:rsid="02fad407"/>
    </style:style>
    <style:style style:name="T569" style:family="text">
      <style:text-properties officeooo:rsid="03485e8a"/>
    </style:style>
    <style:style style:name="T570" style:family="text">
      <style:text-properties officeooo:rsid="034a501c"/>
    </style:style>
    <style:style style:name="T571" style:family="text">
      <style:text-properties officeooo:rsid="034bf6d5"/>
    </style:style>
    <style:style style:name="T572" style:family="text">
      <style:text-properties officeooo:rsid="035085f5"/>
    </style:style>
    <style:style style:name="T573" style:family="text">
      <style:text-properties officeooo:rsid="0355964e"/>
    </style:style>
    <style:style style:name="T574" style:family="text">
      <style:text-properties officeooo:rsid="0355e78b"/>
    </style:style>
    <style:style style:name="T575" style:family="text">
      <style:text-properties officeooo:rsid="035d04dd"/>
    </style:style>
    <style:style style:name="T576" style:family="text">
      <style:text-properties officeooo:rsid="035e1de8"/>
    </style:style>
    <style:style style:name="T577" style:family="text">
      <style:text-properties officeooo:rsid="0357a49a"/>
    </style:style>
    <style:style style:name="T578" style:family="text">
      <style:text-properties officeooo:rsid="035b5510"/>
    </style:style>
    <style:style style:name="T579" style:family="text">
      <style:text-properties officeooo:rsid="03581e6d"/>
    </style:style>
    <style:style style:name="T580" style:family="text">
      <style:text-properties officeooo:rsid="035b08ff"/>
    </style:style>
    <style:style style:name="T581" style:family="text">
      <style:text-properties officeooo:rsid="0359b24b"/>
    </style:style>
    <style:style style:name="T582" style:family="text">
      <style:text-properties officeooo:rsid="0358ace7"/>
    </style:style>
    <style:style style:name="T583" style:family="text">
      <style:text-properties officeooo:rsid="035b725a"/>
    </style:style>
    <style:style style:name="T584" style:family="text">
      <style:text-properties officeooo:rsid="03676436"/>
    </style:style>
    <style:style style:name="T585" style:family="text">
      <style:text-properties officeooo:rsid="036859b2"/>
    </style:style>
    <style:style style:name="T586" style:family="text">
      <style:text-properties officeooo:rsid="036902ae"/>
    </style:style>
    <style:style style:name="T587" style:family="text">
      <style:text-properties officeooo:rsid="036978c9"/>
    </style:style>
    <style:style style:name="T588" style:family="text">
      <style:text-properties officeooo:rsid="036e0c82"/>
    </style:style>
    <style:style style:name="T589" style:family="text">
      <style:text-properties officeooo:rsid="036e23a1"/>
    </style:style>
    <style:style style:name="T590" style:family="text">
      <style:text-properties officeooo:rsid="037158ba"/>
    </style:style>
    <style:style style:name="T591" style:family="text">
      <style:text-properties officeooo:rsid="0371d5fb"/>
    </style:style>
    <style:style style:name="T592" style:family="text">
      <style:text-properties officeooo:rsid="0372d5ed"/>
    </style:style>
    <style:style style:name="T593" style:family="text">
      <style:text-properties officeooo:rsid="03745526"/>
    </style:style>
    <style:style style:name="T594" style:family="text">
      <style:text-properties officeooo:rsid="03752c39"/>
    </style:style>
    <style:style style:name="T595" style:family="text">
      <style:text-properties officeooo:rsid="0382f426"/>
    </style:style>
    <style:style style:name="T596" style:family="text">
      <style:text-properties officeooo:rsid="0394896f"/>
    </style:style>
    <style:style style:name="T597" style:family="text">
      <style:text-properties officeooo:rsid="039db47c"/>
    </style:style>
    <style:style style:name="T598" style:family="text">
      <style:text-properties officeooo:rsid="039dbaa3"/>
    </style:style>
    <style:style style:name="T599" style:family="text">
      <style:text-properties officeooo:rsid="039fb646"/>
    </style:style>
    <style:style style:name="T600" style:family="text">
      <style:text-properties officeooo:rsid="03a3353a"/>
    </style:style>
    <style:style style:name="T601" style:family="text">
      <style:text-properties officeooo:rsid="03a46eb4"/>
    </style:style>
    <style:style style:name="T602" style:family="text">
      <style:text-properties officeooo:rsid="03a5a8ac"/>
    </style:style>
    <style:style style:name="T603" style:family="text">
      <style:text-properties officeooo:rsid="03a5d3f3"/>
    </style:style>
    <style:style style:name="T604" style:family="text">
      <style:text-properties officeooo:rsid="03a7fc16"/>
    </style:style>
    <style:style style:name="T605" style:family="text">
      <style:text-properties officeooo:rsid="03a9a7f0"/>
    </style:style>
    <style:style style:name="T606" style:family="text">
      <style:text-properties officeooo:rsid="03ab9613"/>
    </style:style>
    <style:style style:name="T607" style:family="text">
      <style:text-properties officeooo:rsid="03ad9552"/>
    </style:style>
    <style:style style:name="T608" style:family="text">
      <style:text-properties officeooo:rsid="03aecfba"/>
    </style:style>
    <style:style style:name="T609" style:family="text">
      <style:text-properties officeooo:rsid="03b0290e"/>
    </style:style>
    <style:style style:name="T610" style:family="text">
      <style:text-properties officeooo:rsid="03b1480c"/>
    </style:style>
    <style:style style:name="T611" style:family="text">
      <style:text-properties officeooo:rsid="03b2dbb6"/>
    </style:style>
    <style:style style:name="T612" style:family="text">
      <style:text-properties officeooo:rsid="03b4d911"/>
    </style:style>
    <style:style style:name="T613" style:family="text">
      <style:text-properties officeooo:rsid="03b4fc81"/>
    </style:style>
    <style:style style:name="T614" style:family="text">
      <style:text-properties officeooo:rsid="03b6cf96"/>
    </style:style>
    <style:style style:name="T615" style:family="text">
      <style:text-properties officeooo:rsid="03b6e028"/>
    </style:style>
    <style:style style:name="T616" style:family="text">
      <style:text-properties officeooo:rsid="03b7d9f1"/>
    </style:style>
    <style:style style:name="T617" style:family="text">
      <style:text-properties officeooo:rsid="03b9b1c9"/>
    </style:style>
    <style:style style:name="T618" style:family="text">
      <style:text-properties officeooo:rsid="03bb6c15"/>
    </style:style>
    <style:style style:name="T619" style:family="text">
      <style:text-properties officeooo:rsid="03bb803a"/>
    </style:style>
    <style:style style:name="T620" style:family="text">
      <style:text-properties officeooo:rsid="03bbfa80"/>
    </style:style>
    <style:style style:name="T621" style:family="text">
      <style:text-properties officeooo:rsid="03bd13d2"/>
    </style:style>
    <style:style style:name="T622" style:family="text">
      <style:text-properties officeooo:rsid="03bd70a5"/>
    </style:style>
    <style:style style:name="T623" style:family="text">
      <style:text-properties officeooo:rsid="03bde657"/>
    </style:style>
    <style:style style:name="T624" style:family="text">
      <style:text-properties officeooo:rsid="03c5eec0"/>
    </style:style>
    <style:style style:name="T625" style:family="text">
      <style:text-properties officeooo:rsid="03c681eb"/>
    </style:style>
    <style:style style:name="T626" style:family="text">
      <style:text-properties officeooo:rsid="03c8795c"/>
    </style:style>
    <style:style style:name="T627" style:family="text">
      <style:text-properties officeooo:rsid="03c95fb3"/>
    </style:style>
    <style:style style:name="T628" style:family="text">
      <style:text-properties officeooo:rsid="03cd6dc2"/>
    </style:style>
    <style:style style:name="T629" style:family="text">
      <style:text-properties officeooo:rsid="03d4d768"/>
    </style:style>
    <style:style style:name="T630" style:family="text">
      <style:text-properties officeooo:rsid="03d6a98d"/>
    </style:style>
    <style:style style:name="T631" style:family="text">
      <style:text-properties officeooo:rsid="03df1cf4"/>
    </style:style>
    <style:style style:name="T632" style:family="text">
      <style:text-properties officeooo:rsid="03dff1f9"/>
    </style:style>
    <style:style style:name="T633" style:family="text">
      <style:text-properties officeooo:rsid="03e1158c"/>
    </style:style>
    <style:style style:name="T634" style:family="text">
      <style:text-properties officeooo:rsid="03e184bd"/>
    </style:style>
    <style:style style:name="T635" style:family="text">
      <style:text-properties officeooo:rsid="042c2732"/>
    </style:style>
    <style:style style:name="T636" style:family="text">
      <style:text-properties officeooo:rsid="043110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119">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4">Lineament</text:span><text:span text:style-name="T7">, </text:span><text:span text:style-name="T8">a bit of the plane’s </text:span><text:span text:style-name="T13">essentia</text:span><text:span text:style-name="T22"> (the sum-total of all the plane’s dimensions) that breaks off as a separate demiplane. </text:span><text:span text:style-name="T23">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4"><text:tab/></text:span><text:span text:style-name="T18">An example of this is the plane of Mechanus, with the Lineament of Order. </text:span><text:span text:style-name="T19">The presence of Order pressured the evolution of the natives of Mechanus to become the clockwork beings they are.</text:span></text:p>
      <text:p text:style-name="P4"/>
      <text:p text:style-name="P2"><text:span text:style-name="T25">Should a plane’s sentient life die out, its own sentience will follow—</text:span><text:span text:style-name="T26">the opposite is also true. After a Lineament is created on a plane, its removal means the death of the plane and the unraveling of its space-time.</text:span></text:p>
      <text:p text:style-name="P50"/>
      <text:p text:style-name="P51">What power does a Lineament have over its plane?</text:p>
      <text:p text:style-name="P50"/>
      <text:p text:style-name="P5">Lineaments are sentience manifest; they are like thoughts in a mind—unable to affect the autonomy of the plane, yet able to focus on internal matters or act with the plane’s essentia. <text:span text:style-name="T120">Just like I can “think” and move my arm, a Lineament is the “thought” that can warp the wider space-time of its plane. </text:span><text:span text:style-name="T121">Now, as mentioned the Lineament doesn’t have microscopic control over all aspects of the plane’s internals and is not always all-knowing. </text:span><text:span text:style-name="T122">A Lineament couldn’t create a fireball, destroy or create planets, or spontaneously generate new species. Instead, their actions take place on the </text:span><text:span text:style-name="T9">planar</text:span><text:span text:style-name="T122"> scale—should the entire space-time of the plane require shifting (for example, to tether a dead Lineament, as described in detail later) the Lineament is capable of doing so. </text:span><text:span text:style-name="T123">While Lineaments can’t directly alter their plane on a small scale, they can manifest themselves on that scale </text:span><text:span text:style-name="T124">through a part of their demiplanar anatomy called their </text:span><text:span text:style-name="T15">Projection.</text:span></text:p>
      <text:p text:style-name="P52"/>
      <text:p text:style-name="P57"><text:span text:style-name="T27">In a more complete sense, Lineaments are </text:span><text:span text:style-name="T20">sentient projective demiplanes</text:span><text:span text:style-name="T27">. They are bubbles of multi-dimensional space-time that connect to their plane at a single point, the projective point. </text:span><text:span text:style-name="T28">At this point, the Lineament is manifest in the plane </text:span><text:span text:style-name="T29">as whatever they choose—a humanoid, a cloud, an animal, a cave, a tree, etc. </text:span><text:span text:style-name="T30">A Lineament’s projection can</text:span><text:span text:style-name="T61"> physically </text:span><text:span text:style-name="T30">interact with the inner workings of the plane </text:span><text:span text:style-name="T61">to a certain degree</text:span><text:span text:style-name="T30">. For example, it can speak to the plane’s sentient life, </text:span><text:span text:style-name="T61">grab someones arm, swing a sword, etc. </text:span><text:span text:style-name="T62">While Lineaments have the ability to carry out activities on this small scale (in space </text:span><text:soft-page-break/><text:span text:style-name="T62">and time), it is difficult for such beings to perceive such small time- and spacial-scales. </text:span><text:span text:style-name="T63">Further, such projections make them vulnerable to attack. </text:span><text:span text:style-name="T64">Generally, Lineaments reveal themselves only discretely.</text:span><text:span text:style-name="T30"> </text:span><text:span text:style-name="T31">In the case of Asfalon, the Lineament’s projections exist within all three Trium planes, giving them the ability to manipulate the physical and aphysical fields of each </text:span><text:span text:style-name="T32">sub-plane. </text:span><text:span text:style-name="T33">This lets them mimic mortal spellcasting, though they are without mortal limits.</text:span></text:p>
      <text:p text:style-name="P6"/>
      <text:p text:style-name="P192"><text:span text:style-name="T256">Lineaments can never truly be destroyed, but their connection to their plane </text:span><text:span text:style-name="T392">can</text:span><text:span text:style-name="T256"> be temporarily severed. </text:span><text:span text:style-name="T257">To do so, the Lineament needs to be “killed”, damaged, or otherwise defeated from both sides of its projective point: the side that exists on the plane, and the side seen from within the Lineament demiplane itself. </text:span><text:span text:style-name="T258">Should a Lineament be defeated in this two-fold way, its planar connection is broken </text:span><text:span text:style-name="T259">and it becomes a “Dead Lineament”.</text:span><text:span text:style-name="T257"> </text:span><text:span text:style-name="T260">A Dead Lineament is still very near to its host plane, and thus its Projection is still visible—though it </text:span><text:span text:style-name="T261">visually warps the space-time around it, like a black hole. </text:span><text:span text:style-name="T262">This warping is due to the severed Projection—called a False Projection—being shunted into the space-time of the </text:span><text:span text:style-name="T263">host </text:span><text:span text:style-name="T262">plane. </text:span><text:span text:style-name="T264">A Dead Lineament can slowly rebuild its binding to its host plane through a </text:span><text:span text:style-name="T394">tether</text:span><text:span text:style-name="T264">. Tethers are weak, ephemeral tendrils of planar space-time </text:span><text:span text:style-name="T265">that latch onto a Dead Lineament </text:span><text:span text:style-name="T266">and draw the demiplane closer to the host until a new connection is made. </text:span><text:span text:style-name="T267">The Dead Lineament then returns to its full power and influence within the plane. </text:span><text:span text:style-name="T268">Planar tethers can be tied to magical artifacts or to </text:span><text:span text:style-name="T269">the nexus of living things; </text:span><text:span text:style-name="T270">the focus of the tether gains a small taste of the Lineament’s power and its personality. </text:span><text:span text:style-name="T271">While relatively weak, breaking a tether is no</text:span><text:span text:style-name="T272">t always an</text:span><text:span text:style-name="T271"> easy task and often requires the damaging, destruction, or killing of the focus of the tether. </text:span><text:span text:style-name="T273">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74">In general, living Lineaments can naturally extend tendrils of their host plane to form tethers. </text:span><text:span text:style-name="T275">Dead Lineaments can only be tethered by a Living counterpart, though</text:span><text:span text:style-name="T274"> </text:span><text:span text:style-name="T275">e</text:span><text:span text:style-name="T274">ventually within the history of Asfalon, powerful magic allows mortals to form such tethers as well.</text:span></text:p>
      <text:p text:style-name="P58"/>
      <text:p text:style-name="P53">Beyond one infinity… The Multivers<text:span text:style-name="T129">e</text:span></text:p>
      <text:p text:style-name="P53">Saeculum, Saeculac<text:span text:style-name="T128">h</text:span></text:p>
      <text:p text:style-name="P59"><text:span text:style-name="T16">Aetas, Aetact, Aetach, Aetasact, Aevumach, </text:span><text:span text:style-name="T17">Aetumach, Aecumach, Aetumact</text:span></text:p>
      <text:p text:style-name="P53">Aevum, Aev</text:p>
      <text:p text:style-name="P53">act, ach</text:p>
      <text:p text:style-name="P28"/>
      <text:p text:style-name="P54">Planar warfare and the role of mortals</text:p>
      <text:p text:style-name="P7"/>
      <text:p text:style-name="P60"><text:span text:style-name="T35">Planes are living things. </text:span><text:span text:style-name="T79">Young planes are guided singlemindedly by their sole Lineament, which can drive them to instability, conflict, and war.</text:span><text:span text:style-name="T35"> Planes can go to war and attempt to swallow the Lineaments of other planes and add </text:span><text:span text:style-name="T34">new traits</text:span><text:span text:style-name="T35"> to their sentience. </text:span><text:span text:style-name="T36">Because Lineaments can never leave the plane they are tied to, </text:span><text:span text:style-name="T60">the </text:span><text:span text:style-name="T36">sentient life within the plane </text:span><text:soft-page-break/><text:span text:style-name="T36">becomes the foremost tool for offensive warfare. </text:span><text:span text:style-name="T37">If two planes touch within the Foract, gateways can be opened between them that allow the passage of mortals from one plane to the next. </text:span><text:span text:style-name="T38">Armies of mortals can seek out Lineaments and attack them, aiming to sever their connection to their home plane. </text:span><text:span text:style-name="T39">If all a plane’s Lineaments are severed, the plane dies and begins to unravel. </text:span><text:span text:style-name="T40">At this point, the hostile plane can swallow the Lineaments of its victim (and rarely its essentia too). </text:span><text:span text:style-name="T42">A swallowed Lineament need only be tethered to its hostile host for some time in order to be “revived” as a native piece of that plane’s sentience.</text:span><text:span text:style-name="T40"> </text:span><text:span text:style-name="T41">While th</text:span><text:span text:style-name="T43">e swallowing of a Lineament</text:span><text:span text:style-name="T41"> often marks the final stage of the planar war, th</text:span><text:span text:style-name="T43">ese </text:span><text:span text:style-name="T41">Lineaments will vehemently resist </text:span><text:span text:style-name="T43">tethering</text:span><text:span text:style-name="T41"> by any means possible. </text:span><text:span text:style-name="T44">These “Rogue Lineaments”, </text:span><text:span text:style-name="T45">being Dead,</text:span><text:span text:style-name="T44"> </text:span><text:span text:style-name="T45">can’t truly interact with the plane. They can, however, still exist as False Projections and influence the plane’s mortals. </text:span><text:span text:style-name="T46">Rogue Lineaments can also hide for some time, building strength and influence as they plot </text:span><text:span text:style-name="T47">their survival. Lineaments, as mentioned before, are not all knowing—thus, they don’t automatically know where other Lineaments are within the plane. They can get a general idea, though exact locations can be elusive. </text:span><text:span text:style-name="T48">Just as one thought does not know where the others come from, Lineaments do not inherently know each others’ locations. </text:span><text:span text:style-name="T49">Should Rogue Lineaments manage to sever the bonds of all the host’s living Lineaments, the plane will unravel from within and each Lineament will inherit a small section of the original plane. </text:span><text:span text:style-name="T60">Should new Lineaments be added to the repertoire of a plane’s mind, their traits will influence the evolution of the next “phase” of mortal life within the plane.</text:span></text:p>
      <text:p text:style-name="P8"/>
      <text:p text:style-name="P61"><text:span text:style-name="T86">P</text:span><text:span text:style-name="T85">lanar </text:span><text:span text:style-name="T87">Neighborhood </text:span><text:span text:style-name="T88">and Deep History of the Foam Group</text:span></text:p>
      <text:p text:style-name="P10"/>
      <text:p text:style-name="P112"><text:span text:style-name="T50">Planes often come together in “neighborhoods” within the Foract. </text:span><text:span text:style-name="T51">All planes within a</text:span><text:span text:style-name="T50"> neighborhood </text:span><text:span text:style-name="T51">tend</text:span><text:span text:style-name="T50"> </text:span><text:span text:style-name="T51">to </text:span><text:span text:style-name="T50">develop </text:span><text:span text:style-name="T51">similar forms of </text:span><text:span text:style-name="T50">sentient life. </text:span><text:span text:style-name="T51">For example, Far Realms are a distant planar neighborhood with sentient life tending towards incomprehensibly alien eldritch aberrations. I</text:span><text:span text:style-name="T50">n the case of </text:span><text:span text:style-name="T51">our nearby neighborhood, the “Foam” group</text:span><text:span text:style-name="T50">, such sentient life is </text:span><text:span text:style-name="T51">actually </text:span><text:span text:style-name="T50">twofold: </text:span><text:span text:style-name="T51">first, each plane has “primary” beings of </text:span><text:span text:style-name="T50">macrocosmic </text:span><text:span text:style-name="T51">(though </text:span><text:span text:style-name="T50">sub-planar</text:span><text:span text:style-name="T51">)</text:span><text:span text:style-name="T50"> bubbles. </text:span><text:span text:style-name="T65">Upon or within each of these primary beings, the “secondary” beings, mortals, evolve, live, and grow.</text:span></text:p>
      <text:p text:style-name="P12"/>
      <text:p text:style-name="P62"><text:span text:style-name="T85">The </text:span><text:span text:style-name="T89">P</text:span><text:span text:style-name="T85">rimary Beings</text:span></text:p>
      <text:p text:style-name="P113"><text:span text:style-name="T51">For Asfalon these were the N</text:span><text:span text:style-name="T54">ou</text:span><text:span text:style-name="T51">sants, and for the Abyss these macrocosmic beings are the very Layers themselves. </text:span><text:span text:style-name="T53">The Feywilds have the Courts, and Shadowfell is made up of the Dark Masters.</text:span><text:span text:style-name="T50"> </text:span><text:span text:style-name="T73">These beings ‘bud’ off of the plane’s infinite spacetime, composing themselves of </text:span><text:span text:style-name="T65">a finite portion and an infinite portion.</text:span></text:p>
      <text:p text:style-name="P193"><text:span text:style-name="T276"><text:tab/>Nousants are planetary hemisphere bowls, where the finite portion is the hemisphere (and its moons) and the infinite portion is the cosmos held within the bow</text:span><text:span text:style-name="T277">l of the hemisphere. </text:span><text:span text:style-name="T278">The infinite cosmos within the bowl is a partition of the greater planar soup of Asfalon, enveloped by the Nousant during its growth. </text:span><text:span text:style-name="T279">A Nousant could be killed within Asfalon, upon which it would fold back into the plane’s basal cosmos, or it could be ejected from Asfalon for the greater safety of the plane </text:span><text:span text:style-name="T280">(perhaps the Nousant was </text:span><text:soft-page-break/><text:span text:style-name="T280">being invaded; </text:span><text:span text:style-name="T281">d</text:span><text:span text:style-name="T282">istancing the invaded primary being can slow an invasion’s advance.</text:span><text:span text:style-name="T280">) </text:span><text:span text:style-name="T284">Even if all the Nousants were killed, Asfalon itself would not die until the Lineaments themselves were severed. </text:span><text:span text:style-name="T281">Should an ejected Nousant be killed, </text:span><text:span text:style-name="T283">its finite shell would fracture and its infinite insides would spill into the Foract and begin to unravel. </text:span><text:span text:style-name="T285">Within the basal cosmos of Asfalon, planets are either “proto-Nousants” or deceased Nousants.</text:span></text:p>
      <text:p text:style-name="P201"><text:span text:style-name="T285"><text:tab/>The basal spacetime of the Abyss is very different from that of Asfalon. There are no planets or stars, </text:span><text:span text:style-name="T286">instea</text:span><text:span text:style-name="T336">d a traveler would find </text:span><text:span text:style-name="T337">cosmic stuff formed from the manifest hate, sins, vice, and evil of mortals. </text:span><text:span text:style-name="T338">From this goop of myriad evils forms the primary beings, Abyssal Realms. </text:span><text:span text:style-name="T339">Compared to the mighty Nousants or the Dark Masters of Shadowfell, the Abyssal Realms are puny and insignificant. These tiny Realms form only when the Abyss is in injunction with (i.e., connected to) another plane. The Abyss is a parasitic thing </text:span><text:span text:style-name="T340">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201"><text:span text:style-name="T340"><text:tab/></text:span><text:span text:style-name="T347">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348">This time allows secondary beings to biologically evolve and develop to a point in which they could wage war on other planes.</text:span></text:p>
      <text:p text:style-name="P201"><text:span text:style-name="T348"><text:tab/></text:span><text:span text:style-name="T349">All planes have numerous primary beings, most less than 10, but it depends. The Abyss has </text:span><text:span text:style-name="T350">billions of Abyssal Realms</text:span><text:span text:style-name="T349">!</text:span></text:p>
      <text:p text:style-name="P201"><text:span text:style-name="T341"><text:tab/></text:span><text:span text:style-name="T359">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360">as they are broken down. </text:span><text:span text:style-name="T361">The compressed nebulae of elemental chaos clump together and tend to cling to the remains of the finite portion of the dead primary beings. These tend to have much stronger spacetime boundaries </text:span><text:span text:style-name="T362">and thus break down more slowly. </text:span><text:span text:style-name="T351">Another way to understand this is that the outside skin of a primary being is much tougher than the skin of their guts. </text:span><text:span text:style-name="T358">So, when a plane and its primary beings die, it is generally the finite portions that are left floating in elemental chaos. The endless wars of the Foam group have filled the Foract with so much elemental chaos </text:span><text:span text:style-name="T353">that these clingy puddles have al</text:span><text:span text:style-name="T358">l connected</text:span><text:span text:style-name="T353"> into a realm known as the Unravelling—the </text:span><text:span text:style-name="T358">refuge</text:span><text:span text:style-name="T353"> of the </text:span><text:span text:style-name="T358">Slaad,</text:span><text:span text:style-name="T353"> Gith, and Genasi.</text:span><text:span text:style-name="T352"> </text:span><text:span text:style-name="T354">Most planar adventures take place on fragments—the Seven Heavens, Nine Hells, and </text:span><text:span text:style-name="T355">the battlefields of </text:span><text:span text:style-name="T354">Acheron are all made up of alliances of </text:span><text:span text:style-name="T356">fragments</text:span><text:span text:style-name="T354">. </text:span><text:span text:style-name="T357">Fragments of other planes play major roles within the dying Foam group as well: the last Courts of the Feywild and the Dark Masters of the Shadowfell</text:span><text:span text:style-name="T354"> </text:span><text:span text:style-name="T357">are home to <text:s/>powerful beings that continue to influence the happenings of the Multiverse.</text:span></text:p>
      <text:p text:style-name="P26"/>
      <text:p text:style-name="P46"><text:soft-page-break/>Secondary Beings</text:p>
      <text:p text:style-name="P115"><text:span text:style-name="T52"><text:tab/></text:span><text:span text:style-name="T55">The primary beings of these planes are not the main “mortal tools” used for interplanar invasions.</text:span><text:span text:style-name="T57"> </text:span><text:span text:style-name="T58">P</text:span><text:span text:style-name="T55">lanar invasions are </text:span><text:span text:style-name="T58">instead </text:span><text:span text:style-name="T55">carried out by each plane’s “secondary” beings: humanoid mortals. These creatures are Far Ul, humans, devils, demons, gith, beholders, genasi, dwarves, </text:span><text:span text:style-name="T77">slaad, </text:span><text:span text:style-name="T55">and the countless other species that call themselves denizens of the </text:span><text:span text:style-name="T56">Foam group</text:span><text:span text:style-name="T55">.</text:span><text:span text:style-name="T52"> </text:span><text:span text:style-name="T58">These are the beings that live and die, </text:span><text:span text:style-name="T59">love and hurt, adventure and explore</text:span><text:span text:style-name="T58"> on the timescales familiar to the readers </text:span><text:span text:style-name="T59">(they are also key to the interactions and wars between planes),</text:span><text:span text:style-name="T58"> </text:span><text:span text:style-name="T59">thus they are the focus of the recounted history.</text:span></text:p>
      <text:p text:style-name="P115"><text:span text:style-name="T59"><text:tab/></text:span><text:span text:style-name="T77">Of particular note are </text:span><text:span text:style-name="T118">demons</text:span><text:span text:style-name="T77">. Demons are each incubated by a unique Abyssal Realm </text:span><text:span text:style-name="T78">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45">The Abyss</text:p>
      <text:p text:style-name="P200"><text:span text:style-name="T287"><text:tab/></text:span><text:span text:style-name="T342">Other planes were already warring by the time the Abyss became sentient, attached to the plane Mycelia. </text:span><text:span text:style-name="T343">From its most fundamental properties, the Abyss is a parasite. It fed on the minds of the </text:span><text:span text:style-name="T363">Myconids and </text:span><text:span text:style-name="T343">Slaad, and from them were the first demons born. </text:span><text:span text:style-name="T344">The first Abyssal Realms b</text:span><text:span text:style-name="T345">ore</text:span><text:span text:style-name="T344"> with them the Lineament of the Abyss, Infinity, the Unfathomable, the Perpetuant. </text:span><text:span text:style-name="T346">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506">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507">Within the Infinite Fear, Abyssal Realms are primary beings built from the evils haunting a single mortal within an injunction.</text:span><text:span text:style-name="T508"> Abyssal Realms are formed spontaneously from injunctions. </text:span><text:span text:style-name="T510">At these injunctions, Abyssal Realms conjoin with both the Infinite Fear and the other plane. </text:span><text:span text:style-name="T511">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509">After killing their original host, </text:span><text:span text:style-name="T513">the demon’s Realm is fully connected to the Abyss and the demon is free to roam,</text:span><text:span text:style-name="T510"> </text:span><text:span text:style-name="T513">though its injunction with the host plane is severed</text:span><text:span text:style-name="T512">. </text:span><text:span text:style-name="T513">It is resigned to the Abyss.</text:span></text:p>
      <text:p text:style-name="P17"/>
      <text:p text:style-name="P200"><text:span text:style-name="T288">A demon can grow in power within the Abyss by </text:span><text:span text:style-name="T289">cannibalizing other demons, feeding on the fear and vices and evil within their flesh. </text:span><text:span text:style-name="T290">As a demon grows and devours, i</text:span><text:span text:style-name="T291">ts realm grows too, </text:span><text:span text:style-name="T294">adding the devoured demon’s realm to its own</text:span><text:span text:style-name="T291">. </text:span><text:span text:style-name="T290">It begins to mold</text:span><text:span text:style-name="T292"> itself to the evils and vices it experiences, taking on a more sapient form capable of more despicable evils </text:span><text:span text:style-name="T293">and schemes.</text:span></text:p>
      <text:p text:style-name="P200"><text:span text:style-name="T295"><text:tab/></text:span><text:span text:style-name="T297">The first Abyssal injunction occurred long ago, </text:span><text:span text:style-name="T296">and it was through the natural progression of the injunction that all the plane’s mortals were killed and the plane died, its Lineament left unabsorbed. </text:span><text:span text:style-name="T298">Some of the planar essentia was devoured, </text:span><text:span text:style-name="T299">setting Anariima</text:span><text:span text:style-name="T298"> within the Infinite Fear. Th</text:span><text:span text:style-name="T299">ese were drawn from the darkness by fated demons, and the first Abyssal civil war broke out as the most powerful demon lords fought for control of all the Anariima. </text:span><text:span text:style-name="T300">Eventually, one demon lord succeeded and became the first Prince of Demons.</text:span></text:p>
      <text:p text:style-name="P19"/>
      <text:p text:style-name="P198"><text:span text:style-name="T300">W</text:span><text:span text:style-name="T255">hat can a Prince of Demons do with the Anariima?</text:span></text:p>
      <text:p text:style-name="P200"><text:span text:style-name="T308"><text:tab/>-</text:span><text:span text:style-name="T307">Leave the Abyss / Make an Astral connection. But why would a Demon Prince do this? They don’t necessarily know that the other planes are </text:span><text:span text:style-name="T393">real</text:span><text:span text:style-name="T307">.. They see the minds of their victims and kill their victims, then they begin their life in the Abyss. What is this early stage of life for a demon? Is it like a dream? </text:span><text:span text:style-name="T309">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310">Thus, they understand that they are interacting with other existences. </text:span><text:span text:style-name="T311">So, if they used the Anariima to create an astral bridge (or, since they may have multiple Anariima types, some extension of the Abyss) they could physically leave their Realm and devour the vices of mortals once again. </text:span><text:span text:style-name="T312">Creating a branch in the Pit / the Abyssal Spine could theoretically allow more injunctions to happen, and give each Prince of Demons power over a new pillar of attack. </text:span><text:span text:style-name="T313">I like this. </text:span><text:span text:style-name="T314">What stops demonic hordes from simply flooding </text:span><text:soft-page-break/><text:span text:style-name="T314">through these astral connections though? Well, if its simply a branch of the Spine, then it doesn’t actually let the Demons leave…</text:span></text:p>
      <text:p text:style-name="P20"/>
      <text:p text:style-name="P200"><text:span text:style-name="T314">D</text:span><text:span text:style-name="T330">uring the <text:s/>Glooms + Gahenna / Arborea + Elysium war, the Abyss was injuncting on and devouring shards </text:span><text:span text:style-name="T331">of the Forges + Mycelia. After the devouring of the last of the Forges and the genocide of the proto-Genasi, the first Pricne of Demons rose and branched the Spine of the Abyss. </text:span><text:span text:style-name="T332">The original Spine injuncted on a Shard of Mycelia. The new Spine grew towards the Glooms.</text:span></text:p>
      <text:p text:style-name="P200"><text:span text:style-name="T331">T</text:span><text:span text:style-name="T332">owards the end of the</text:span><text:span text:style-name="T330"> war between the Glooms + Gahenna / Arborea + Elysium, the </text:span><text:span text:style-name="T332">new Abyssal spine injuncted with the Glooms, contributing to its downfall </text:span><text:span text:style-name="T333">and destruction by Shadowfell.</text:span></text:p>
      <text:p text:style-name="P200"><text:span text:style-name="T364">Just after the war, most of Mycelia’s shards were consumed and a </text:span><text:span text:style-name="T334">second</text:span><text:span text:style-name="T364"> Prince rose to power in the Abyss. This prince once again branched the Spine and grew it towards Shadowfell. </text:span><text:span text:style-name="T335">Shadowfell was growing powerful after killing the Glooms.</text:span></text:p>
      <text:p text:style-name="P20"/>
      <text:p text:style-name="P200"><text:span text:style-name="T322">Despite the halting of the Abyssal advance by the Devils, many demons had already passed through the Grey Wastes and found refuge throughout the multiverse. </text:span><text:span text:style-name="T323">By the present time, these are ancient lords of chaos throughout the graveyard shards, </text:span><text:span text:style-name="T324">ruling from planar fortresses. </text:span><text:span text:style-name="T325">While the Astral connection changed the dynamic of the Abyss, the plane itself continued its old path of injunction and growth, </text:span><text:span text:style-name="T326">focused on the planar shards nearest to it. </text:span><text:span text:style-name="T327">Shards of Shadowfell, the Grey Wastes, Mycelia, etc are rife with demonic presence and injunction </text:span><text:span text:style-name="T328">with the Infinite Fear.</text:span></text:p>
      <text:p text:style-name="P21"/>
      <text:p text:style-name="P200"><text:span text:style-name="T328"><text:s/></text:span><text:span text:style-name="T329">These are often the hiding places of demons who fled the Abyss. </text:span><text:span text:style-name="T330">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99"><text:span text:style-name="T315">This is the reason that the angel Zariel conquered Avernus and took her charge protecting the multiverse from the Abyssal Gate. </text:span><text:span text:style-name="T316">Zariel battles both Devils and Angels, though most of all she slaughters Demons. </text:span><text:span text:style-name="T317">Some demons can slip past her, though few. Other demons present throughout the planes are those that traversed the Infinite Fear after the creation of the Abyssal Gate </text:span><text:span text:style-name="T318">near Avernus. </text:span><text:span text:style-name="T319">The temptation of the Abyssal Gate opened the minds of demons to </text:span><text:span text:style-name="T320">the other planes, though the hammer of Zariel stiffled their ambitions. They found other ways across. The Infinite Fear destroyed most that attempted to cross it, though some were able to—though their minds were not always intact afterward. </text:span><text:span text:style-name="T321">These crazed demons inhabit the barren shards of dead planes such as the Shadowfell, the Grey Wastes, Mycelia, the Silent Halls, etc.</text:span></text:p>
      <text:p text:style-name="P27"/>
      <text:p text:style-name="P200"><text:span text:style-name="T300">Using all the Anariima, the Prince extended a new tendril of the Abyss into the Foract and began a new Abyssal injunction, </text:span><text:span text:style-name="T301">feeding more demons into the Abyss for the Prince </text:span><text:soft-page-break/><text:span text:style-name="T301">to devour. </text:span><text:span text:style-name="T302">The creation of a new injunction expended the Anariima, though, and the Prince was left to rely on his own power. Eventually, other demons rose up, </text:span><text:span text:style-name="T303">striving for the opportunity to acquire the essentia of the next planar victim. </text:span><text:span text:style-name="T304">This cycle continued as the Abyss grew </text:span><text:span text:style-name="T305">and devoured. The true power of the Abyss was that its secondary beings, the demons, did not need to truly step foot in the host plane. They could slaughter its denizens solely through their own minds. </text:span><text:span text:style-name="T306">Thus, actually witnessing a demon in the multiverse is very rare, as there is no real way for them to leave the Abyss unless they traverse the Infinite Fear.</text:span></text:p>
      <text:p text:style-name="P24"/>
      <text:p text:style-name="P24"/>
      <text:p text:style-name="P114"><text:span text:style-name="T21">The Abyss doesn’t have </text:span><text:span text:style-name="T66">naturally </text:span><text:span text:style-name="T21">large layers. </text:span><text:span text:style-name="T67">In its pre-sentient time, the Abyss had collided with and latched onto a larger plane. This abyssal egg </text:span><text:span text:style-name="T69">of pure unfathomable evil</text:span><text:span text:style-name="T67">, by the nature of its aphysical laws, began to feed on the </text:span><text:span text:style-name="T68">vices and sins perceived by the mortals of the host plane, </text:span><text:span text:style-name="T69">which radiated practically imperceptibly through the magic of the host</text:span><text:span text:style-name="T68">. </text:span><text:span text:style-name="T74">In time, material began </text:span><text:span text:style-name="T75">condense in the parasitic plane from the consumed evil, </text:span><text:span text:style-name="T76">forming nebulae of pure sin. </text:span><text:span text:style-name="T70">In time, </text:span><text:span text:style-name="T71">the first Layer formed and the Abyss was born. <text:s/></text:span><text:span text:style-name="T72">The Layer was small, the manifestation of the sins and misery of the host plane’s mortals.</text:span></text:p>
      <text:p text:style-name="P11"/>
      <text:p text:style-name="P75"><text:span text:style-name="T113">T</text:span><text:span text:style-name="T114">he </text:span><text:span text:style-name="T117">Recent</text:span><text:span text:style-name="T116"> </text:span><text:span text:style-name="T114">History of </text:span><text:span text:style-name="T115">the Foam Group</text:span></text:p>
      <text:p text:style-name="P76"/>
      <text:p text:style-name="P79">The main planar neighborhood contains many Lineaments, evidence of a long history of planar life: Victory, Creativity, <text:span text:style-name="T157">Power,</text:span> Revelation, Mystery, Ambition, Folly, Decay, Fear, Growth, Passion, Reason, Grace, Shadow, Inhumanity, <text:span text:style-name="T517">Infinity</text:span>. <text:span text:style-name="T158">Each of these Lineaments was born on a plane gifted with sub-planar sentient beings, and upon those beings lived humanoid mortals:</text:span></text:p>
      <text:p text:style-name="P79"/>
      <text:p text:style-name="P194"><text:span text:style-name="T210">Far Ul</text:span><text:span text:style-name="T438"> (Victory), </text:span><text:span text:style-name="T210">Humans</text:span><text:span text:style-name="T438"> (Creativity), </text:span><text:span text:style-name="T210">??</text:span><text:span text:style-name="T438"> </text:span><text:span text:style-name="T439">(Power)</text:span><text:span text:style-name="T438">, </text:span><text:span text:style-name="T211">Gith</text:span><text:span text:style-name="T438"> </text:span><text:span text:style-name="T439">(Revelation)</text:span><text:span text:style-name="T438">, </text:span><text:span text:style-name="T210">Beholders</text:span><text:span text:style-name="T438"> (Mystery), </text:span><text:span text:style-name="T212">Devils</text:span><text:span text:style-name="T438"> (Folly), </text:span><text:span text:style-name="T212">proto-Genasi</text:span><text:span text:style-name="T438"> (Ambition), </text:span><text:span text:style-name="T213">Slaad</text:span><text:span text:style-name="T438"> (Decay), </text:span><text:span text:style-name="T212">Daemons</text:span><text:span text:style-name="T438"> (Fear), </text:span><text:span text:style-name="T214">Beast</text:span><text:span text:style-name="T215">lings</text:span><text:span text:style-name="T440"> </text:span><text:span text:style-name="T438">(Growth), </text:span><text:span text:style-name="T210">??</text:span><text:span text:style-name="T216"> </text:span><text:span text:style-name="T217">+ Warforged</text:span><text:span text:style-name="T438"> (Passion), </text:span><text:span text:style-name="T218">Dwarves + Gnomes</text:span><text:span text:style-name="T438"> (Reason), </text:span><text:span text:style-name="T210">Angels</text:span><text:span text:style-name="T438"> (Grace), </text:span><text:span text:style-name="T210">Shades</text:span><text:span text:style-name="T438"> (Shadow), </text:span><text:span text:style-name="T210">Fey</text:span><text:span text:style-name="T438"> (Inhumanity), </text:span><text:span text:style-name="T210">Demons</text:span><text:span text:style-name="T438"> (</text:span><text:span text:style-name="T441">Infinity</text:span><text:span text:style-name="T438">).</text:span></text:p>
      <text:p text:style-name="P122"/>
      <text:p text:style-name="P119"><text:span text:style-name="T438">Silent Halls of Revelation, Forges of Ambition, Mycelia (Decay), Passions of Clangor, Bytopia (Reason), Wandering Stars (mystery, revelation), Oinos (Fear, Decay), Arborea (Passion, growth), </text:span><text:span text:style-name="T548">Concordant Opposition (power), Gahenna (ambition, folly), Elysium (growth, passion, mystery, revelation), Shadowfell (Shadow, fear, decay), Feywild (inhumanity, growth, passion)</text:span></text:p>
      <text:p text:style-name="P75"/>
      <text:p text:style-name="P75"><text:span text:style-name="T159">The history of this corner of the Multiverse has been all but quiet—</text:span><text:span text:style-name="T161">in fact, only two planes remain alive, facing each other down across a graveyard of others</text:span><text:span text:style-name="T159">. </text:span><text:span text:style-name="T161">The first wars were fought between the impossibly ancient Beholders and the Gith of the Silent Halls. </text:span><text:span text:style-name="T166">The Beholders pulled the realm apart searching for Revelation, and after their victory </text:span><text:soft-page-break/><text:span text:style-name="T166">their home slowly changed into the unending plane of mazes called Wandering Stars. </text:span><text:span text:style-name="T174">The endless tunnels of Wandering Stars began to snake across the Multiverse, and the Beholders began to mastermind countless planar wars in the hopes of weakening their future prey.</text:span><text:span text:style-name="T161"> The Gith became</text:span><text:span text:style-name="T160"> refugees, </text:span><text:span text:style-name="T161">forced</text:span><text:span text:style-name="T160"> to flee into the vast chaos of the Unravelling, the degrading space-time left behind as a plane dies. </text:span><text:span text:style-name="T162">They could only hop from shred to shred for innumerable years, hoping to escape the inevitable end of their new home as the habitable places in the Unravelling are reduced to elemental nothingness. </text:span><text:span text:style-name="T163">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64">Their old home, Avernus, had been devoured by the Devils and taken as a peak of the new plane Gahenna. </text:span><text:span text:style-name="T165">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66">The Warforged that remained after the death of Clangor built their own societies in the ruins, carrying on after their original masterminds were long turned to dust. </text:span><text:span text:style-name="T167">Vile Daemons, Yugoloths of the wastes of Oinos took the decaying lands of Mycelia and cor</text:span><text:span text:style-name="T189">rupted the Slaad</text:span><text:span text:style-name="T167"> denizens, </text:span><text:span text:style-name="T190">forcing those that would not comply with their laws out into the Unravelling</text:span><text:span text:style-name="T167">. </text:span><text:span text:style-name="T168">This plane of Fear and Decay later began to devour the corpses of its former neighbors, becoming the Three-Fold Glooms, the Grey Wastes </text:span><text:span text:style-name="T169">of Pestilence</text:span><text:span text:style-name="T168">. </text:span><text:span text:style-name="T170">Faced with the impending evil of the Devils and Daemons, the shard of Grace drove its plane to meld with Bytopia, the </text:span><text:span text:style-name="T171">home</text:span><text:span text:style-name="T170"> of Reason. </text:span><text:span text:style-name="T172">Arcadia was born, drawing in the Dwarves, Gnomes, and countless others under the watch of the Angels. </text:span><text:span text:style-name="T173">The tides of evil and chaos then felt their first retribution. </text:span><text:span text:style-name="T174">The ancient Beholders who had masterminded </text:span><text:span text:style-name="T175">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94"><text:span text:style-name="T208"><text:tab/></text:span><text:span text:style-name="T395">The Multiverse was bleeding. Planar corpses drifted and splintered, their decaying essentia being picked apart by scavenger planes. The ancient Halls of the Gith were pulled together by the Lineament of Shadow as it slowly began to gain power. </text:span><text:span text:style-name="T396">The Fey and Slaad of the Deep Wilds of Inhumanity picked at the edges of the overgrown threads of Clangor. </text:span><text:span text:style-name="T397">And, in the distant reaches were none looked, the Abyss grew and bubbled and spread its tendrils. </text:span><text:span text:style-name="T398">The Abyss had been small and practically inconsequential, developing on </text:span><text:span text:style-name="T399">a shard of </text:span><text:span text:style-name="T400">another plane</text:span><text:span text:style-name="T399">. </text:span><text:span text:style-name="T400">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400">of Demons rose. The First Prince </text:span><text:span text:style-name="T404">turned its realm into</text:span><text:span text:style-name="T400"> the Spine of the Abyss, connecting all the myriad of Abyssal Realms into an ever-growing strand </text:span><text:span text:style-name="T404">such that it might more easily devour the other demons and continue to grow</text:span><text:span text:style-name="T400">. </text:span><text:span text:style-name="T403">The Abyss turned towards scavenging the shreds of Mycelia and the pieces of Wandering Stars that it could reach, </text:span><text:span text:style-name="T401">like a beast, afraid of the light but relentless in its hunger. </text:span><text:span text:style-name="T402">It devoured.</text:span></text:p>
      <text:p text:style-name="P75"><text:tab/><text:span text:style-name="T176">A great alliance was forged between Elysium and Arborea to defeat their eternal foes, Gahenna and the Glooms. </text:span><text:span text:style-name="T177">This war wracked the Multiverse for countless millennia, tearing at the remnants of Clangor and Wandering Stars. </text:span><text:span text:style-name="T514">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77"> Eventually a peace was drawn </text:span><text:span text:style-name="T515">between the main combatants </text:span><text:span text:style-name="T177">on the neutral field of the Concordant Opposition, a silent player in the history of the Multiverse, but ever present. The small plane of the Lineament of Power rarely fought and none knew its true denizens. </text:span><text:span text:style-name="T178">It was home to the halls of negotiations between the Devils and Angels, the neutral ground of interplanar merchants and travelers. </text:span><text:span text:style-name="T179">The Concordant Opposition sat in between the warring parties. Despite the temptation of Power, none dared invade. </text:span><text:span text:style-name="T180">The Concordant Opposition </text:span><text:span text:style-name="T516">was</text:span><text:span text:style-name="T180"> eternal. </text:span><text:span text:style-name="T181">At the end of this great war, the Glooms and Arborea were left weak. </text:span><text:span text:style-name="T182">The course of the Multiverse was changing.</text:span></text:p>
      <text:p text:style-name="P195"><text:span text:style-name="T405"><text:tab/>The Shadowfell was born as the plane of Shadow tore at the Glooms, </text:span><text:span text:style-name="T406">already weakened by the Abyss,</text:span><text:span text:style-name="T405"> </text:span><text:span text:style-name="T407">slowly dissecting the ancient evil. </text:span><text:span text:style-name="T408">The armies of the Deep Wilds of Inhumanity cut at the heels of the great Arborea until the giant plane toppled. The Feywilds were born under the mind of Passion, Growth, and Inhumanity. </text:span><text:span text:style-name="T409">It was only then, as the mighty began to fall, that the Multiverse took notice of the Abyss, </text:span><text:span text:style-name="T410">but it was too late. </text:span><text:span text:style-name="T411">After its corrupting touch has devoured shards of </text:span><text:span text:style-name="T436">Wandering Stars</text:span><text:span text:style-name="T411"> and </text:span><text:span text:style-name="T412">several Gith fortresses within the Unravelling</text:span><text:span text:style-name="T411">, a third war had crowned a Third Prince of the Abyss who created the Third Pillar of the plane’s advancements. </text:span><text:span text:style-name="T412">Though the presence of the Abyss was pervasive, d</text:span><text:span text:style-name="T413">emons had rarely been seen. </text:span><text:span text:style-name="T412">A</text:span><text:span text:style-name="T413">ny who attempted to pass through the shadows of an Abyssal injunction found themselves in the Infinite Fear, the cosmic background of the Abyss. </text:span><text:span text:style-name="T414">The few that passed through it alive </text:span><text:span text:style-name="T415">and returned </text:span><text:span text:style-name="T414">could only babblingly recount the horrors of the </text:span><text:span text:style-name="T412">pit</text:span><text:span text:style-name="T414">. </text:span><text:span text:style-name="T416">Armies of angels and demons could not fight what they could not see. The war against the growing Abyss was an individual battle within the minds and hearts of all.</text:span></text:p>
      <text:p text:style-name="P75"><text:tab/><text:span text:style-name="T183">It was then that something happened that no Lineament expected: the small, unnoticed realms of Creativity and Victory destroyed the Concordant Opposition and claimed Power for themselves. </text:span><text:span text:style-name="T184">Together, armies of Far Ul and Humans swept the Multiverse and tore down each and every remaining plane. </text:span><text:span text:style-name="T185">Gahenna collapsed to the shape-shifting </text:span><text:soft-page-break/><text:span text:style-name="T185">Far Ul. The magical prowess of Humanity struck down the </text:span><text:span text:style-name="T186">Celestials. </text:span><text:span text:style-name="T187">Even the Archfey and Dark weavers of the Shadowfell were defeated.</text:span></text:p>
      <text:p text:style-name="P194"><text:span text:style-name="T208"><text:tab/></text:span><text:span text:style-name="T417">Asfalon and Artifex had shouldered this burden of slaughter to unite all the Lineaments into a fateful alliance of two planes. </text:span><text:span text:style-name="T418">Yet, </text:span><text:span text:style-name="T419">unbeknownst to Artifex, Asfalon has felt the touch of the Abyss long ago. Asfalon betrayed Artifex in order to bring the whole of the multiverse under the umbrella of the Abyss</text:span><text:span text:style-name="T420">. </text:span><text:span text:style-name="T421">Humanity was wiped out </text:span><text:span text:style-name="T419">and Artifex was killed</text:span><text:span text:style-name="T421">, and that is where this history begins, in the final struggles of the Lineaments of Artifex within the body of Asfalon.</text:span></text:p>
      <text:p text:style-name="P75"><text:tab/></text:p>
      <text:p text:style-name="P196"><text:span text:style-name="T208"><text:tab/></text:span><text:span text:style-name="T422">For much of the history of the Foam group after the supremacy of Asfalon, the remaining planar fragments were disconnected, </text:span><text:span text:style-name="T423">left to the expanding tendrils of the Abyss. </text:span><text:span text:style-name="T424">Planar fragments </text:span><text:span text:style-name="T425">occasionally collided, </text:span><text:span text:style-name="T426">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425">ll was left to the Abyssal maw.</text:span></text:p>
      <text:p text:style-name="P197"><text:span text:style-name="T424"><text:tab/></text:span><text:span text:style-name="T426">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427">the first pillar. </text:span><text:span text:style-name="T428">This he connected to a shard left from the Three-fold Glooms, and from this Shard demons poured from the Abyss, delighted at the idea of freely slaughtering and bringing pain to all. </text:span><text:span text:style-name="T429">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430">which ended when the Abyss was pulled once more into internal warfare</text:span><text:span text:style-name="T429">. </text:span><text:span text:style-name="T430">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431">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432">The three existing Abyssal Princes continue to war and </text:span><text:soft-page-break/><text:span text:style-name="T432">scheme, </text:span><text:span text:style-name="T433">knowing that Zariel holds the final</text:span><text:span text:style-name="T432"> essentia necessary to crown a new Prince and create a new pillar of the Abyss.</text:span></text:p>
      <text:p text:style-name="P197"><text:span text:style-name="T432"><text:tab/></text:span><text:span text:style-name="T434">The Princes of Demons are by no means allies, and they are not even truly the most <text:s/>powerful demons in the Abyss—though in their golden age they may have been. </text:span><text:span text:style-name="T435">Other Abyssal Lords vie for power in the Three Pillars. </text:span><text:span text:style-name="T436">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437">is in injunction with a piece of the Shadowfell.</text:span></text:p>
      <text:p text:style-name="P80"/>
      <text:p text:style-name="P80">Victory, Creativity, Shadow, Mystery, Revelation, Inhumanity, Ambition, Growth, Decay, Fear, Power, Folly, Reason, Passion, Grace, Order, xHeaven?, xHell?, The Abyss</text:p>
      <text:p text:style-name="P81"/>
      <text:p text:style-name="P82">Revelation vs Mystery, Mystery wins → Wandering Stars</text:p>
      <text:p text:style-name="P82"><text:tab/><text:span text:style-name="T525">Shards of Silent Halls left</text:span></text:p>
      <text:p text:style-name="P82">Ambition vs Folly, Folly wins → Gahenna</text:p>
      <text:p text:style-name="P82"><text:tab/><text:span text:style-name="T525">Shards of the Forges left</text:span></text:p>
      <text:p text:style-name="P84">Decay vs Fear, Fear wins → Oinos</text:p>
      <text:p text:style-name="P84"><text:tab/><text:span text:style-name="T525">Shards of Mycelia remain</text:span></text:p>
      <text:p text:style-name="P82">Passion vs Growth, Growth wins → Arborea</text:p>
      <text:p text:style-name="P82"><text:tab/><text:span text:style-name="T525">Shards of Clangor left</text:span></text:p>
      <text:p text:style-name="P82">Reason vs Grace, Grace wins → Arcadia</text:p>
      <text:p text:style-name="P82"><text:tab/><text:span text:style-name="T525">Shards of Bytopia left</text:span></text:p>
      <text:p text:style-name="P194"><text:span text:style-name="T442">Arcadia vs. Wandering Stars, Arcadia wins → Elysium (</text:span><text:span text:style-name="T443">reason, grace</text:span><text:span text:style-name="T442">, </text:span><text:span text:style-name="T444">mystery, revelation</text:span><text:span text:style-name="T442">)</text:span></text:p>
      <text:p text:style-name="P82"><text:tab/><text:span text:style-name="T525">Shards of Wandering Stars left</text:span></text:p>
      <text:p text:style-name="P86">Oinos + shards of Revelation + shards of Wandering Stars → The Grey Wastes</text:p>
      <text:p text:style-name="P88">Shadow + Shards of Revelation → early Realm of Shadow</text:p>
      <text:p text:style-name="P88"/>
      <text:p text:style-name="P88">Grey Wastes of Hades and Gahenna war against Arborea and Elysium, Grey Wastes end up weakened, as well as Arborea</text:p>
      <text:p text:style-name="P88"/>
      <text:p text:style-name="P88">early Realm of Shadow vs the Grey Wastes, Shadow wins → Shadowfell <text:span text:style-name="T155">(Shadow, Fear, Decay)</text:span></text:p>
      <text:p text:style-name="P88"><text:tab/><text:span text:style-name="T525">Shards of the Grey Wastes left </text:span><text:span text:style-name="T526">(new shards are Oinos)</text:span></text:p>
      <text:p text:style-name="P88">Inhumanity (beastlands) vs Arborea, <text:span text:style-name="T155">Inhumanity wins → Feywilds (Inhumanity, Growth, Passion)</text:span></text:p>
      <text:p text:style-name="P88"><text:tab/><text:span text:style-name="T527">Shards of Arborea left</text:span></text:p>
      <text:p text:style-name="P90">The Abyss begins swallowing shards of Mycelia + the Grey Wastes</text:p>
      <text:p text:style-name="P92">Power vs Creativity, Creativity wins → early Artifex</text:p>
      <text:p text:style-name="P92"><text:tab/><text:span text:style-name="T527">Shards of Power left</text:span></text:p>
      <text:p text:style-name="P92">Victory, early Artifex team up to defeat Gahenna, Shadowfell, Elysium, Feywild</text:p>
      <text:p text:style-name="P92"><text:soft-page-break/><text:tab/><text:span text:style-name="T156">S</text:span><text:span text:style-name="T527">hards of Gahenna, Elysium, Shadowfell, Feywild</text:span></text:p>
      <text:p text:style-name="P92">Asfalon vs Artifex, Asfalon wins → modern Asfalon</text:p>
      <text:p text:style-name="P92"/>
      <text:p text:style-name="P118"/>
      <text:p text:style-name="P94"/>
      <text:p text:style-name="P95">All of these planes (Gahenna, Wandering Stars, Feywild, Shadowfell, Elysium, and the Concordant Opposition) were killed in some cycle by Victory and Creativity, Asfalon and Artifex. In the end, Artifex<text:span text:style-name="T143"> left no corpse, as Asfalon so completely destroyed it that even its essentia were swallowed whole. Thus, only 2</text:span><text:span text:style-name="T144">nd</text:span><text:span text:style-name="T143"> </text:span><text:span text:style-name="T148">(Gahenna, Wandering Stars, Feywild, Shadowfell, Elysium, Concordant Opposition), 3</text:span><text:span text:style-name="T145">rd</text:span><text:span text:style-name="T148"> (Forges of Creation, Silent Halls, Arborea, The Grey Wastes, Bytopia), and 4</text:span><text:span text:style-name="T145">th</text:span><text:span text:style-name="T148"> (Clangor, Mycelia) </text:span><text:span text:style-name="T143">degree corpses remain alongside Asfalon. </text:span><text:span text:style-name="T147">An entire planar war was wiped away, leaving only shreds of past wars behind.</text:span></text:p>
      <text:p text:style-name="P95"/>
      <text:p text:style-name="P96">These wars were to fend off the Abyss, which corrupts entire planes (leaving no corpses behind). <text:span text:style-name="T149">The Abyss had an unknown number of layers, as it divides its corrupted planes upon swallowing them. </text:span><text:span text:style-name="T150">It has devoured several whole planes and is working its way through the corpses, trying to reach Asfalon.</text:span></text:p>
      <text:p text:style-name="P96"/>
      <text:p text:style-name="P97">The corpses left behind by Asfalon are a mess. In some cases, unravelling shreds of planar material have come in contact to form new patchwork planes: the Seven Heavens and Nine Hells inhabited by a variety of <text:span text:style-name="T151">mortals once resident to the dead planes.</text:span></text:p>
      <text:p text:style-name="P97"><text:span text:style-name="T151">The angelic beings of the Seven Heavens primarily came from Elysium, </text:span><text:span text:style-name="T152">Bytopia,</text:span><text:span text:style-name="T151"> and the few ancient pieces of Arborea that remain.</text:span></text:p>
      <text:p text:style-name="P98">The Nine Hells are nine planar shreds primarily from The Grey Wastes of Hades, Mycelia, the Concordant Opposition, and Gahenna. <text:span text:style-name="T153">The Devils here were natives to Gahenna </text:span><text:span text:style-name="T154">before its fall.</text:span></text:p>
      <text:p text:style-name="P99"/>
      <text:p text:style-name="P82">Between these two groups are the planar shards known now as Acheron the Eternal Battlefield. Pieces of Clangor, </text:p>
      <text:p text:style-name="P82"/>
      <text:p text:style-name="P82"/>
      <text:p text:style-name="P100">What is Artifex’ strategy to defeat the Lineaments of Asfalon?</text:p>
      <text:p text:style-name="P101">Creativity wants to first kill the Nousant and stop the development of the Far Ul. <text:span text:style-name="T191">In order to do this, they Power </text:span><text:span text:style-name="T192">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93">Through the war, the Anariima became central to the manipulation of the Far Ul. </text:span><text:span text:style-name="T194">Power, through this time, was in contact with Guire and Selor for thousands of years </text:span><text:span text:style-name="T195">and became fascinated with them. </text:span><text:span text:style-name="T196">They had fallen right into his plot, though they believed they were </text:span><text:span text:style-name="T197">the antagonizers. </text:span><text:span text:style-name="T198">In the end, Power revealed to them his plan and the truth behind it. That is why they did not stop Eres </text:span><text:soft-page-break/><text:span text:style-name="T198">from releasing Power from his tether at the proper moment—when Finiel was unstable enough to destroy it with Corilya.</text:span></text:p>
      <text:p text:style-name="P103">When he was released from the tether, Power was too weak to continue in one piece. He fractured himself into six shards, which hid across the planet after the murder of Ehlu.</text:p>
      <text:p text:style-name="P104">Guire and Selor are close with Power—though neither is indebted to the other. <text:span text:style-name="T199">For their part in his plan, Power forgave them and cleared their consciences.</text:span></text:p>
      <text:p text:style-name="P102"/>
      <text:p text:style-name="P105">So, what next? The Lineaments of Artifex are faced with the creation of the astar and the depth of the Usada. The<text:span text:style-name="T200">y lay low for a time while the shards of Power regain their strength. </text:span><text:span text:style-name="T201">The mortals are in too weak a state to aid either side.</text:span></text:p>
      <text:p text:style-name="P106">-Wait for mortals to regain their strength / end the Usada and bind Passion to the corpse of <text:span text:style-name="T202">Ehlu.</text:span></text:p>
      <text:p text:style-name="P107"><text:span text:style-name="T201">-</text:span><text:span text:style-name="T203">Asfalon believes the mortals are too volatile. With magic, they might destroy themselves. In order to preserve them, Asfalon orchestrates Apythia’s ritual. </text:span><text:span text:style-name="T204">Artifex doesn’t like this—they don’t care about the mortals in the same way as Asfalon. </text:span><text:span text:style-name="T205">To Artifex, the mortals are just tools be used—though, spend enough time with them and even Artifex would find a soft-spot for them.</text:span></text:p>
      <text:p text:style-name="P107">-<text:span text:style-name="T206">After Apythia’s ritual, Artifex is bend on the rejuvination of magic ASAP. Asfalon wants to wait and reintroduce it at the proper time.</text:span></text:p>
      <text:p text:style-name="P107">-<text:span text:style-name="T207">After the reintroduction of magic, Artifex wants to push for interplanar magic and gates, which would allow them to redisney plusintroduce their secret weapon: humanity.</text:span></text:p>
      <text:p text:style-name="P76"/>
      <text:p text:style-name="P77"/>
      <text:p text:style-name="P108">Asfalon – Victory</text:p>
      <text:p text:style-name="P108">Artifex – Creativity</text:p>
      <text:p text:style-name="P108">---Shadowfell - Shadow</text:p>
      <text:p text:style-name="P108">---Feywild – Inhumanity</text:p>
      <text:p text:style-name="P109">---Hammergrim? – Ambition</text:p>
      <text:p text:style-name="P75"><text:span text:style-name="T127">---Arborea</text:span><text:span text:style-name="T125"> – Growth</text:span></text:p>
      <text:p text:style-name="P108">---Mycelia / <text:span text:style-name="T131">Oinos</text:span> - Decay</text:p>
      <text:p text:style-name="P75"><text:span text:style-name="T133">---The Grey Waste</text:span><text:span text:style-name="T125"> – Fear</text:span></text:p>
      <text:p text:style-name="P110">---T<text:span text:style-name="T142">he Concordant Opposition</text:span> – Power</text:p>
      <text:p text:style-name="P110">---Great Spires <text:span text:style-name="T130">of Gahenna</text:span> – Folly</text:p>
      <text:p text:style-name="P75"><text:span text:style-name="T140">---</text:span><text:span text:style-name="T142">Bytopia</text:span><text:span text:style-name="T140"> - </text:span><text:span text:style-name="T141">Reason/</text:span><text:span text:style-name="T126">Wisdom</text:span></text:p>
      <text:p text:style-name="P111"><text:span text:style-name="T132">---Pandemonium / </text:span><text:span text:style-name="T134">Ysgard</text:span> / <text:span text:style-name="T138">Clangor </text:span>– Passion</text:p>
      <text:p text:style-name="P111"><text:span text:style-name="T135">---Elysium - </text:span>Grace</text:p>
      <text:p text:style-name="P109">---The Labrynth – Mystery <text:span text:style-name="T139">| Beholders</text:span></text:p>
      <text:p text:style-name="P75"><text:span text:style-name="T136">---Nirvana / </text:span><text:span text:style-name="T137">Silent Halls</text:span><text:span text:style-name="T127"> – Revelation</text:span></text:p>
      <text:p text:style-name="P9"/>
      <text:p text:style-name="P116">Millions of sentient Rings circling a central star-heart of Artifex, the rings are inhabited along the inside. The outside of each ring burns like fire, illuminating the next ring. The rings precess around the heart</text:p>
      <text:p text:style-name="P116"><text:soft-page-break/></text:p>
      <text:p text:style-name="P128">The final-life Nousant is a primary being composed of a combination of finite and infinite spacetime in the form of an entire complex universe.</text:p>
      <text:p text:style-name="P128"/>
      <text:p text:style-name="P128">Primary beings devour some “infinite” spacetime in order to accelerate a finite spacetime, allowing the evolutionary incubation of secondary beings. <text:span text:style-name="T569">But the “universe” of planets, galaxies, etc, is a very “Asfalon” thing. The other planes are by no means bound by this model. Their “infinities” can be very very different. </text:span><text:span text:style-name="T570">What influences the shape of the finite? The Nousants are practically whole hemispheres of a planet. Why?</text:span></text:p>
      <text:p text:style-name="P128">-<text:span text:style-name="T571">Primary beings from the same neighborhood tend to form secondary beings that are similar – and also generally <text:s/>have “matter” and Earth-like character (trees, mountains, volcanoes, fire pits, etc).</text:span></text:p>
      <text:p text:style-name="P144">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206"><text:span text:style-name="T208">So: a hemisphere bowl with a whole universe inside is much more complicated than early Nousants. </text:span><text:span text:style-name="T453">At its inception, Asfalon’s Nousants were beings for whom victory and success meant everything.</text:span></text:p>
      <text:p text:style-name="P128"/>
      <text:p text:style-name="P129">Normal “dimensions” of a plane: aphysical+physical. Play on these being devoured for incubation</text:p>
      <text:p text:style-name="P131">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129"/>
      <text:p text:style-name="P133"/>
      <text:p text:style-name="P120"/>
      <text:p text:style-name="P202"><text:span text:style-name="T210">Far Ul</text:span><text:span text:style-name="T438"> (Victory), </text:span><text:span text:style-name="T210">Humans</text:span><text:span text:style-name="T438"> (Creativity), </text:span><text:span text:style-name="T210">??</text:span><text:span text:style-name="T438"> </text:span><text:span text:style-name="T439">(Power)</text:span><text:span text:style-name="T438">, </text:span><text:span text:style-name="T211">Gith</text:span><text:span text:style-name="T438"> </text:span><text:span text:style-name="T439">(Revelation)</text:span><text:span text:style-name="T438">, </text:span><text:span text:style-name="T210">Beholders</text:span><text:span text:style-name="T438"> (Mystery), </text:span><text:span text:style-name="T212">Devils</text:span><text:span text:style-name="T438"> (Folly), </text:span><text:span text:style-name="T212">proto-Genasi →</text:span><text:span text:style-name="T219"> rakshasa, genasi, djinn</text:span><text:span text:style-name="T438"> (Ambition), </text:span><text:span text:style-name="T213">Slaad</text:span><text:span text:style-name="T438"> (Decay), </text:span><text:span text:style-name="T212">Daemons</text:span><text:span text:style-name="T438"> (Fear), </text:span><text:span text:style-name="T214">Beast</text:span><text:span text:style-name="T215">lings</text:span><text:span text:style-name="T440"> </text:span><text:span text:style-name="T438">(Growth), </text:span><text:span text:style-name="T210">??</text:span><text:span text:style-name="T216"> </text:span><text:span text:style-name="T217">+ Warforged</text:span><text:span text:style-name="T438"> (Passion), </text:span><text:span text:style-name="T218">Dwarves + Gnomes</text:span><text:span text:style-name="T438"> (Reason), </text:span><text:span text:style-name="T210">Angels</text:span><text:span text:style-name="T438"> (Grace), </text:span><text:span text:style-name="T210">Shades</text:span><text:span text:style-name="T438"> (Shadow), </text:span><text:span text:style-name="T210">Fey</text:span><text:span text:style-name="T438"> (Inhumanity), </text:span><text:span text:style-name="T210">Demons</text:span><text:span text:style-name="T438"> (</text:span><text:span text:style-name="T441">Infinity</text:span><text:span text:style-name="T438">).</text:span></text:p>
      <text:p text:style-name="P123"/>
      <text:p text:style-name="P202"><text:span text:style-name="T519">Silent Halls of Revelation</text:span><text:span text:style-name="T438">, Forges of Ambition, </text:span><text:span text:style-name="T519">Mycelia (Decay)</text:span><text:span text:style-name="T438">, </text:span><text:span text:style-name="T519">Passions of Clangor</text:span><text:span text:style-name="T438">, </text:span><text:span text:style-name="T519">Bytopia (Reason),</text:span><text:span text:style-name="T438"> </text:span><text:span text:style-name="T519">Wandering Stars (mystery, revelation),</text:span><text:span text:style-name="T438"> </text:span><text:span text:style-name="T519">Oinos (Fear, Decay),</text:span><text:span text:style-name="T438"> Arborea (Passion, growth), </text:span><text:span text:style-name="T520">Concordant Opposition (power)</text:span><text:span text:style-name="T445">, Gahenna (ambition, folly), </text:span><text:span text:style-name="T520">Elysium (</text:span><text:span text:style-name="T521">reason, grace</text:span><text:span text:style-name="T520">, mystery, revelation)</text:span><text:span text:style-name="T445">, Shadowfell (Shadow, fear, decay), Feywild (inhumanity, growth, passion)</text:span></text:p>
      <text:p text:style-name="P124"/>
      <text:p text:style-name="P124"><text:soft-page-break/></text:p>
      <text:p text:style-name="P124"/>
      <text:p text:style-name="P204"><text:span text:style-name="T445">T</text:span><text:span text:style-name="T446">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447">The languages of the people were beginning to homogenize, but by this time there were still several human dialects. </text:span><text:span text:style-name="T448">Human languages are based on Afro-asiatic / Afro-semitic, Sino-Tibetan, and Turkic languages. </text:span><text:span text:style-name="T449">Because the humans are on an Unravelling piece of the Feywild, the bridge-injunction manifests on Asfalon as a corrupt/elemental fairy ring. </text:span><text:span text:style-name="T450">So, generally, a ring through which interplanar travel is possible (at certain times?) </text:span><text:span text:style-name="T451">The bridge-injunction with Asfalon appears as </text:span></text:p>
      <text:p text:style-name="P125"/>
      <text:p text:style-name="P204"/>
      <text:p text:style-name="P125">---</text:p>
      <text:p text:style-name="P203"><text:span text:style-name="T451">M</text:span><text:span text:style-name="T208">ore notes on Abyssal timeline:</text:span></text:p>
      <text:p text:style-name="P126">First Prince of Demons, the Pale Night, who rose after the Abyss devoured its first unknown victim: created the **Staff**, used it to reshape the Abyss into a Spine to more easily funnel demons into its realm to control them.</text:p>
      <text:p text:style-name="P126"/>
      <text:p text:style-name="P126">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126"><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126"/>
      <text:p text:style-name="P126">Fraz rules both Abyssal Pillars with his Staff.</text:p>
      <text:p text:style-name="P126">The Tenari are born as the First Pillar devours the Three-Fold Glooms. Orcus is born.</text:p>
      <text:p text:style-name="P126"/>
      <text:p text:style-name="P126">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126"><text:soft-page-break/></text:p>
      <text:p text:style-name="P126">Artifex and Asfalon rise, killing all other planes. History of the Last Nousant begins.</text:p>
      <text:p text:style-name="P126"/>
      <text:p text:style-name="P126">Abyss had free-range sport of the shards until Vanemer created the Astral Web.</text:p>
      <text:p text:style-name="P126"/>
      <text:p text:style-name="P126">Fourth Civil War--ongoing, one piece of essentia is held by Zariel.</text:p>
      <text:p text:style-name="P126"/>
      <text:p text:style-name="P126">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126"/>
      <text:p text:style-name="P126"/>
      <text:p text:style-name="P126"/>
      <text:p text:style-name="P126"/>
      <text:p text:style-name="P126"/>
      <text:p text:style-name="P126">-<text:span text:style-name="T565">On the Elder Evils, the Wandering Stars</text:span></text:p>
      <text:p text:style-name="P127">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127"/>
      <text:p text:style-name="P205"><text:span text:style-name="T208">Currently, numerous Wandering Stars injunct with Fey Courts, Astral Bridges, the Heavens, Hells, Shadowfell, even the Abyss. </text:span><text:span text:style-name="T452">Notably, several injunct with the Fey Court of Bleakwood.</text:span></text:p>
      <text:p text:style-name="P126"/>
      <text:p text:style-name="P83">Revelation vs Mystery, Mystery wins → Wandering Stars</text:p>
      <text:p text:style-name="P83"><text:tab/><text:span text:style-name="T525">Shards of Silent Halls left</text:span></text:p>
      <text:p text:style-name="P83">Ambition vs Folly, Folly wins → Gahenna</text:p>
      <text:p text:style-name="P83"><text:tab/><text:span text:style-name="T525">Shards of the Forges left</text:span></text:p>
      <text:p text:style-name="P85">Decay vs Fear, Fear wins → Oinos</text:p>
      <text:p text:style-name="P85"><text:tab/><text:span text:style-name="T525">Shards of Mycelia remain</text:span></text:p>
      <text:p text:style-name="P83">Passion vs Growth, Growth wins → Arborea</text:p>
      <text:p text:style-name="P83"><text:tab/><text:span text:style-name="T525">Shards of Clangor left</text:span></text:p>
      <text:p text:style-name="P83">Reason vs Grace, Grace wins → Arcadia</text:p>
      <text:p text:style-name="P83"><text:tab/><text:span text:style-name="T525">Shards of Bytopia left</text:span></text:p>
      <text:p text:style-name="P207"><text:span text:style-name="T442">Arcadia vs. Wandering Stars, Arcadia wins → Elysium (</text:span><text:span text:style-name="T443">reason, grace</text:span><text:span text:style-name="T442">, </text:span><text:span text:style-name="T444">mystery, revelation</text:span><text:span text:style-name="T442">)</text:span></text:p>
      <text:p text:style-name="P83"><text:tab/><text:span text:style-name="T525">Shards of Wandering Stars left</text:span></text:p>
      <text:p text:style-name="P87"><text:soft-page-break/>Oinos + shards of Revelation + shards of Wandering Stars → The Grey Wastes</text:p>
      <text:p text:style-name="P89">Shadow + Shards of Revelation → early Realm of Shadow</text:p>
      <text:p text:style-name="P89"/>
      <text:p text:style-name="P89">Grey Wastes of Hades and Gahenna war against Arborea and Elysium, Grey Wastes end up weakened, as well as Arborea</text:p>
      <text:p text:style-name="P89"/>
      <text:p text:style-name="P89">early Realm of Shadow vs the Grey Wastes, Shadow wins → Shadowfell <text:span text:style-name="T155">(Shadow, Fear, Decay)</text:span></text:p>
      <text:p text:style-name="P89"><text:tab/><text:span text:style-name="T525">Shards of the Grey Wastes left </text:span><text:span text:style-name="T526">(new shards are Oinos)</text:span></text:p>
      <text:p text:style-name="P89">Inhumanity (beastlands) vs Arborea, <text:span text:style-name="T155">Inhumanity wins → Feywilds (Inhumanity, Growth, Passion)</text:span></text:p>
      <text:p text:style-name="P89"><text:tab/><text:span text:style-name="T527">Shards of Arborea left</text:span></text:p>
      <text:p text:style-name="P91">The Abyss begins swallowing shards of Mycelia + the Grey Wastes</text:p>
      <text:p text:style-name="P93">Power vs Creativity, Creativity wins → early Artifex</text:p>
      <text:p text:style-name="P93"><text:tab/><text:span text:style-name="T527">Shards of Power left</text:span></text:p>
      <text:p text:style-name="P93">Victory, early Artifex team up to defeat Gahenna, Shadowfell, Elysium, Feywild</text:p>
      <text:p text:style-name="P93"><text:tab/><text:span text:style-name="T156">S</text:span><text:span text:style-name="T527">hards of Gahenna, Elysium, Shadowfell, Feywild</text:span></text:p>
      <text:p text:style-name="P93">Asfalon vs Artifex, Asfalon wins → modern Asfalon</text:p>
      <text:p text:style-name="P93"/>
      <text:p text:style-name="P77"/>
      <text:p text:style-name="P77"><text:span text:style-name="T528">Far Ul</text:span><text:span text:style-name="T157"> (Victory), </text:span><text:span text:style-name="T528">Humans</text:span><text:span text:style-name="T157"> (Creativity), </text:span><text:span text:style-name="T528">??</text:span><text:span text:style-name="T157"> </text:span><text:span text:style-name="T566">(Power)</text:span><text:span text:style-name="T157">, </text:span><text:span text:style-name="T529">Gith</text:span><text:span text:style-name="T157"> </text:span><text:span text:style-name="T566">(Revelation)</text:span><text:span text:style-name="T157">, </text:span><text:span text:style-name="T528">Beholders</text:span><text:span text:style-name="T157"> (Mystery), </text:span><text:span text:style-name="T530">Devils</text:span><text:span text:style-name="T157"> (Folly), </text:span><text:span text:style-name="T530">proto-Genasi</text:span><text:span text:style-name="T157"> (Ambition), </text:span><text:span text:style-name="T531">Slaad</text:span><text:span text:style-name="T157"> (Decay), </text:span><text:span text:style-name="T530">Daemons</text:span><text:span text:style-name="T157"> (Fear), </text:span><text:span text:style-name="T532">Beast</text:span><text:span text:style-name="T533">lings</text:span><text:span text:style-name="T567"> </text:span><text:span text:style-name="T157">(Growth), </text:span><text:span text:style-name="T528">??</text:span><text:span text:style-name="T534"> </text:span><text:span text:style-name="T535">+ Warforged</text:span><text:span text:style-name="T157"> (Passion), </text:span><text:span text:style-name="T536">Dwarves + Gnomes</text:span><text:span text:style-name="T157"> (Reason), </text:span><text:span text:style-name="T528">Angels</text:span><text:span text:style-name="T157"> (Grace), </text:span><text:span text:style-name="T528">Shades</text:span><text:span text:style-name="T157"> (Shadow), </text:span><text:span text:style-name="T528">Fey</text:span><text:span text:style-name="T157"> (Inhumanity), </text:span><text:span text:style-name="T528">Demons</text:span><text:span text:style-name="T157"> (</text:span><text:span text:style-name="T568">Infinity</text:span><text:span text:style-name="T157">).</text:span></text:p>
      <text:p text:style-name="P145"/>
      <text:p text:style-name="P146">Revelation + Fear + Mystery = Far Realm</text:p>
      <text:p text:style-name="P146">Revelation + Mystery = Wandering Stars</text:p>
      <text:p text:style-name="P145"/>
      <text:p text:style-name="P147">Normal playables, celestials, hellspawn, dragons, aberrations, fey, giants</text:p>
      <text:p text:style-name="P210"><text:span text:style-name="T208"><text:line-break/></text:span><text:span text:style-name="T458">Victory: shapeshifters/</text:span><text:span text:style-name="T463">dragons</text:span><text:span text:style-name="T208"><text:line-break/>Creativity: humans<text:line-break/>Power: the Lady of Pain<text:line-break/>Revelation: </text:span><text:span text:style-name="T459">aboleths (importance of past and memory)</text:span><text:span text:style-name="T208"><text:line-break/>Mystery: </text:span><text:span text:style-name="T459">beholders (dreaming reproduction)</text:span><text:span text:style-name="T208"><text:line-break/>Folly:</text:span><text:span text:style-name="T458"> </text:span><text:span text:style-name="T462">Fey </text:span><text:span text:style-name="T463">+ </text:span><text:span text:style-name="T458">Goblinoids</text:span><text:span text:style-name="T208"><text:line-break/>Ambition/</text:span><text:span text:style-name="T462">Wish</text:span><text:span text:style-name="T208">: </text:span><text:span text:style-name="T461">Zodar</text:span><text:span text:style-name="T208"><text:line-break/>Decay: </text:span><text:span text:style-name="T458">slaad</text:span><text:span text:style-name="T208"><text:line-break/>Fear: </text:span><text:span text:style-name="T465">warforged</text:span><text:span text:style-name="T208"><text:line-break/>Growth:</text:span><text:span text:style-name="T458"> </text:span><text:span text:style-name="T460">giants</text:span><text:span text:style-name="T208"><text:line-break/>Passion: </text:span><text:span text:style-name="T462">Gnomes +</text:span><text:span text:style-name="T458">Dwarves + Halflings </text:span><text:span text:style-name="T463">Small Folk</text:span><text:span text:style-name="T208"><text:line-break/>Reason: </text:span><text:span text:style-name="T464">mind flayers</text:span><text:span text:style-name="T208"><text:line-break/></text:span><text:soft-page-break/><text:span text:style-name="T208">Grace: </text:span><text:span text:style-name="T463">Celestials</text:span><text:span text:style-name="T208"><text:line-break/>Shadow: devils </text:span><text:span text:style-name="T464">+ </text:span><text:span text:style-name="T458">daemons</text:span><text:span text:style-name="T208"><text:line-break/>Inhumanity: </text:span><text:span text:style-name="T458">beast folk + plant folk </text:span><text:span text:style-name="T464">+ bug folk</text:span><text:span text:style-name="T208"><text:line-break/>Infinity: Demons<text:line-break/><text:line-break/>Primary Races I want to include: beholders, mind flayers, </text:span><text:span text:style-name="T458">aboleths, </text:span><text:span text:style-name="T522">devils, daemons</text:span><text:span text:style-name="T208">, </text:span><text:span text:style-name="T518">genasi</text:span><text:span text:style-name="T208">, </text:span><text:span text:style-name="T518">slaad</text:span><text:span text:style-name="T208">, myconids, warforged,</text:span><text:span text:style-name="T518"> dwarves, gnomes, halflings, angels</text:span><text:span text:style-name="T208">, </text:span><text:span text:style-name="T518">fey</text:span><text:span text:style-name="T208">, aasimar, eladrin, </text:span><text:span text:style-name="T518">bugbear, goblins</text:span><text:span text:style-name="T208">, centaurs, orcs, </text:span><text:span text:style-name="T518">dragons</text:span><text:span text:style-name="T208">, giants, </text:span><text:span text:style-name="T518">bird folk, lizardfolk + salamen, yuan-ti, cat folk</text:span><text:span text:style-name="T208">, thri-kreen, harsaaf, </text:span><text:span text:style-name="T518">plant folk</text:span><text:span text:style-name="T208"><text:line-break/>Placed: humans<text:line-break/><text:line-break/>Secondary race: </text:span><text:span text:style-name="T458">gith are humans corrupted by mind flayers, similar to kalashtars – psionic humans</text:span></text:p>
      <text:p text:style-name="P211"><text:span text:style-name="T458">How does this happen? Unique property of Mystery – can take and enslave Primary beings?</text:span><text:span text:style-name="T208"><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49">Master list:</text:p>
      <text:p text:style-name="P149">Victory</text:p>
      <text:p text:style-name="P186">Infinity</text:p>
      <text:p text:style-name="P149">Shadow</text:p>
      <text:p text:style-name="P149">Inhumanity</text:p>
      <text:p text:style-name="P149">Ambition</text:p>
      <text:p text:style-name="P149">Growth</text:p>
      <text:p text:style-name="P149">Decay</text:p>
      <text:p text:style-name="P149">Fear</text:p>
      <text:p text:style-name="P149">Power</text:p>
      <text:p text:style-name="P149">Folly</text:p>
      <text:p text:style-name="P149">Reason</text:p>
      <text:p text:style-name="P149">Passion</text:p>
      <text:p text:style-name="P149">Grace</text:p>
      <text:p text:style-name="P149">Mystery</text:p>
      <text:p text:style-name="P149">Revelation</text:p>
      <text:p text:style-name="P149">Creativity</text:p>
      <text:p text:style-name="P185"/>
      <text:p text:style-name="P153">Power</text:p>
      <text:p text:style-name="P152">Victory</text:p>
      <text:p text:style-name="P186">Infinity</text:p>
      <text:p text:style-name="P152"><text:soft-page-break/>Shadow</text:p>
      <text:p text:style-name="P152">Inhumanity - Creativity</text:p>
      <text:p text:style-name="P221"><text:span text:style-name="T479">Hope/Wish/Ambition</text:span><text:span text:style-name="T478"> - Fear</text:span></text:p>
      <text:p text:style-name="P152">Growth - Decay</text:p>
      <text:p text:style-name="P152">Folly - Reason</text:p>
      <text:p text:style-name="P152">Grace - Passion</text:p>
      <text:p text:style-name="P152">Mystery - Revelation</text:p>
      <text:p text:style-name="P152"/>
      <text:p text:style-name="P7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718137738304">
          <table:table-cell table:style-name="Table1.A1" office:value-type="string">
            <text:p text:style-name="P230">Victory</text:p>
          </table:table-cell>
          <table:table-cell table:style-name="Table1.A1" office:value-type="string">
            <text:p text:style-name="P233">Asfalon</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row>
        <table:table-row table:style-name="TableLine94718137622496">
          <table:table-cell table:style-name="Table1.A1" office:value-type="string">
            <text:p text:style-name="P230">Creativity</text:p>
          </table:table-cell>
          <table:table-cell table:style-name="Table1.A1" office:value-type="string">
            <text:p text:style-name="P233">Artifex</text:p>
          </table:table-cell>
          <table:table-cell table:style-name="Table1.A1" office:value-type="string">
            <text:p text:style-name="P233">Asfalon</text:p>
          </table:table-cell>
          <table:table-cell table:style-name="Table1.A1" office:value-type="string">
            <text:p text:style-name="P237"/>
          </table:table-cell>
          <table:table-cell table:style-name="Table1.A1" office:value-type="string">
            <text:p text:style-name="P237"/>
          </table:table-cell>
          <table:table-cell table:style-name="Table1.A1" office:value-type="string">
            <text:p text:style-name="P237"/>
          </table:table-cell>
        </table:table-row>
        <table:table-row table:style-name="TableLine94718137625696">
          <table:table-cell table:style-name="Table1.A1" office:value-type="string">
            <text:p text:style-name="P230">Shadow</text:p>
          </table:table-cell>
          <table:table-cell table:style-name="Table1.A1" office:value-type="string">
            <text:p text:style-name="P234">Mabar</text:p>
          </table:table-cell>
          <table:table-cell table:style-name="Table1.A1" office:value-type="string">
            <text:p text:style-name="P231">Shadowfell</text:p>
          </table:table-cell>
          <table:table-cell table:style-name="Table1.A1" office:value-type="string">
            <text:p text:style-name="P233">A<text:span text:style-name="T188">rtifex</text:span></text:p>
          </table:table-cell>
          <table:table-cell table:style-name="Table1.A1" office:value-type="string">
            <text:p text:style-name="P235">Asfalon</text:p>
          </table:table-cell>
          <table:table-cell table:style-name="Table1.A1" office:value-type="string">
            <text:p text:style-name="P237"/>
          </table:table-cell>
        </table:table-row>
        <table:table-row table:style-name="TableLine94718137632288">
          <table:table-cell table:style-name="Table1.A1" office:value-type="string">
            <text:p text:style-name="P230">Inhumanity</text:p>
          </table:table-cell>
          <table:table-cell table:style-name="Table1.A1" office:value-type="string">
            <text:p text:style-name="P233">Beastlands</text:p>
          </table:table-cell>
          <table:table-cell table:style-name="Table1.A1" office:value-type="string">
            <text:p text:style-name="P233">Arborea</text:p>
          </table:table-cell>
          <table:table-cell table:style-name="Table1.A1" office:value-type="string">
            <text:p text:style-name="P230">Feywilds</text:p>
          </table:table-cell>
          <table:table-cell table:style-name="Table1.A1" office:value-type="string">
            <text:p text:style-name="P233">Asfalon</text:p>
          </table:table-cell>
          <table:table-cell table:style-name="Table1.A1" office:value-type="string">
            <text:p text:style-name="P233"/>
          </table:table-cell>
        </table:table-row>
        <table:table-row table:style-name="TableLine94718137636864">
          <table:table-cell table:style-name="Table1.A1" office:value-type="string">
            <text:p text:style-name="P230">Ambition</text:p>
          </table:table-cell>
          <table:table-cell table:style-name="Table1.A1" office:value-type="string">
            <text:p text:style-name="P233">Avernus</text:p>
          </table:table-cell>
          <table:table-cell table:style-name="Table1.A1" office:value-type="string">
            <text:p text:style-name="P230">Gahenna</text:p>
          </table:table-cell>
          <table:table-cell table:style-name="Table1.A1" office:value-type="string">
            <text:p text:style-name="P233">A<text:span text:style-name="T188">rtifex</text:span></text:p>
          </table:table-cell>
          <table:table-cell table:style-name="Table1.A1" office:value-type="string">
            <text:p text:style-name="P235">Asfalon</text:p>
          </table:table-cell>
          <table:table-cell table:style-name="Table1.A1" office:value-type="string">
            <text:p text:style-name="P237"/>
          </table:table-cell>
        </table:table-row>
        <table:table-row table:style-name="TableLine94718137641456">
          <table:table-cell table:style-name="Table1.A1" office:value-type="string">
            <text:p text:style-name="P230">Growth</text:p>
          </table:table-cell>
          <table:table-cell table:style-name="Table1.A1" office:value-type="string">
            <text:p text:style-name="P234">Deep Wilds</text:p>
          </table:table-cell>
          <table:table-cell table:style-name="Table1.A1" office:value-type="string">
            <text:p text:style-name="P230">Arborea</text:p>
          </table:table-cell>
          <table:table-cell table:style-name="Table1.A1" office:value-type="string">
            <text:p text:style-name="P230">Feywilds</text:p>
          </table:table-cell>
          <table:table-cell table:style-name="Table1.A1" office:value-type="string">
            <text:p text:style-name="P233">A<text:span text:style-name="T188">rtifex</text:span></text:p>
          </table:table-cell>
          <table:table-cell table:style-name="Table1.A1" office:value-type="string">
            <text:p text:style-name="P235">Asfalon</text:p>
          </table:table-cell>
        </table:table-row>
        <table:table-row table:style-name="TableLine94718137645760">
          <table:table-cell table:style-name="Table1.A1" office:value-type="string">
            <text:p text:style-name="P230">Decay</text:p>
          </table:table-cell>
          <table:table-cell table:style-name="Table1.A1" office:value-type="string">
            <text:p text:style-name="P233">Mycelia</text:p>
          </table:table-cell>
          <table:table-cell table:style-name="Table1.A1" office:value-type="string">
            <text:p text:style-name="P230">Grey Wastes</text:p>
          </table:table-cell>
          <table:table-cell table:style-name="Table1.A1" office:value-type="string">
            <text:p text:style-name="P230">Shadowfell</text:p>
          </table:table-cell>
          <table:table-cell table:style-name="Table1.A1" office:value-type="string">
            <text:p text:style-name="P233">Asfalon</text:p>
          </table:table-cell>
          <table:table-cell table:style-name="Table1.A1" office:value-type="string">
            <text:p text:style-name="P233"/>
          </table:table-cell>
        </table:table-row>
        <table:table-row table:style-name="TableLine94718137708656">
          <table:table-cell table:style-name="Table1.A1" office:value-type="string">
            <text:p text:style-name="P230">Fear</text:p>
          </table:table-cell>
          <table:table-cell table:style-name="Table1.A1" office:value-type="string">
            <text:p text:style-name="P237">?</text:p>
          </table:table-cell>
          <table:table-cell table:style-name="Table1.A1" office:value-type="string">
            <text:p text:style-name="P230">Grey Wastes</text:p>
          </table:table-cell>
          <table:table-cell table:style-name="Table1.A1" office:value-type="string">
            <text:p text:style-name="P230">Shadowfell</text:p>
          </table:table-cell>
          <table:table-cell table:style-name="Table1.A1" office:value-type="string">
            <text:p text:style-name="P233">A<text:span text:style-name="T188">rtifex</text:span></text:p>
          </table:table-cell>
          <table:table-cell table:style-name="Table1.A1" office:value-type="string">
            <text:p text:style-name="P235">Asfalon</text:p>
          </table:table-cell>
        </table:table-row>
        <table:table-row table:style-name="TableLine94718137646976">
          <table:table-cell table:style-name="Table1.A1" office:value-type="string">
            <text:p text:style-name="P230">Power</text:p>
          </table:table-cell>
          <table:table-cell table:style-name="Table1.A1" office:value-type="string">
            <text:p text:style-name="P230">Concordant Opposition</text:p>
          </table:table-cell>
          <table:table-cell table:style-name="Table1.A1" office:value-type="string">
            <text:p text:style-name="P233">Artifex</text:p>
          </table:table-cell>
          <table:table-cell table:style-name="Table1.A1" office:value-type="string">
            <text:p text:style-name="P233">Asfalon</text:p>
          </table:table-cell>
          <table:table-cell table:style-name="Table1.A1" office:value-type="string">
            <text:p text:style-name="P237"/>
          </table:table-cell>
          <table:table-cell table:style-name="Table1.A1" office:value-type="string">
            <text:p text:style-name="P237"/>
          </table:table-cell>
        </table:table-row>
        <table:table-row table:style-name="TableLine94718137651360">
          <table:table-cell table:style-name="Table1.A1" office:value-type="string">
            <text:p text:style-name="P230">Folly</text:p>
          </table:table-cell>
          <table:table-cell table:style-name="Table1.A1" office:value-type="string">
            <text:p text:style-name="P236">Khalas</text:p>
          </table:table-cell>
          <table:table-cell table:style-name="Table1.A1" office:value-type="string">
            <text:p text:style-name="P230">Gahenna</text:p>
          </table:table-cell>
          <table:table-cell table:style-name="Table1.A1" office:value-type="string">
            <text:p text:style-name="P233">Asfalon</text:p>
          </table:table-cell>
          <table:table-cell table:style-name="Table1.A1" office:value-type="string">
            <text:p text:style-name="P237"/>
          </table:table-cell>
          <table:table-cell table:style-name="Table1.A1" office:value-type="string">
            <text:p text:style-name="P237"/>
          </table:table-cell>
        </table:table-row>
        <table:table-row table:style-name="TableLine94718137696272">
          <table:table-cell table:style-name="Table1.A1" office:value-type="string">
            <text:p text:style-name="P230">Reason</text:p>
          </table:table-cell>
          <table:table-cell table:style-name="Table1.A1" office:value-type="string">
            <text:p text:style-name="P233">Bytopia</text:p>
          </table:table-cell>
          <table:table-cell table:style-name="Table1.A1" office:value-type="string">
            <text:p text:style-name="P233">Arcadia</text:p>
          </table:table-cell>
          <table:table-cell table:style-name="Table1.A1" office:value-type="string">
            <text:p text:style-name="P230">Elysium</text:p>
          </table:table-cell>
          <table:table-cell table:style-name="Table1.A1" office:value-type="string">
            <text:p text:style-name="P235">Artifex</text:p>
          </table:table-cell>
          <table:table-cell table:style-name="Table1.A1" office:value-type="string">
            <text:p text:style-name="P235">Asfalon</text:p>
          </table:table-cell>
        </table:table-row>
        <table:table-row table:style-name="TableLine94718137665296">
          <table:table-cell table:style-name="Table1.A1" office:value-type="string">
            <text:p text:style-name="P230">Passion</text:p>
          </table:table-cell>
          <table:table-cell table:style-name="Table1.A1" office:value-type="string">
            <text:p text:style-name="P233">Clangor</text:p>
          </table:table-cell>
          <table:table-cell table:style-name="Table1.A1" office:value-type="string">
            <text:p text:style-name="P230">Arborea</text:p>
          </table:table-cell>
          <table:table-cell table:style-name="Table1.A1" office:value-type="string">
            <text:p text:style-name="P230">Feywild</text:p>
          </table:table-cell>
          <table:table-cell table:style-name="Table1.A1" office:value-type="string">
            <text:p text:style-name="P233">Asfalon</text:p>
          </table:table-cell>
          <table:table-cell table:style-name="Table1.A1" office:value-type="string">
            <text:p text:style-name="P237"/>
          </table:table-cell>
        </table:table-row>
        <table:table-row table:style-name="TableLine94718137690864">
          <table:table-cell table:style-name="Table1.A1" office:value-type="string">
            <text:p text:style-name="P230">Grace</text:p>
          </table:table-cell>
          <table:table-cell table:style-name="Table1.A1" office:value-type="string">
            <text:p text:style-name="P233">?</text:p>
          </table:table-cell>
          <table:table-cell table:style-name="Table1.A1" office:value-type="string">
            <text:p text:style-name="P233">Arcadia</text:p>
          </table:table-cell>
          <table:table-cell table:style-name="Table1.A1" office:value-type="string">
            <text:p text:style-name="P230">Elysium</text:p>
          </table:table-cell>
          <table:table-cell table:style-name="Table1.A1" office:value-type="string">
            <text:p text:style-name="P233">Asfalon</text:p>
          </table:table-cell>
          <table:table-cell table:style-name="Table1.A1" office:value-type="string">
            <text:p text:style-name="P237"/>
          </table:table-cell>
        </table:table-row>
        <table:table-row table:style-name="TableLine94718137652768">
          <table:table-cell table:style-name="Table1.A1" office:value-type="string">
            <text:p text:style-name="P230">Mystery</text:p>
          </table:table-cell>
          <table:table-cell table:style-name="Table1.A1" office:value-type="string">
            <text:p text:style-name="P232">Wandering Stars</text:p>
          </table:table-cell>
          <table:table-cell table:style-name="Table1.A1" office:value-type="string">
            <text:p text:style-name="P232">Wandering Stars</text:p>
          </table:table-cell>
          <table:table-cell table:style-name="Table1.A1" office:value-type="string">
            <text:p text:style-name="P230">Elysium</text:p>
          </table:table-cell>
          <table:table-cell table:style-name="Table1.A1" office:value-type="string">
            <text:p text:style-name="P233">Asfalon</text:p>
          </table:table-cell>
          <table:table-cell table:style-name="Table1.A1" office:value-type="string">
            <text:p text:style-name="P237"/>
          </table:table-cell>
        </table:table-row>
        <table:table-row table:style-name="TableLine94718137661008">
          <table:table-cell table:style-name="Table1.A1" office:value-type="string">
            <text:p text:style-name="P230">Revelation</text:p>
          </table:table-cell>
          <table:table-cell table:style-name="Table1.A1" office:value-type="string">
            <text:p text:style-name="P230">Silent Halls</text:p>
          </table:table-cell>
          <table:table-cell table:style-name="Table1.A1" office:value-type="string">
            <text:p text:style-name="P232">Wandering Stars</text:p>
          </table:table-cell>
          <table:table-cell table:style-name="Table1.A1" office:value-type="string">
            <text:p text:style-name="P230">Elysium</text:p>
          </table:table-cell>
          <table:table-cell table:style-name="Table1.A1" office:value-type="string">
            <text:p text:style-name="P233">Asfalon</text:p>
          </table:table-cell>
          <table:table-cell table:style-name="Table1.A1" office:value-type="string">
            <text:p text:style-name="P237"/>
          </table:table-cell>
        </table:table-row>
      </table:table>
      <text:p text:style-name="P155"/>
      <text:p text:style-name="P154"/>
      <text:p text:style-name="P77"/>
      <text:p text:style-name="P132">Universe ideas:</text:p>
      <text:p text:style-name="P132"/>
      <text:p text:style-name="P135">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35"><text:tab/>When this world is killed, it spills the fluid of these alternate times and infinite histories.</text:p>
      <text:p text:style-name="P135"/>
      <text:p text:style-name="P64"><text:soft-page-break/>Mystery: <text:span text:style-name="T574">dreamworld</text:span></text:p>
      <text:p text:style-name="P132">A universe of twisting experience (think like a dream) in which you often experience things that you do not or can not remember. Ie, sleeping beauty paradox x Dreamtime</text:p>
      <text:p text:style-name="P135">A universe <text:span text:style-name="T572">where reality is layered in hidden and secret dimensions and unknown forces. Simply turning or looking different directions can push you into weird dimensions and places.</text:span></text:p>
      <text:p text:style-name="P132">Set within the mystery-space are irregularly shaped pockets of stability in which experience is more solid. What this experience is like, however, is entirely dependent on the being in it. Visitors often see dream-like echoes of their own experiences.</text:p>
      <text:p text:style-name="P132">-<text:span text:style-name="T596">The beings of Mystery are recursive, and it doesn’t stop with Primary and Secondary. The pockets of stability found within the plane of Mystery are not always places – but things as well. Dreams, not quite sentient. The Primary beings are the next step. Dreams made manifest, that themselves dream their secondary beings into existence. The secondary beings too dream more things into existence, and so forth, until even the smallest things living there are dreaming.</text:span></text:p>
      <text:p text:style-name="P135"/>
      <text:p text:style-name="P209"><text:span text:style-name="T454">Victory</text:span><text:span text:style-name="T455">: </text:span><text:span text:style-name="T457">Material world</text:span></text:p>
      <text:p text:style-name="P208"><text:span text:style-name="T455">A </text:span><text:span text:style-name="T208">universe of spheres suspended in space, with physical laws like we know them. On each sphere, dynamic and ever changing landscapes battle and challenge those living on them.</text:span><text:span text:style-name="T456">s</text:span></text:p>
      <text:p text:style-name="P136">Collapsed into the Nousant bowl</text:p>
      <text:p text:style-name="P137"/>
      <text:p text:style-name="P65">Shadow: <text:span text:style-name="T574">Eclipseworld</text:span></text:p>
      <text:p text:style-name="P132">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37"/>
      <text:p text:style-name="P65">Inhumanity: <text:span text:style-name="T574">The Spiral, Stonevoid world</text:span></text:p>
      <text:p text:style-name="P132">A plane of stone with intermittent mini-planet sized hollows connected by tunnels akin to The Spiral.</text:p>
      <text:p text:style-name="P229">Light doesn't illuminate in this cosmos - it obfuscates. Photons carry properties of confusion and disorientation. The more brightly lit an area is, the less comprehensible it becomes, leading to a universe where darkness is the closest thing to comfort.</text:p>
      <text:p text:style-name="P137"/>
      <text:p text:style-name="P65">Ambition/<text:span text:style-name="T573">Wish</text:span>: <text:span text:style-name="T574">Worldlines, Storylines, ruled by the </text:span><text:span text:style-name="T629">Jin, the</text:span><text:span text:style-name="T574"> Watchers+E</text:span><text:span text:style-name="T629">manations, etc</text:span></text:p>
      <text:p text:style-name="P207"><text:span text:style-name="T475">A universe through which beings capable of wishing develop. </text:span><text:span text:style-name="T476">What is a wish? A desire, a hope, want, yearning, hunger, ambition, dream. It implies the incomplete, which is finished only in the future, in stories. Wish is</text:span><text:span text:style-name="T475"> </text:span><text:span text:style-name="T476">a</text:span><text:span text:style-name="T475"> universe where the spacetime is fundamentally alterable, where strings of reality float through the air. </text:span><text:span text:style-name="T476">Worldlines. Worldlines</text:span><text:span text:style-name="T475">, like </text:span><text:soft-page-break/><text:span text:style-name="T475">threads, cross the dark infinite sky like rainbow roads. Akin to the Abyss, possibly most closely related to the Abyss; each </text:span><text:span text:style-name="T476">worldline</text:span><text:span text:style-name="T475"> </text:span><text:span text:style-name="T476">is bound to a single being</text:span><text:span text:style-name="T475">: a </text:span><text:span text:style-name="T476">Jin</text:span><text:span text:style-name="T475">, capable of weaving that </text:span><text:span text:style-name="T476">world</text:span><text:span text:style-name="T475">line perfectly </text:span><text:span text:style-name="T476">through reality-shaping power. But it is not so simple. The Jin that evolve upon these worldlines are beings that require pairs. They do not have individual desires, but take on the intent and desires of what they are bonded to. In this way, Jin are similar to local Lineaments of their world. The greatest Jin come to bind themselves to the very Worldlines on which they live, giving them complete control over the realm. All Jin have reality-bending powers of wishes, but they can only carry out the wishes of those that use, master, or interact with their bound object, person, or place. </text:span><text:span text:style-name="T477">This makes the societies of the Jin foreign and complex.</text:span></text:p>
      <text:p text:style-name="P207"><text:span text:style-name="T475">The people: </text:span><text:span text:style-name="T476">Jin</text:span><text:span text:style-name="T475">; wish-giving people bound to objects, </text:span><text:span text:style-name="T477">people, places, or realms</text:span><text:span text:style-name="T475">.</text:span></text:p>
      <text:p text:style-name="P219"><text:span text:style-name="T475">O</text:span><text:span text:style-name="T208">ne Jin was the first to use the powers of their wishes to bind their worldlines in Nima (Thread in Greek) between other planes. Perhaps by binding the Worldline, the Jin had senses beyond the realm and into the Foract. The Jin could see other planes, and used its powers to reach for those Realms.</text:span></text:p>
      <text:p text:style-name="P137"/>
      <text:p text:style-name="P65">Growth: <text:span text:style-name="T574">minecraftian generating world</text:span></text:p>
      <text:p text:style-name="P132">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37"/>
      <text:p text:style-name="P65">Decay: <text:span text:style-name="T574">Limbo</text:span></text:p>
      <text:p text:style-name="P132">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36"/>
      <text:p text:style-name="P143"><text:span text:style-name="T525">Creativity: </text:span><text:span text:style-name="T537">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oft-page-break/><text:span text:style-name="T525">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525">Fear: darkness with unlife things, unknowable</text:span><text:line-break/><text:span text:style-name="T576">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43"/>
      <text:p text:style-name="P207"><text:span text:style-name="T209">Power: concorda t opposition, lady of pain</text:span><text:span text:style-name="T208"><text:line-break/><text:line-break/></text:span><text:span text:style-name="T209">Reason: </text:span><text:span text:style-name="T220">logictime, binary world physical + aphysical</text:span><text:span text:style-name="T208"><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466">yet at the same time non-euclidean</text:span><text:span text:style-name="T208">.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209">Folly: </text:span><text:span text:style-name="T220">absurdity, defies logic,</text:span><text:span text:style-name="T208"><text:line-break/>The Plane of Folly is a realm of delightful absurdity and charming chaos. It defies logic and revels in the irrational, celebrating the beauty of mistakes and the wisdom of foolishness.<text:line-break/></text:span><text:soft-page-break/><text:span text:style-name="T208">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209">Passion: </text:span><text:span text:style-name="T220">Tron meets Roshar</text:span><text:span text:style-name="T208"><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text:span><text:soft-page-break/><text:span text:style-name="T208">"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209">Grace: elegance in movement, </text:span><text:span text:style-name="T220">bubble auroras</text:span><text:span text:style-name="T208"><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209">Revelation: </text:span><text:span text:style-name="T220">crystaline worlds, mists whispering of past and future, Taravangian world</text:span><text:span text:style-name="T208"><text:line-break/>The Plane of Revelation is not a fixed realm, but a shifting, kaleidoscopic dimension that 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text:span><text:soft-page-break/><text:span text:style-name="T208">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36"/>
      <text:p text:style-name="P130"/>
      <text:p text:style-name="P117"/>
      <text:p text:style-name="P138">The infinity in <text:span text:style-name="T525">Shadowfell</text:span> is life itself—nothing can die, only decay forever.</text:p>
      <text:p text:style-name="P138"><text:span text:style-name="T525">Wandering Stars</text:span> is a finite maze with a clear beginning and end, but each incorrect path is infinite.</text:p>
      <text:p text:style-name="P121"><text:span text:style-name="T525">Silent Halls of Revelation</text:span>: <text:span text:style-name="T550">a vast flat plane, home of the Gith, where dreams are infinite and lead to more and more dreams. This is a very abstract place.</text:span></text:p>
      <text:p text:style-name="P139"><text:span text:style-name="T525">Avernus/Forges of Ambition:</text:span> <text:span text:style-name="T555">A finite world of volcanic forges that spew forth the infinite heart of the plane, stuff that shapes itself and turns dreams into reality.</text:span></text:p>
      <text:p text:style-name="P140"><text:span text:style-name="T525">Concordant Opposition:</text:span> <text:span text:style-name="T549">a single spire rising from its center, </text:span><text:span text:style-name="T523">like a lighthouse. From the top of the spire, a directional light shines and spins</text:span><text:span text:style-name="T549">. </text:span><text:span text:style-name="T524">The light shines across the boundaries of the planes, for this is the light of power. This is the light that shines through </text:span><text:span text:style-name="T556">the waters of Elysium</text:span><text:span text:style-name="T524">.</text:span></text:p>
      <text:p text:style-name="P141"><text:span text:style-name="T525">Elysium: </text:span><text:span text:style-name="T552">Elysium is </text:span><text:span text:style-name="T549">a seemingly endless ocean w</text:span><text:span text:style-name="T552">here t</text:span><text:span text:style-name="T549">he </text:span><text:span text:style-name="T554">surface of the water is a wonderful prismatic glassy surface, </text:span><text:span text:style-name="T549">subsurface of the water is infinite, and time does not flow here. </text:span><text:span text:style-name="T553">A mysterious and wondrous place. </text:span><text:span text:style-name="T547">When </text:span><text:span text:style-name="T551">magical </text:span><text:span text:style-name="T547">light shines through the prisms, it reveals an infinite kaleidoscope of knowledge, of the past, the future, etc. </text:span><text:span text:style-name="T563">Below the waters of Elysium expand great cities held within bubbles. </text:span><text:span text:style-name="T564">The vast infinite waters lead deeper, to darker and more mysterious cave-like halls of scholarship and mystery.</text:span></text:p>
      <text:p text:style-name="P142"><text:span text:style-name="T525">Mycelia</text:span> is a vast, finite forest world with a hugely thick underbrush, sweet with the smell of decay and mushrooms. <text:span text:style-name="T557">Here, scale is infinite. Distance behaves strangely, and things get larger or smaller as you get closer and closer. Everything can suddenly change sizes. Slaad are adept at living in this strange environment.</text:span></text:p>
      <text:p text:style-name="P63">Clangor <text:span text:style-name="T558">literally takes the form of a great shard, upon which the infinite nature is held within the unending battle and conflict that hones and adapts the members of the plane in order to brutally evolve the populous.</text:span></text:p>
      <text:p text:style-name="P143"><text:span text:style-name="T525">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43"><text:span text:style-name="T525">Oinos' Abyss of Fear</text:span>: Within the finite realm of Oinos, a foreboding cave lies, filled with fearful echoes and chilling shadows. As travelers descend into the depths, they enter an infinite realm of interconnected nightmares, where the essence of fear and decay breeds <text:soft-page-break/>haunting terrors. <text:span text:style-name="T561">This is actually what gives the Abyss its name, though not actually part of the Abyss.</text:span></text:p>
      <text:p text:style-name="P134"><text:span text:style-name="T525">Gahenna</text:span> is a great set of finite mountains <text:span text:style-name="T562">set within a small, cramped spacetime curving inward such that there are two grant mountains facing each other from below and above.</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84">Notes on Round 2:</text:p>
      <text:p text:style-name="P184"/>
      <text:p text:style-name="P183">The key questions I asked:</text:p>
      <text:p text:style-name="P160">What can happen to a plane?</text:p>
      <text:p text:style-name="P183">How do planes die?</text:p>
      <text:p text:style-name="P183">Why would Revelation give its “revelation” and start the Abolethic Sovereignty and the Mind Flayer Empire?</text:p>
      <text:p text:style-name="P183">What do planes want / How do planes behave?</text:p>
      <text:p text:style-name="P183">What is the nature of a “living” essentia/Lineament?</text:p>
      <text:p text:style-name="P183"/>
      <text:p text:style-name="P218"><text:span text:style-name="T222">A plane is a physical spacetime as we know it with additional aphysical, magic, fields. Eventually, a plane might mature and gain parallel, pseudo-sentient Anariima fields that are characterized (at first) by single traits, </text:span><text:span text:style-name="T223">or Lineaments,</text:span><text:span text:style-name="T222"> determined by their position in the ideological Foract. The Foract is a high dimensional realm in which planes exist. </text:span><text:soft-page-break/><text:span text:style-name="T222">It has no spatial dimensions, one time dimension, and many ideological dimensions. Within it, planes exist and can overlap in ideologies, but they do not interact due to a planar property affiliated with the plane’s alignment, orientation, or ideological axis. Think of this as a sort of “phase shift” separating each plane from the others.</text:span></text:p>
      <text:p text:style-name="P67"/>
      <text:p text:style-name="P67">The interactions of the Anariima fields, motivated by their pseudo-sentience, folds the plane and forms <text:span text:style-name="T628">local realms</text:span> that can gobble up infinities and locally speed up time, evolution, etc. <text:span text:style-name="T628">It is within these realms that mortals evolve and form their societies.</text:span> The Anariima fields continually interact with the plane and everything in it, biasing the direction of evolution and development in line with its Anariima trait. Anariima fields are pseudo-sentient. I say this because their sentience is difficult to pin down. They are not biological, and so they don’t have biological motivations or concepts. Sometimes, Anariima fields adopt the sentience of whatever they are bonded to. For example, a living plane’s Anariima fields will have a sort of “planar intelligence”. <text:span text:style-name="T626">Anariima fields, because they are parallel but separate from the planes they are bonded to, can be severed and captured via magical means. When this happens, you’re left with the classically understood Anariima gems which can be rebonded to people, items, or places. Just as Anariima fields can be severed and rebound to people, items, or places, they can also be rebound to other planes. This joins the Anariima fields and Lineaments of one plane with another. </text:span><text:span text:style-name="T627">These are usually magical processes.</text:span></text:p>
      <text:p text:style-name="P67"/>
      <text:p text:style-name="P69">So what happened in the history of the Planescape?</text:p>
      <text:p text:style-name="P69">- Planes are formed, gaining Lineaments as time passed.</text:p>
      <text:p text:style-name="P69">- <text:span text:style-name="T629">A Jin uses their power of wishes to shape their worldlines and connect to other planes. The first Jin to do this may have been explorers, conquerors, evangelists, or have had other motivations. They may have had figures like Astaroth, Rahad, Keter, Tifiret, Gevurah, etc. There may be factions, rogues, etc. Perhaps they are tied to the great infinite Ein Sof, through whom the crown of Keter rules. </text:span><text:span text:style-name="T630">In any case, this is the earliest analogue to DnD’s astral plane. These early Worldline connections may have been fleeting or transient.</text:span></text:p>
      <text:p text:style-name="P69">- <text:span text:style-name="T630">A Planescape develops.</text:span></text:p>
      <text:p text:style-name="P69">- <text:span text:style-name="T630">Possible planar interactions:</text:span></text:p>
      <text:p text:style-name="P69"><text:tab/>-<text:span text:style-name="T631">DAWN WAR: Tharizdun looks into the Far Realm or is corrupted by Obyriths. He uses the Shard of Pure Evil and creates the Abyss. </text:span><text:span text:style-name="T632">Tharizdun defends the Abyss against the Obyriths, but during this time some Primordials wandered into the Abyss and turned into early Demon Lords. Tharizdun rallied the Primordials and headed them as the Elemental Evil Eye. </text:span><text:span text:style-name="T633">Wars raged in the Abyss, the Blood Rift was created, and eventually the Gods intervened and imprisoned Tharizdun for his crime of creating the Abyss. </text:span><text:span text:style-name="T634">The Primordials, at some time, destroyed the “Lattice of Heaven” which would have connected all planes together. This angered the gods and led to the wider Dawn War.</text:span></text:p>
      <text:p text:style-name="P220"><text:span text:style-name="T224"><text:tab/>-</text:span><text:span text:style-name="T225">A thread of Nima, </text:span><text:span text:style-name="T227">possibly Tharizdun’s,</text:span><text:span text:style-name="T225"> touches the Abyss, and </text:span><text:span text:style-name="T226">the first demon</text:span><text:span text:style-name="T225"> is created—not necessarily evil; capable of wishing. </text:span><text:span text:style-name="T226">Obyrith or not? </text:span><text:span text:style-name="T229">“Stare into the Abyss, </text:span><text:soft-page-break/><text:span text:style-name="T229">and the Abyss stares back”, the birth of the first demon from the unliving Infinity. </text:span><text:span text:style-name="T232">Perhaps this demon is also “Tharizdun”, and it kills the original </text:span><text:span text:style-name="T233">and takes his Worldline.</text:span></text:p>
      <text:p text:style-name="P220"><text:span text:style-name="T228"><text:tab/>-</text:span><text:span text:style-name="T230">Rise </text:span><text:span text:style-name="T231">and fall</text:span><text:span text:style-name="T230"> of Sarrukh and the Beastlands, </text:span><text:span text:style-name="T234">the Aearee, Batrachi/Slaad.</text:span></text:p>
      <text:p text:style-name="P220"><text:span text:style-name="T230"><text:tab/>-</text:span><text:span text:style-name="T231">Rise and fall of Dragons/</text:span><text:span text:style-name="T235">Tiamat</text:span><text:span text:style-name="T231"> and Giants.</text:span></text:p>
      <text:p text:style-name="P71"><text:tab/></text:p>
      <text:p text:style-name="P67"/>
      <text:p text:style-name="P68"/>
      <text:p text:style-name="P160"/>
      <text:p text:style-name="P160">A sentient plane is essentia + Lineament. When a plane gains a Lineament with sentient life, it becomes reliant upon that. If it loses that Lineament, the plane unravels into the Foract into the elemental building blocks of future planes. In time, the elemental chaos will coalesce into new planes and the cycle will start anew.</text:p>
      <text:p text:style-name="P160">- In transplanar destruction: Lineaments are killed; plane is absorbed into its conqueror. There, the Lineaments can be absorbed or they can kill the host plane’s Lineaments. If that happens, <text:span text:style-name="T589">both planes end up dead and unraveling—but what about the Lineaments? Do they fade?</text:span></text:p>
      <text:p text:style-name="P213"><text:span text:style-name="T472">When a plane takes a Lineament from another plane, that Lineament might just give up. It might not fight back—but it usually does. When it is absorbed into the conquering plane it is no longer itself. It has some instinct to retain its self-ness, so it usually fights back or hides. Lineaments in general are demiplanar structures; </text:span><text:span text:style-name="T221">they are extensions of the essentia</text:span><text:span text:style-name="T472"> of their home plane. When a plane is conquered, the hearts of its essentia must be devoured too in order to trap the Lineaments on the plane. They are tied to the essentia hearts – Anariima. </text:span><text:span text:style-name="T473">Whoever controls the Anariima can control, or at least influence, the Lineaments. If a dead Lineament can recapture its Anariima and get a mortal aid to take them off the plane, or possibly to an unraveling plane, then the Lineaments could escape and revive the dying scraps. This is the only hope for dead Lineaments of keeping their self-hood.</text:span></text:p>
      <text:p text:style-name="P214"><text:span text:style-name="T208">Can planes peacefully merge? - yes, but all Lineaments involved give up their self-hood as the essentia of both planes are woven together. Otherwise, planes can live very closely and become practically bonded. Their peoples can intermingle to the point of becoming one, </text:span><text:span text:style-name="T474">influenced by the Lineaments of both planes.</text:span></text:p>
      <text:p text:style-name="P55">SO, summarizing:</text:p>
      <text:p text:style-name="P215"><text:span text:style-name="T208">Alliances, </text:span><text:span text:style-name="T474">bonded planes, selfless mergers</text:span></text:p>
      <text:p text:style-name="P56">Wars, stolen essentia, new artifacts + devoured Lineaments</text:p>
      <text:p text:style-name="P56">Failed conquests, mutual annihilation, recaptured essentia + new life</text:p>
      <text:p text:style-name="P163"/>
      <text:p text:style-name="P150">Things I want to include:</text:p>
      <text:p text:style-name="P150">- <text:span text:style-name="T584">Threat of the Far Realm, rise of the Aboleth + </text:span>Mind Flayer empire<text:span text:style-name="T584">s</text:span></text:p>
      <text:p text:style-name="P150">- Gith evolution <text:span text:style-name="T585">from Kalashtars</text:span> and revolution, fall of the Mind Flayers</text:p>
      <text:p text:style-name="P150">-<text:span text:style-name="T586">Sigil, City of Doors</text:span></text:p>
      <text:p text:style-name="P150"/>
      <text:p text:style-name="P150"><text:span text:style-name="T525">Outskirts:</text:span> <text:span text:style-name="T525">Revelation</text:span>: <text:span text:style-name="T579">aboleths, </text:span><text:span text:style-name="T525">Infinity:</text:span> Demons, </text:p>
      <text:p text:style-name="P150"><text:soft-page-break/></text:p>
      <text:p text:style-name="P150"><text:span text:style-name="T525">Power players:</text:span> <text:span text:style-name="T539">Victory</text:span><text:span text:style-name="T577">: shapeshifters/</text:span><text:span text:style-name="T578">dragons, <text:s/></text:span><text:span text:style-name="T525">Power</text:span>: the Lady of Pain, <text:s/><text:span text:style-name="T525">Ambition/</text:span><text:span text:style-name="T538">Wish</text:span>: <text:span text:style-name="T581">Zodar, <text:s/></text:span><text:span text:style-name="T525">Growth:</text:span><text:span text:style-name="T577"> </text:span><text:span text:style-name="T582">giants</text:span></text:p>
      <text:p text:style-name="P150"/>
      <text:p text:style-name="P150"><text:span text:style-name="T525">Weak:</text:span> <text:span text:style-name="T525">Folly</text:span>:<text:span text:style-name="T577"> </text:span><text:span text:style-name="T580">Fey </text:span><text:span text:style-name="T578">+ </text:span><text:span text:style-name="T577">Goblinoids, </text:span><text:span text:style-name="T525">Decay</text:span>: <text:span text:style-name="T577">slaad, </text:span><text:span text:style-name="T525">Passion</text:span>: <text:span text:style-name="T580">Gnomes +</text:span><text:span text:style-name="T577">Dwarves + Halflings </text:span><text:span text:style-name="T578">Small Folk, </text:span><text:span text:style-name="T525">Grace</text:span>: <text:span text:style-name="T578">Celestials, </text:span><text:span text:style-name="T525">Shadow</text:span>: devils <text:span text:style-name="T583">+ </text:span><text:span text:style-name="T577">daemons, </text:span><text:span text:style-name="T540">Creativity</text:span><text:span text:style-name="T559">: humans, </text:span><text:span text:style-name="T540">Reason</text:span><text:span text:style-name="T559">: forerunners</text:span><text:line-break/><text:line-break/><text:span text:style-name="T525">Inhumanity:</text:span> <text:span text:style-name="T577">beast folk + plant folk </text:span><text:span text:style-name="T583">+ bug folk</text:span><text:line-break/><text:span text:style-name="T525">Mystery:</text:span> <text:span text:style-name="T579">beholders (dreaming reproduction)</text:span><text:line-break/><text:span text:style-name="T525">Fear:</text:span> <text:span text:style-name="T575">warforged</text:span><text:line-break/></text:p>
      <text:p text:style-name="P162">Eldritch vs demon</text:p>
      <text:p text:style-name="P162">Devils want to rule</text:p>
      <text:p text:style-name="P162">Demons do not want to rule – they want to destroy and turn everything to Abyss.</text:p>
      <text:p text:style-name="P162">Eldritch beings themselves have no active motivations in the world – but they are tapped into, and they flood into the cosmos after that. Once tapped, their power is corrupting and unceasing.</text:p>
      <text:p text:style-name="P162">The Eldritch horrors are enticing in their ability to give Revelation. They were approached by the needy, and eventually <text:span text:style-name="T591">spilled out.</text:span></text:p>
      <text:p text:style-name="P162">- <text:span text:style-name="T592">Not quite. The context behind demons and the </text:span><text:span text:style-name="T593">eldritch</text:span><text:span text:style-name="T592"> are very different. </text:span><text:span text:style-name="T593">Demons and the Abyss work in fundamentally different ways – because demons and their realms are one-in-the-same and injunctions happen in a mental dimension, demons have never easily been able to leave the Abyss and travel to other planes. They can travel through the Infinite Fear, </text:span><text:span text:style-name="T594">but this is very rarely done and generally requires a demonic presence to have built up an Infintie Fear injunction in the first place. Thus, they first need to be summoned. This is more common, and can lead to lesser demonic invasions. Demons are immortal things, and the cycle of their life is built into their wider culture. They believe they are born into Heaven, into the bliss of the mental injunction. They grow by feeding on the infinite depths of a person’s self-hood. The copy them, becoming infinitely</text:span><text:span text:style-name="T10"> more</text:span><text:span text:style-name="T90"> than their creator ever could be. Then, once their creator dies, the demon’s connection is severed and they merge fully into the Abyss, having fully realized the depths of that person’s mind. A demon’s early life is blissful for it, and the moment of its full realization is perfection. In the time when Demons are the main threat to the planescape, a gate has opened on their world, allowing them to flood from it into the other planes. This is, for them, a gate to Heaven. A gate to bliss. They move through it and kill because that is the thing that can bring them the most joy and pleasure. The actual thing that brings each demon its bliss is different, and depends on when the demon was created. I think the Abyss should not just be Infinity, but it should also be of Fear. Everyone’s fears are different, and some powerful demons are built on the fear of tyranny, betrayal, etc. Not just death. This is like Fraz – he is a demon who’s creator feared </text:span><text:span text:style-name="T91">something more diabolical, more scheming, more heartless than himself. </text:span><text:span text:style-name="T92">Demons do not want to conquer. </text:span><text:soft-page-break/><text:span text:style-name="T92">They do not want to enslave. They do not view other beings as “real”. They are heavenly creations meant to be used for demonic joy.</text:span></text:p>
      <text:p text:style-name="P164"><text:span text:style-name="T91">E</text:span><text:span text:style-name="T85">ldritch </text:span><text:span text:style-name="T92">horrors originate from Revelation/Apocalypse. It is not at all a “good” thing. How does Apocalypse start?</text:span></text:p>
      <text:p text:style-name="P29">- A being seeks out Revelation and is corrupted</text:p>
      <text:p text:style-name="P29">- Aboleths mindlessly corrupt</text:p>
      <text:p text:style-name="P164"><text:span text:style-name="T92">- Revelation is not sought – it is given. </text:span><text:span text:style-name="T93">The Biblical Revelation also occurs in phases. It is visionary, given to one man. That man is then tasked to be the voice of the Apocalypse, and he tells the Apocalypse to seven churches.</text:span></text:p>
      <text:p text:style-name="P165"><text:span text:style-name="T93">T</text:span><text:span text:style-name="T85">he Prophet sees the Throne of God, with 24 elders around him and 4 great Living Beings.</text:span></text:p>
      <text:p text:style-name="P30">Perhaps the process of Revelation is drawn out. It does not start with the Book of Revelation, but builds on a belief that was laid down before. You can’t have a book of Revelation without a belief in God.</text:p>
      <text:p text:style-name="P30">-What makes Revelation unique? The Abyssal creatures are one in the same with their Realm. Ie, the primary and secondary beings are bound. Perhaps, for the Far Realm, its spacetime is not bounded in the same way as other planes. Ie, it can exist everywhere in the Foract and affect all the planes. It injuncts everywhere, all the time.</text:p>
      <text:p text:style-name="P47"><text:tab/>-<text:span text:style-name="T595">OR, more mechanically, it doesn’t have “boundaries” like the other planes. Other planes can be killed, breached, spilling out into the Foract. What if the Far Realm couldn’t do this, as it was always “spilled”. Its wider plane and its primary beings are mixed together like whatever equivalent liquid has for a plane. So a single place might be the mixing of many primary beings, so the secondary beings there – aboleths / eldrazi – appear to exist in many realms at once. Maybe an eye here, a leg there, an arm or fin in another place. It is a mind-bending mix. </text:span><text:span text:style-name="T560">For its interactions with other planes: because of its weird nature, any injunction is multiplied; instead creating a multitude of injunctions with many of the Far Realms. Thus, any injunction can take a myriad of forms and often bears the “Weird” liquidy nature of being within the far realm itself.</text:span></text:p>
      <text:p text:style-name="P30"/>
      <text:p text:style-name="P166"><text:span text:style-name="T85">-</text:span><text:span text:style-name="T94">In some way, Revelation leads to the rise of the Mind Flayers, who rule over much of the planescape and corrupt creatures in their keeping or slavery for some purpose.</text:span></text:p>
      <text:p text:style-name="P31"/>
      <text:p text:style-name="P167"><text:span text:style-name="T85">The book of revelation mentions several beasts: a dragon, a beast of the earth (false profit), a beast of the sea, </text:span><text:span text:style-name="T95">and the Whore of Babylon </text:span><text:span text:style-name="T96">(named “Mystery”)</text:span><text:span text:style-name="T85">. Perhaps Revelation simply “activates” when it sees these beasts rise in the other planes. It is a reactionary plane, that moves to counteract the direction of the planescape.</text:span></text:p>
      <text:p text:style-name="P32"/>
      <text:p text:style-name="P167"><text:span text:style-name="T85">-</text:span><text:span text:style-name="T97">Aleister Crowley received Revelation, that he is the Beast, and that he gathers / worships / preaches the following of the Beasts, Babalon, etc. Expanding on this : perhaps, in the Apocalypse given by the Aboleths, they pick out one figure to be the villain, to gather the evil figures and be evil for the greater good. </text:span><text:span text:style-name="T98">This figure becomes a mind </text:span><text:soft-page-break/><text:span text:style-name="T98">flayer, and so his followers too. He takes on a dragon, a beast of the sea, and the Whore of Babylon.</text:span></text:p>
      <text:p text:style-name="P167"><text:span text:style-name="T98">- </text:span><text:span text:style-name="T99">The transition from an old age to a new one via violence + catastrophe.</text:span></text:p>
      <text:p text:style-name="P34">By identifying his role of prophet of the New Aeon with the reviled Beast 666 of the book of Revelation, Crowley believed that he was seizing a cosmic task as the commander of the forces that would overthrow Christianity: p. 96 It is proper to obey The Beast, because His Law is pure Freedom, and He will give no command which is other than a Right Interpretation of this Freedom. But it is necessary for the development of Freedom itself to have an organization; and every organization must have a highly-centralized control. This is especially necessary in time of war, as even the so-called “democratic” nations have been taught by Experience…. Now this age is pre-eminently a “time of war,” most of all now, when it is our Work to overthrow the slave-gods. 24</text:p>
      <text:p text:style-name="P167"><text:span text:style-name="T99">- </text:span><text:span text:style-name="T100">It is the Prophet’s job to bring about these great wars and tribulations in order to usher in a new age of the Planes.</text:span></text:p>
      <text:p text:style-name="P33"/>
      <text:p text:style-name="P173"><text:span text:style-name="T100">O</text:span><text:span text:style-name="T85">ther revelations to draw inspiration from:</text:span></text:p>
      <text:p text:style-name="P36">-Revelation of Muhammad was to listen and read the word of God, who wished to teach mortals the correct way to live via reading his word.</text:p>
      <text:p text:style-name="P36">- The False Prophet is told to take on his cosmic mantle of Empire. Over several visions, he is first told that it is his responsibility to be a prophet. Then, he is told that he must warn his people and bring glory to god. He is told of the coming Judgement Day, when all dead will be risen and made to answer for their faith and lives.</text:p>
      <text:p text:style-name="P36"/>
      <text:p text:style-name="P37">Eldrazi</text:p>
      <text:p text:style-name="P174"><text:span text:style-name="T85">-The Eldrazi were given motivations by WOTC. Is this good? Do I like them more since I know that they have some internal purpose to fulfill? That they seek to repair what is broken , destroying → cleansing → remaking planes? It makes sense, but in a way it makes the Eldrazi less. </text:span><text:span text:style-name="T104">Before, I thought they were driven only by some “hunger”. I didn’t like that at all. Seemed dumb to simply mindlessly “destroy”. I think I like it better to have a villain that </text:span><text:span text:style-name="T11">has</text:span><text:span text:style-name="T104"> some motivation but that motivation is not clear. Yet, in order to write believably I as the writer need to know that motivation.</text:span></text:p>
      <text:p text:style-name="P38"/>
      <text:p text:style-name="P39">Cthulu / Lovecraft</text:p>
      <text:p text:style-name="P39">-The Great Old Ones are generally some illusiary form created by the minds of mortals in an attempt to comprehend the single Great Old One that they all are part of.</text:p>
      <text:p text:style-name="P39"><text:tab/>-Perhaps all Aboleths are just one Aboleth that exists in all realms of the Far Realm? It can create little spawns, but these are just extensions of the single self. Individuality appears to be there, but there really isn’t any individuality in aboleth.</text:p>
      <text:p text:style-name="P33"/>
      <text:p text:style-name="P33">- <text:span text:style-name="T600">Planes are born</text:span></text:p>
      <text:p text:style-name="P33">- <text:span text:style-name="T600">Planes grow together, forming a neighborhood. Empires of Dragons, Giants, and Djinn rise and fall.</text:span></text:p>
      <text:p text:style-name="P33"><text:soft-page-break/>- <text:span text:style-name="T597">The Revelation is given</text:span></text:p>
      <text:p text:style-name="P33">- <text:span text:style-name="T597">The Mind Flayer Empire rises</text:span></text:p>
      <text:p text:style-name="P33">- <text:span text:style-name="T597">A revolution brings about the end of the Mind Flayer Empire</text:span></text:p>
      <text:p text:style-name="P33">- ???</text:p>
      <text:p text:style-name="P33">- <text:span text:style-name="T597">Planar war of some sort; the Abyss rises</text:span></text:p>
      <text:p text:style-name="P33">- <text:span text:style-name="T597">Creativity + Victory kill all other planes and merge into one as the Abyss surges outward</text:span></text:p>
      <text:p text:style-name="P33">- <text:span text:style-name="T597">The Abyss is stopped, all planes merge</text:span></text:p>
      <text:p text:style-name="P33">- <text:span text:style-name="T600">The ancient ideals of Thoon resurface, and the widespread quartessences are sought after.</text:span></text:p>
      <text:p text:style-name="P33"/>
      <text:p text:style-name="P35">In Asfalone, magic suffuses the world and souls and gives people their ability scores, levels, and power. It pulses with history (simifixes), which gives the mechanical reason for high levels during campaigns and low levels outside of them.</text:p>
      <text:p text:style-name="P35">In other planes, aphysical matter, sigian matter, is naturally abundant as the aphysical dimensions havent been separated like they have on Asfalon. Thus, there isn’t any “flow” of magic through a nexus. The nexus is a point of contact between the Trium planes, which can be achieved in a physical-aphysical orientation. By the same principles, density of mass, time, and sentience can draw the aphysical and physical closer together and make the mundane more magical.</text:p>
      <text:p text:style-name="P35">-<text:span text:style-name="T598">The physical and aphysical are born of the essentia, planar hearts that represent the spatial, temporal, magical, and spiritual aspects of reality. Planes require essentia to bind Lineaments. Thus, each Lineament that a plane controls implies that it has taken in more essentia from another plane. Let’s say that each individual (primordial) essentia is equivalent to what I’ve been using as a “thread” of an Anarriima. Some powerful thing that is equivalent to a demigod or magical artifact. A plane’s power is imbued into the Anariima. One 6/7-Anariima was all it took to create the Astral Plane. A 6/7-Anariima split the aphysical realm, binding half of it to a</text:span><text:span text:style-name="T599">n artificial </text:span><text:span text:style-name="T598">1-Anariima. </text:span><text:span text:style-name="T599">These are amazingly powerful things. What happens if a single plane possesses four 15-Anariima; as would happen at the end of Asfalon-Artifex’s conflict? What happens when a power is so mighty?</text:span></text:p>
      <text:p text:style-name="P217"><text:span text:style-name="T389">- </text:span><text:span text:style-name="T390">Quintessence. “The Fifth Essence”. All planes have 4 Anariima. Space, Time, Magic (the Other), and Spirit (the Self). Perhaps Quintessence is literally the rising of another one of these dimensions, incomprehensible and with powerful implications, a fifth Anariima like Andolem, though Andolem was more of an anti-Anariima than a new Anariima. Something that subverts everything else. In a plane that possesses the threads of 4x15-Anariima, the creation of quintessence is possible. All the threads need to be collected and woven together into full 4x15-Anariima. If those 4x15-Anariima are brought together, a critical density of stuff is reached and quintessence is created. Why do they want quintessence? Unknown. What does it do? Unknown. Perhaps it breaks or bends the Foract. Perhaps it allows the creation of new Foracts, like big bangs, making the Uber-Asfalon some kind of progenitor plane. Perhaps quintessence allows for time travel. </text:span><text:span text:style-name="T391">Perhaps quintessence is a projection of the “next level” of the Planescape; essentially the </text:span><text:soft-page-break/><text:span text:style-name="T391">planescape is warped so severely by the Anariima that the actual Foract-stuff, quintessence, becomes physical.</text:span></text:p>
      <text:p text:style-name="P33"/>
      <text:p text:style-name="P168"><text:span text:style-name="T100">S</text:span><text:span text:style-name="T85">O, in summary so far:</text:span></text:p>
      <text:p text:style-name="P168"><text:span text:style-name="T112">Demonic villain:</text:span><text:span text:style-name="T85"> general widespread and inevitable death and destruction based on the expansion and realization of basal fears. </text:span><text:span text:style-name="T101">Internally demons are religiously motivated, but this is not external at all. Individual demons compete with each other for diabolical schemes; notably, Fraz Urb’luu creates a new Sigil in the Empire with the Last and First City. Fraz seeks to eventually destroy all other competing demons, but not to have any sort of dominion in the end. He simply wants to be the best, to be right, to be the victor, through manipulation. </text:span><text:span text:style-name="T102">On another hand, Orcus wants to kill everything—even all demons--and raise it under his own power as Prince of Undeath.</text:span></text:p>
      <text:p text:style-name="P216"><text:span text:style-name="T365">Eldritch villain:</text:span><text:span text:style-name="T385"> a mental corruption that begins with a single formerly-good False Prophet who takes on the mantle of an evil conqueror </text:span><text:span text:style-name="T386">in order to start a Great War that will usher in a new planar age</text:span><text:span text:style-name="T385">. The Prophet raises an evil empire, </text:span><text:span text:style-name="T387">the Mind Flayers,</text:span><text:span text:style-name="T385"> with strong religious vibes </text:span><text:span text:style-name="T387">pointing to a coming War in which he must be destroyed</text:span><text:span text:style-name="T385">. Mix of eldrazi, thelema crowley-ism, biblical revelationism, apocalypse. </text:span><text:span text:style-name="T387">The Empire rules and corrupts, even going so far as to “mind control” planes and force them to kill each other. </text:span><text:span text:style-name="T388">This might include the devouring of the Far Realm itself (or at least its heart...)</text:span></text:p>
      <text:p text:style-name="P66"><text:span text:style-name="T85">Kython/</text:span><text:span text:style-name="T103">Thoon</text:span><text:span text:style-name="T85"> villain: </text:span><text:span text:style-name="T21">future villain more fitting the borg/phyrexian vibe. </text:span><text:span text:style-name="T80">Biological, technological, spreading in order to assimilate all life into an efficient new machine. </text:span><text:span text:style-name="T81">Return of the Eldritch? </text:span><text:span text:style-name="T103">Some motivator being the resurrection of old planes / Revelation</text:span><text:span text:style-name="T82"> itself? Monsters inspired by Kythons and the 3.5 Thoon monsters in Monster Manual 5. Thoon Madcrafter is techy looking. </text:span><text:span text:style-name="T83">Sciency vibe; perhaps some integration of demons as well. </text:span><text:span text:style-name="T84">They gather “quintessence”, which is the essence of planes and souls. Essentia?</text:span></text:p>
      <text:p text:style-name="P151"/>
      <text:p text:style-name="P151"/>
      <text:p text:style-name="P151">-<text:span text:style-name="T601">Going back to Revelation. Why? It prompts thoughts on a plane’s sentience and its motivations.</text:span></text:p>
      <text:p text:style-name="P151">- “<text:span text:style-name="T601">Genius Loci” , a 3.5 monster that is a living place. An ooze that can dominate one single thrall and act through it.</text:span></text:p>
      <text:p text:style-name="P175">OR… Planar sentience is concentrated in its essentia. The essentia are the living part of the plane, imbued with a Lineament as its mind. Lineaments are inherently tied to essentia, making it slightly more mechanical why the essentia need to be captured in order to bind a dead Lineament to a plane. This also adds the effect that each cord of an Anariima is unique: ie, the original plane of Fear had 4 cords: one of space, time, magic, and self, each of Fear. <text:span text:style-name="T602">So...each Anariimal artifact might be unique!</text:span></text:p>
      <text:p text:style-name="P175">- <text:span text:style-name="T602">The question still stands, however: what is the level of a Lineament’s sentience? What are its motivations? Perhaps, like a genius loci, it emulates the intelligence of the people or things that its Anariima are bonded to. Ie, if its cords are held in people, it has the intelligence of the person – or perhaps it takes over the mind of the person. But then we lose out on fun possibilities like sentient weapons, books, trees, etc. Also, it questions the </text:span><text:soft-page-break/><text:span text:style-name="T602">sentience of living Anariima, which are not inherently bonded to anything—instead, they are a part of their host plane. Perhaps that means they are bonded to the plane, and thus can “take over” forms, objects, etc, in the plane, like the genius loci. How does a Lineament + its Anariima get turned over to the new host plane? Previously: tethered to it for some arbitrary amount of time. Ie, whatever fit the story. Now… bind all of its essentia? That would necessitate the destruction of the astral plane now. No bueno. It should be something that people can do, and without knowing the metaphysics of the planescape. It should not be easy, as most/all Lineaments of Artifex have survived for hundreds of thousands of years or more </text:span><text:span text:style-name="T603">in Asfalon.</text:span></text:p>
      <text:p text:style-name="P175"/>
      <text:p text:style-name="P175">- <text:span text:style-name="T604">Anariima == Lineament. They are the physical forms of Lineaments.</text:span></text:p>
      <text:p text:style-name="P175">- <text:span text:style-name="T604">Q. If this is the case, where are the Anariima of “living” Lineaments? Anariima extend to the size of what they bond to; so in the case of living Anariima, they are bonded to their plane. Thus, they extend across the whole plane. An extension of this: Anariima, and Lineaments, are like wavefunctions. They exist over a huge space, but the probability of their local existence can collapse their location on a specific place. Or, think of them like exitations in an electron field. There is an “Anariima field” that can have local excitations and manifestations.</text:span></text:p>
      <text:p text:style-name="P175">- <text:span text:style-name="T604">How can I marry this idea with the “projective demiplane” I had with Anariima before? Well… if an Anariima are like fields, then we can think of them in parallel with the physical and aphysical fields that I’ve set up already. They are just another dimension like “magic” or “spacetime”. If the Anariima is “bundled up”, it might behave like a demiplanar bubble with enough “stuff” to touch the other planes at a single projective point. This could be the state of dead Lineaments / Anariima; they are killed then taken to a new host plane, where they exist as bundles of external planestuff projecting onto the host plane. The home Anariima are not necessarily like this; instead they are more naturally suffused through the home plane </text:span><text:span text:style-name="T605">like the other fields.</text:span></text:p>
      <text:p text:style-name="P176">- <text:span text:style-name="T606">Okay...what are the sentiences of these Anariima/Lineaments like?</text:span></text:p>
      <text:p text:style-name="P176"><text:tab/>- <text:span text:style-name="T607">Idea 1. The Anariima/Lineaments take on the sentient level of what they’re bonded to. So an Anariima/Lineament bonded to a sword is nonsentient, but one bonded to a person is. What about a living Anariima bonded to an entire plane? Well, what is it exactly that they’re bonded to? -either the physical or the aphysical field of that plane. In the case of the physical, they could take on the net sentience or the max sentience. Same for aphysical I guess.</text:span></text:p>
      <text:p text:style-name="P176">- <text:span text:style-name="T608">Idea 2. More Aristotelian; the Anariima/Lineament is always generally “sentient” but it adopts the “purpose” or “intent” of whatever it is bound to. This is easy to say, but difficult to reason through how it would actually work. Example 1: a dead Anariima is bound to a sword – it behaves similar to Nightblood; it is sentient and human-like, but it is entirely focused on the *purpose* of a sword: kill, protect, etc. A living Anariima/Lineament will have the “purpose/intent” of its plane. What is this? It basically re-words the problem but doesn’t solve anything. </text:span><text:span text:style-name="T609">Perhaps there is no hard-coded purpose or intent of a plane; the plane must decide that for itself. A chatgpt prompt </text:span><text:soft-page-break/><text:span text:style-name="T609">essentially forwarded the idea that the “purpose” of a sentient field-Anariima would be to influence its Plane based on its Trait. This is essentially condensing my other ideas (in that the presence of a Lineament somehow influenced or forced the evolution of life and civilizations on that plane). Now that forcing and influence becomes a plane’s whole purpose.</text:span></text:p>
      <text:p text:style-name="P177">- <text:span text:style-name="T609">Idea 3 / logic break from Idea 2. First we must understand where planes live. What is the Foract space? If we go along with DnD, then what “space” do the planes lie in? Generally (at least in World Axis and World Tree, etc), there is some kind of moral / ethical axis. Good planes sit opposite evil planes. Lawful planes sit opposite Chaotic planes. </text:span><text:span text:style-name="T610">There could be some similar “moral” or “ideological” axes that make up the higher dimensional space that the planes inhabit.</text:span></text:p>
      <text:p text:style-name="P177"><text:tab/><text:span text:style-name="T611">OR… Reading online about the history of DnD’s alignment and the constant and flaming contention over it, there is a lot of room for interpretation and alteration. If I want my worldbuilding project to allow for many interpretations and different settings, I shouldn’t tie in a strictly understood moral or ideological dimension. I CAN, however, tie in a **poorly** understood or defined ideological space. I like the idea of the higher space of the planes being defined by ideology but also being without an easy understanding. I can say it grants “alignment” and “traits” but I don’t have to be nailed down as to what those alignments are. Good vs Evil? Selflessness vs Selfishness? Law vs Chaos? Order vs Freedom? Black, White, Red, Blue, Green? This is open for interpretation. What is defined is that ideology of some sort is intrinsic to the higher space and thus to how the planes interact with each other. To the planes, seeing knowing another’s ideology is like seeing someone’s eye color. </text:span><text:span text:style-name="T612">They can simply know that they will “get along” with another plane </text:span><text:span text:style-name="T613">or not. </text:span><text:span text:style-name="T614">Well, that is if planes think about getting along.</text:span></text:p>
      <text:p text:style-name="P177"><text:tab/><text:span text:style-name="T615">One idea I do like is the idea of “heart”, the “cor” root in concordance and discordance. Can think of cordance → ideology as distance → spacetime.</text:span></text:p>
      <text:p text:style-name="P177"><text:tab/>-<text:span text:style-name="T624">Concordance, concordant, chimerant, cormera, chimeract, cordact, coract, outopia, utopia, </text:span><text:span text:style-name="T625">outopia (sanskrit udsthana); utopia</text:span></text:p>
      <text:p text:style-name="P177"><text:tab/><text:span text:style-name="T615">Words to help describe this: cordance, ideology, utopia, outopia, chimera, heart</text:span></text:p>
      <text:p text:style-name="P179"><text:span text:style-name="T615"><text:tab/>So...</text:span>Lineaments are a combination of 4 fields, or Anariima. These 4 fields suffuse planes and are given a trait based on <text:span text:style-name="T615">their formation within the Foract. Is this the location within the Foract? Alignment of the planar geometry? Doesn’t really matter for now. </text:span><text:span text:style-name="T616">They have an alignment that separates them from other planes. All planes sit within the Foract, which is an n-dimensional ideology-space. Thus, location and movement within it are on the grounds of ideology. The specifics are complicated due to its n-dimensional nature. Because people and places can “occupy” the same ideology, we run into the conclusion that it is simply by the nature of the discordance of the average planar alignment that planes remain separate. Translation: planes overlap in the Foract, but are out of “phase” because of the direction of their alignment </text:span><text:span text:style-name="T617">or orientation</text:span><text:span text:style-name="T616">. </text:span><text:span text:style-name="T617">Think of this property as spin, color, etc, that allows two particles to have the same location. </text:span><text:span text:style-name="T618">Injunctions become a problem in this logic; because I’m throwing out the idea that planes “move” through the Foract and injunct on each other (which honestly was full of </text:span><text:soft-page-break/><text:span text:style-name="T618">holes, like why planes dont run away from the Abyss, etc) there isnt a logical way to have natural connections between planes. This may be the case. In traditional DnD, planar travel is achieved through the Astral Plane or Ethereal Plane via the 7</text:span><text:span text:style-name="T146">th</text:span><text:span text:style-name="T618"> level spell Plane Shift, or as a natural ability of some creatures. There are some natural portals to elemental planes, but that’s about the extent of it. </text:span><text:span text:style-name="T619">Other planes are separate from the Material Plane. Planes in DnD summary:</text:span></text:p>
      <text:p text:style-name="P179"><text:span text:style-name="T619">1. Traditional / Greyhawk / Forgotten Realms/</text:span><text:span text:style-name="T620">Ravenloft/Planescape</text:span><text:span text:style-name="T619">: Material Plane connected to some mirror planes, Astral Plane or Ethereal Plane allows travel to planes beyond. Travel is typically through magic. </text:span><text:span text:style-name="T620">Sigil, city of doors, sits at the center.</text:span></text:p>
      <text:p text:style-name="P180">2. Spelljammer: magical craft fly through the phlogiston from one Crystal Sphere to another.</text:p>
      <text:p text:style-name="P180">3. Eberron: planes “orbit” the Material Plane, having effects when near or far. Travel is via dreaming or magic plane shift.</text:p>
      <text:p text:style-name="P181">4. Dragonlance: planes exist and are exclusive realms of gods and their servants; can be explained via local planar aphysical interactions + divine realms within that.</text:p>
      <text:p text:style-name="P181">5. Dark Sun: doesnt really have planar travel; any that there is can be local aphysical stuff.</text:p>
      <text:p text:style-name="P182">So, for now, having no natural injunctions seems just fine. This is something I want to include later, but for now I think it can safely be ignored. Planar travel is likely initiated by the beings of Ambition/Wish, as they have both the impetus and the ability to travel to other planes or create pathways between them (worldlines, storylines, etc, using their realms as paths or bridges between discordant planes).</text:p>
      <text:p text:style-name="P178">- how to bind a captured Anariima/Lineament. <text:span text:style-name="T621">This is another good question. We know now that Anariima/Lineaments are the same thing, and that planes sit over each other discordantly in the Foract. How do you kill a field?</text:span></text:p>
      <text:p text:style-name="P178"><text:span text:style-name="T622">1. Localize it and then kill/destroy its projection. Anariima fields might have particle-like exitations, or themselves might be a single particle. Thus they might have a single exitation in the form of a being, place, object, etc. The trick will be finding it or luring it. This interferes with the idea that it is excitations within the Anariima fields that lends the Lineament its sentience as some planar analogue to complex neural dynamics. </text:span><text:span text:style-name="T623">This seems hand-wavy anyway, so I might as well do away with it. How have planar-scale things been accomplished in my writing so far? A field (the aphyisical field of Asfalon) was segmented via the power of one essentia. So it reasons that perhaps the opposite could happen: incredible use of the aphysical field could fragment, localize, capture, or destroy a Lineament field. But how do you even get magic this powerful? The use of an Anariima to segment the aphysical field used the power of an </text:span><text:span text:style-name="T12">entire </text:span><text:span text:style-name="T105"><text:s/>field concentrated into one point. This seems an incredible thing to expect to happen regularly. </text:span><text:span text:style-name="T106">Also, the creation of the ethereal plane (with Corilya) and Andolem (with Andolem) used a framework of other Lineament fields. </text:span><text:span text:style-name="T107">Well, I don’t want these types of threats to just happen day to day. They should be incredibly rare and built-up-to. This is the deaths of planes I’m thinking about. </text:span><text:span text:style-name="T108">But, still, it may as well be impossible to harness magic that powerful without the amplifying effects of an Anariima. So; the physical, aphysical, and Anariima fields can </text:span><text:soft-page-break/><text:span text:style-name="T108">all affect each other in complex ways. (Anariima → physical is the subtle influence of the development of the physical realm). The physical can affect the aphysical (Halifax’s cannons, star-souls, belief, etc), the aphysical can affect the physical (magic effects), and the Anariima can affect the physical (biased evolution). What about the Anariima and the aphysical? Could be Sanderson-esque, in that the Anariima field sets rules on how the aphysical field can interact with the physical (creates a magic system). But I don’t really want to think of new magic systems like Sanderson. This is DnD. Also, I kind of already have a framework for this: on Asfalon, the belief of the people is what controls the system of magic. This belief-power is likely universal (or near universal), so this may be the case elsewhere in the Planescape as well. So I’ll think of another way the sentience of the plane affects the plane’s magic. Perhaps there can be some analogue in how other sentience affects the aphysical plane. Sentient creatures generally “evolve” the capability of subconciously affecting the aphysical plane through belief. Is this a function of evolution or something more intrinsic? Who knows. This affects all kinds of things: through feedback loops and the transfer of aphysical → physical systems, the aphysical can become physical and belief can affect reality. New aphysical sentiences can be created. So what about the sentience of the Anariima fields? Perhaps it is the belief of the Anariima fields that actually does the “affecting” of the physical fields via biased evolution. So this is analogous to how the physical affects the aphysical. Physical → Aphysical = Anariima → Physical. So the triangle would be complete with Physical → Anariima = Aphysical → Physical</text:span></text:p>
      <text:p text:style-name="P40"/>
      <text:p text:style-name="P40">Physical → Aphysical (belief/transformation of aphysical particles to physical particles)</text:p>
      <text:p text:style-name="P40">Aphysical → Physical (magic)</text:p>
      <text:p text:style-name="P40">Anariima → Physical (bias, infinity manipulation)</text:p>
      <text:p text:style-name="P41">Aphysical → Anariima </text:p>
      <text:p text:style-name="P40">Anariima → Aphysical (bias, infinity manipulation)</text:p>
      <text:p text:style-name="P40">Physical → Anariima</text:p>
      <text:p text:style-name="P40"/>
      <text:p text:style-name="P40">Perhaps the Anariima is something completely different. It is still a field-based thing, but instead of being inside spacetime like the aphysical fields, it is parallel to spacetime. It is a field structure outside of spacetime, which is what allows its interactions to manipulate spacetime (infinity manipulation). Anariima fields can “fold, mold, and shape” the physical and aphysical fields as a sentient driver. Perhaps, then, the opposite could also happen: the physical and aphysical can fold, mold, and shape the Anariima fields. But how? And why wouldnt this happen with complete reciprocity? Perhaps the Anariima field is far too strong to fold, mold, and shape. Like a potter molding his clay. Maybe the physical/aphysical can “stick, burn, prick”, etc. If the clay is infected by malicious actors, they could use the physical and aphysical fields to tie down the Anariima fields at single points or places, then use that bond to sever the tie of the fields and kill the plane. The problem with this whole thing is that it requries knowledge of the metaphysics.</text:p>
      <text:p text:style-name="P238"><text:soft-page-break/><text:span text:style-name="T85">OK. Maybe this is getting too far; too complex. I could walk it back. Maybe planar sentience isn’t like biological sentience. They don’t have biological needs, desires, or motivations. So they don’t really seem like people unless they bond or manifest as people. Maybe keep them pseudo-unexplained; where they have the sentience of whatever they choose, but generally they act under a fundamental intent. The intent of a plane is pretty inexplicable, but generally revolves around developing internally – not externally. So, there likely isn’t some giant planar war motivated by the planes themselves. I like leaning this way because it gives agency back to the mortals. </text:span><text:span text:style-name="T109">Planes can be “killed” by binding and severing their Anariima fields, which yields Anariima gems like Silmarils. These are immensely powerful and subtly sentient, depending on what they’re bonded to. In this vein, what would motivate the first “kill”? Who would do it? How would they know how to do it? </text:span><text:span text:style-name="T110">Well, the first planar death would come during the reign of an early multi-planar empire or during the Revelation arc. If it came from an Empire, then they could have developed and learned to do this from their study of magic and its uses. Magic can enhance the senses and show one that there are fields beyond the physical and aphysical. Powerful things that can be tethered. So, in this way, it would be a motivation of power. Or, if the first planar death came during the Revelation affair, perhaps it could be Revelation itself that granted this knowledge to “Father Llymic”. The motivation? It’s simply what Revelation does. </text:span><text:span text:style-name="T111">The death might even be Revelation’s, as a means of stopping the Plane’s influence. It is done magically, through a ritual, a cohort of gods or their cults, etc.</text:span></text:p>
      <text:p text:style-name="P42">Without these kinds of planar motivations, what then leads to the slaughtering of all planes and the Abyssal war? This might be the domino effect after the first kill. The power granted by Anariima is addicting when held by mortals.</text:p>
      <text:p text:style-name="P42"/>
      <text:p text:style-name="P43">Alright. I think I need to summarize, re-organize, and go back through things to tie up loose ends.</text:p>
      <text:p text:style-name="P43"/>
      <text:p text:style-name="P43"/>
      <text:p text:style-name="P43">–</text:p>
      <text:p text:style-name="P43"/>
      <text:p text:style-name="P70">So what happened in the history of the Planescape?</text:p>
      <text:p text:style-name="P70">- Planes are formed, gaining Lineaments as time passed.</text:p>
      <text:p text:style-name="P70">- <text:span text:style-name="T629">A Jin uses their power of wishes to shape their worldlines and connect to other planes. The first Jin to do this may have been explorers, conquerors, evangelists, or have had other motivations. They may have had figures like Astaroth, Rahad, Keter, Tifiret, Gevurah, etc. There may be factions, rogues, etc. Perhaps they are tied to the great infinite Ein Sof, through whom the crown of Keter rules. </text:span><text:span text:style-name="T630">In any case, this is the earliest analogue to DnD’s astral plane. These early Worldline connections may have been fleeting or transient.</text:span></text:p>
      <text:p text:style-name="P70">- <text:span text:style-name="T630">A Planescape develops.</text:span></text:p>
      <text:p text:style-name="P70">- <text:span text:style-name="T630">Possible planar interactions:</text:span></text:p>
      <text:p text:style-name="P70"><text:tab/>-<text:span text:style-name="T631">DAWN WAR: Tharizdun looks into the Far Realm or is corrupted by Obyriths. He uses the Shard of Pure Evil and creates the Abyss. </text:span><text:span text:style-name="T632">Tharizdun defends the Abyss against the Obyriths, but during this time some Primordials wandered into the Abyss and turned into early Demon Lords. Tharizdun rallied the Primordials and headed them as the Elemental Evil Eye. </text:span><text:span text:style-name="T633">Wars raged in the Abyss, the Blood Rift was created, and eventually the Gods intervened and imprisoned Tharizdun for his crime of creating the </text:span><text:soft-page-break/><text:span text:style-name="T633">Abyss. </text:span><text:span text:style-name="T634">The Primordials, at some time, destroyed the “Lattice of Heaven” which would have connected all planes together. This angered the gods and led to the wider Dawn War.</text:span></text:p>
      <text:p text:style-name="P222"><text:span text:style-name="T224"><text:tab/>-</text:span><text:span text:style-name="T225">A thread of Nima, </text:span><text:span text:style-name="T227">possibly Tharizdun’s,</text:span><text:span text:style-name="T225"> touches the Abyss, and </text:span><text:span text:style-name="T226">the first demon</text:span><text:span text:style-name="T225"> is created—not necessarily evil; capable of wishing. </text:span><text:span text:style-name="T226">Obyrith or not? </text:span><text:span text:style-name="T229">“Stare into the Abyss, and the Abyss stares back”, the birth of the first demon from the unliving Infinity. </text:span><text:span text:style-name="T232">Perhaps this demon is also “Tharizdun”, and it kills the original </text:span><text:span text:style-name="T233">and takes his Worldline. </text:span><text:span text:style-name="T236">The Shard of Pure Evil might analogously be the Anariima of Fear. Perhaps, in some way, Fear is killed and Tharizdun’s Abyss devours it, turning into the modern Abyss but being caged away. </text:span><text:span text:style-name="T237">Perhaps Fear was the original home of the Obyrith. </text:span></text:p>
      <text:p text:style-name="P72"/>
      <text:p text:style-name="P222"><text:span text:style-name="T237"><text:tab/>-</text:span><text:span text:style-name="T238">Switch Thunder and Dawn: After the Dawn War and the exiling of Tharizdun, the Jin of Nima decided amongst themselves (or Ein Sof decided…) that growing the Weft further was too dangerous. Other planes may be out there, but they cannot risk another Dawn War. So they slowly stagnated. While the Jin race continued, the great rulers bound to the Threads of Nima detracted themselves, </text:span><text:span text:style-name="T239">cutting off the Abyss. Some even used their Threads to cage Tharizdun.</text:span><text:span text:style-name="T238"> After this point, Nima’s Weft was far more stable – though in some cases the bonds still shifted.</text:span></text:p>
      <text:p text:style-name="P222"><text:span text:style-name="T238"><text:tab/></text:span><text:span text:style-name="T240">With the bridges between planes far more stable and unregulated, the great races <text:s/>surged outward towards inevitable conflict. Dragons and Giants led this expansion and warred with each other, </text:span><text:span text:style-name="T242">no side truly gaining supremacy for long</text:span><text:span text:style-name="T240">. Dragons, with their natural grandeur, were prone to Apotheosis. This is the time of the rise of Tiamat, Bahumat, etc.</text:span></text:p>
      <text:p text:style-name="P73"/>
      <text:p text:style-name="P225"><text:span text:style-name="T242">The Dragons enslave the Small Folk and kill their plane, using their ingenuity to and slavery to defeat the Giants. Now uncontested, the Dragons are a menace to the Planescape. Mages from the Deep Wilds, the Spellweavers, uncover secret magic from the Jin. In a desperate bout to stop the Dragon Empire, the Spellweavers merge the Deep Wilds with Nima, trying to expand the prison of Tharizdun and the Abyss to encompass Clangor as well. This is accomplished through the Nether Scrolls, artifacts created using a portion of Wish. </text:span><text:span text:style-name="T245">Nima’s Weft, the lattice of worldlines, becomes </text:span><text:span text:style-name="T246">the </text:span><text:span text:style-name="T247">planar prison-realm</text:span><text:span text:style-name="T246"> Carceri, <text:s/></text:span><text:span text:style-name="T248">bridging all the Planescape </text:span><text:span text:style-name="T247">and acting as a wall holding back the Abyss (and shards of Clangor, which it devoured)</text:span><text:span text:style-name="T249">. </text:span><text:span text:style-name="T250">Tiamat has an Abyssal form, etc. </text:span><text:span text:style-name="T251">Carceri is a much tighter-knit web than Nima’s Weft, allowing the lesser-known races to find niches and expand outward without the domination of the Dragons and Giants. </text:span></text:p>
      <text:p text:style-name="P74"/>
      <text:p text:style-name="P224"><text:span text:style-name="T243">With the creation of Carceri,</text:span><text:span text:style-name="T209"> scavengers plunder outward. Slaad </text:span><text:span text:style-name="T243">and</text:span><text:span text:style-name="T209"> Daemons </text:span><text:span text:style-name="T243">in Limbo </text:span><text:span text:style-name="T209">cause trouble, but their empire is fledgling. </text:span><text:span text:style-name="T243">More worrisome is the power held by the Spellweavers and Liches of Carceri (the Sarrukh originally).</text:span><text:span text:style-name="T209"> </text:span><text:span text:style-name="T243">These are </text:span><text:span text:style-name="T209">the Days of Thunder</text:span><text:span text:style-name="T241">, </text:span><text:span text:style-name="T244">when the Planescape feels dark and grey, like a world under a stormcloud. </text:span><text:span text:style-name="T252">Carceri quickly becomes a mess, holding back the Abyss and refugees from the Shards of Clangor alike.</text:span></text:p>
      <text:p text:style-name="P72"/>
      <text:p text:style-name="P223"><text:soft-page-break/><text:span text:style-name="T228"><text:tab/></text:span><text:span text:style-name="T366">-</text:span><text:span text:style-name="T367">DAYS OF THUNDER: </text:span><text:span text:style-name="T366">Rise </text:span><text:span text:style-name="T368">and fall</text:span><text:span text:style-name="T366"> of Sarrukh </text:span><text:span text:style-name="T371">Spellweavers</text:span><text:span text:style-name="T366">, </text:span><text:span text:style-name="T369">the Aearee, Batrachi/Slaad</text:span><text:span text:style-name="T367">. </text:span><text:span text:style-name="T372">Sees the rise of Shadow and the Devils / Daemons throughout Carceri. Also sees the rise of humans, fey, goblins, </text:span><text:span text:style-name="T373">forerunners, </text:span><text:span text:style-name="T372">and angels.</text:span></text:p>
      <text:p text:style-name="P223"><text:span text:style-name="T367"><text:tab/><text:tab/>-</text:span><text:span text:style-name="T370">Art from this guy: </text:span><text:a xlink:type="simple" xlink:href="https://corytregoerdner.artstation.com/" text:style-name="Internet_20_link" text:visited-style-name="Visited_20_Internet_20_Link"><text:span text:style-name="T370">https://corytregoerdner.artstation.com</text:span></text:a><text:span text:style-name="T370"> </text:span><text:span text:style-name="T371">and Adrian Smith for Daemon/Yugoloth inspo.</text:span></text:p>
      <text:p text:style-name="P223"><text:span text:style-name="T367"><text:tab/><text:tab/>-</text:span><text:span text:style-name="T374">The Days of Thunder do not see a large overarching Empire. The Spellweavers/Sarrukh are prominent as rulers of Carceri, and thus controlling travel and movement between planes, but they do not hold singular dominion. </text:span><text:span text:style-name="T376">Also, there is significant civil strife in Carceri. Giants, Beasts, Plants, Lizards, etc, all existing in one place.</text:span><text:span text:style-name="T374"> The Batrachi of Oinos too do not have a large Empire. Instead, they are prominent warlords throughout the Planescape. Carceri becomes a dangerous wildlands. </text:span><text:span text:style-name="T382">The dangerous “astral plane” slows progress and growth.</text:span></text:p>
      <text:p text:style-name="P228"><text:span text:style-name="T380"><text:tab/>-Possible setting for “The Spiral”. Shards of Clangor are isolated islands hiding from the monstrosity of the Abyss. </text:span><text:span text:style-name="T382">Some Devils take Shards of Nima to create the Shadow Ways, paths through the Planescape that avoid Carceri – but may not be any more solace. These are the Spirals.</text:span></text:p>
      <text:p text:style-name="P49"><text:tab/>-Dragons/Far Ul, Dwarves, Halflings, Gnomes, and few other races that were draconic slaves are trapped beyond Carceri.</text:p>
      <text:p text:style-name="P228"><text:span text:style-name="T381"><text:tab/>-</text:span><text:span text:style-name="T382">What else is happening in the Planescape during this period?</text:span></text:p>
      <text:p text:style-name="P223"><text:span text:style-name="T374"><text:tab/>- </text:span><text:span text:style-name="T378">Halfling, Gnome, and Dwarf adventurers</text:span><text:span text:style-name="T375"> infiltrate the Abyss and steal Passion + Victory, </text:span><text:span text:style-name="T378">which they use to break into Carceri</text:span><text:span text:style-name="T375">. </text:span><text:span text:style-name="T379">Carceri self-destructs to civil war.</text:span></text:p>
      <text:p text:style-name="P223"><text:span text:style-name="T375"><text:tab/>- </text:span><text:span text:style-name="T377">Carceri is killed, resulting in Elemental Chaos realm and the scattering of many Anariima. </text:span><text:span text:style-name="T383">Idea: Instead of having an “astral plane” here, once Carceri is killed then the Lady of Pain steps up and creates Sigil. </text:span><text:span text:style-name="T384">The later creation, LFC, is modeled after the ancient city.</text:span></text:p>
      <text:p text:style-name="P44"><text:span text:style-name="T541"><text:tab/>-</text:span><text:span text:style-name="T542">APOCALYPSE! The formerly slumbering plane of Revelation, connected to the others via Nima’s Threads, awakens. Possible plot point: Revelation connects with other planes without Nima’s Threads: liquid-like, bubbling and boiling and changing phase such that Revelation interacts with and injuncts with other planes. Mystery’s creatures are corrupted; Aboleth dreams become manifest as Beholders and quori, they begin to terrorize their neighbors, spreading across Nima’s Threads. </text:span><text:span text:style-name="T543">Humans and Forerunners live together on the joint planes of Reason and Creativity. </text:span><text:span text:style-name="T542">Humans take on quori hosts and become the Kalashtar race, the first psions. </text:span><text:span text:style-name="T543">One Kalashtar visits Revelation or is given a Revelation, and is corrupted (Father Llymic? </text:span><text:span text:style-name="T545">The Dreaming Dark?</text:span><text:span text:style-name="T543">) They begin the </text:span><text:span text:style-name="T544">eldritch </text:span><text:span text:style-name="T543">religious-flavored corruption of Reason x Creativity, turning some Forerunners, Kalashtar, and Humans into Mind Flayers. </text:span><text:span text:style-name="T546">Some are corrupted into a slave race, the Gith. </text:span><text:span text:style-name="T543">The bastion of magic, science, peace, and art transforms into a Mind Flayer Empire. </text:span><text:span text:style-name="T546">The Mind Flayer Empire spreads, causing widespread Apocalypse. It collapses due to internal stresses and he rise of the Gith. The Far Realm is quelled and the Empire washed away. Some planes, perhaps, are killed or driven to murder: Revelation → Revelation + Mystery (Wandering Stars). </text:span></text:p>
      <text:p text:style-name="P48"><text:tab/>-</text:p>
      <text:p text:style-name="P151"><text:soft-page-break/></text:p>
      <text:p text:style-name="P151">--</text:p>
      <text:p text:style-name="P170">1. Mystery, Creativity, and Reason all sit in a small clump on the outskirts of the Planescape. <text:span text:style-name="T628">Revelation is nearby.</text:span></text:p>
      <text:p text:style-name="P171">2. Mystery’s creatures begin taking on a weird aspect as the Far Realm injuncts. The dreams of Aboleths become manifest, and they then continue to dream and create more eldritch things. Beholders and quori are created. Slowly, these creatures spread terror to their neighboring planes, and even those planes beyond them.</text:p>
      <text:p text:style-name="P172">3. Some humans and forerunners take on quori hosts, becoming Kalashtar.</text:p>
      <text:p text:style-name="P172">4. </text:p>
      <text:p text:style-name="P169">This all originates with the corruption of the Kalashtar – the hybrid race of the Forerunners and Humans. The Kalashtar are </text:p>
      <text:p text:style-name="P161">1. Mystery, enslaving beholders and creating the Quori, which influence/trick the Kalashtar of Reason + Creativity.</text:p>
      <text:p text:style-name="P161">At first, the malevolent plots of the Aboleths are seen through the corruption of the Kalashtar and the Forerunners. The enemy is known as the Dreaming Dark.</text:p>
      <text:p text:style-name="P212"><text:span text:style-name="T470">Aboleths corrupt the Forerunners/</text:span><text:span text:style-name="T471">Kalashtar </text:span><text:span text:style-name="T470">on Reason <text:s/>or Fear</text:span></text:p>
      <text:p text:style-name="P212"><text:span text:style-name="T470">Forerunners/</text:span><text:span text:style-name="T471">Kalashtar</text:span><text:span text:style-name="T470"> on Reason or Fear attack the creators of the warforged on Reason or Fear, causing the creation of the Warforged. Their creators are driven to extinction—or were survived within their machines.</text:span></text:p>
      <text:p text:style-name="P78"/>
      <text:p text:style-name="P187">What’s available right now:</text:p>
      <text:p text:style-name="P187">Passion, Victory, Inhumanity, Split Growth, <text:span text:style-name="T635">Split </text:span>Wish/Ambition</text:p>
      <text:p text:style-name="P188">Things I don’t have yet:</text:p>
      <text:p text:style-name="P188">Acheron</text:p>
      <text:p text:style-name="P188">Gahenna (devils)</text:p>
      <text:p text:style-name="P188">Grey Wastes of Hades (Hades, daemons)</text:p>
      <text:p text:style-name="P188">9 Hells</text:p>
      <text:p text:style-name="P188">7 Heavens</text:p>
      <text:p text:style-name="P188">Pandemonium</text:p>
      <text:p text:style-name="P188">Bytopia</text:p>
      <text:p text:style-name="P188">Elysium (neutral good)</text:p>
      <text:p text:style-name="P188">Arborea (chaotic good)</text:p>
      <text:p text:style-name="P188">Mount Celestia (lawful good)</text:p>
      <text:p text:style-name="P188">Ysgard</text:p>
      <text:p text:style-name="P188">Arcadia (lawful good, dwarves)</text:p>
      <text:p text:style-name="P78"/>
      <text:p text:style-name="P157">Combinations:</text:p>
      <text:p text:style-name="P157">Wandering Stars: Revelation + Mystery/Fear</text:p>
      <text:p text:style-name="P157">Clangor: Passion + Fear/Folly/Inhumanity</text:p>
      <text:p text:style-name="P157">Feywild: Passion + Folly + Inhumanity + Growth</text:p>
      <text:p text:style-name="P157">Deep Wilds: <text:span text:style-name="T587">Growth + Fear + Mystery + Inhumanity</text:span></text:p>
      <text:p text:style-name="P158"><text:soft-page-break/>Oinos: Decay, Fear</text:p>
      <text:p text:style-name="P158">Gahenna: Ambition, shadow</text:p>
      <text:p text:style-name="P158">Mycellia: Decay, Growth</text:p>
      <text:p text:style-name="P158">Arcadia: Growth, Reason, Passion, Grace</text:p>
      <text:p text:style-name="P158">Arborea: Passion, Growth</text:p>
      <text:p text:style-name="P158">Elysium: Grace, Reason, Mystery, Revelation</text:p>
      <text:p text:style-name="P158">Grey Wastes: Decay, Fear, Revelation, Mystery</text:p>
      <text:p text:style-name="P156">Mechanus: Reason, Grace, Inhumanity</text:p>
      <text:p text:style-name="P156"/>
      <text:p text:style-name="P156">http://www.pandius.com/planes2.html</text:p>
      <text:p text:style-name="P156"/>
      <text:p text:style-name="P156"/>
      <text:p text:style-name="P156"/>
      <text:p text:style-name="P159">Outline:</text:p>
      <text:p text:style-name="P159">- Planes come to life, live in tight neighborhood. Many injunct, races mingle</text:p>
      <text:p text:style-name="P159">- Many worlds exist. Some young and growing, some old and dying.</text:p>
      <text:p text:style-name="P159">- Races squabble and war; <text:span text:style-name="T588">empires rise and fall – few are able to control multiple planes. </text:span><text:span text:style-name="T590">What plane is first to fall? Who discovers how to kill Lineaments?</text:span></text:p>
      <text:p text:style-name="P134"/>
      <text:p text:style-name="P148">Timeline restructure:</text:p>
      <text:p text:style-name="P148"/>
      <text:p text:style-name="P148"/>
      <text:p text:style-name="P148"/>
      <text:p text:style-name="P226"><text:span text:style-name="T467">The planes came into existence, and so did their creatures. Many of the planes gathered in the center of the Foract, and they injuncted upon each other. </text:span><text:span text:style-name="T468">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469">when the plane Absit, the Far Realm, grew close. At first it merely had its odd influence on planes it hunted. </text:span></text:p>
      <text:p text:style-name="P189"/>
      <text:p text:style-name="P189"/>
      <text:p text:style-name="P226"><text:span text:style-name="T469">- </text:span><text:span text:style-name="T480">Different options for Astral Plane</text:span></text:p>
      <text:p text:style-name="P190">- “Nima’s Weft” – worldlines that bind planes via the magic of the Jin</text:p>
      <text:p text:style-name="P190">- Carceri – corruption of Nima’s Weft, using the same binding magic of the Jin</text:p>
      <text:p text:style-name="P190"><text:tab/>-What happens when Carceri is unraveled? How to bind planes then? Perhaps remnant Shards of Carceri still bind Planes – though there are finite connections? Classic 5e Astral Plane where it is a cosmic mess filled with portals to other planes.</text:p>
      <text:p text:style-name="P190"><text:tab/>-<text:span text:style-name="T636">SIGIL becomes the binding force</text:span></text:p>
      <text:p text:style-name="P227"><text:span text:style-name="T480"><text:tab/>-</text:span><text:span text:style-name="T481">Then comes Apocalypse Arc, which sees spread of Eldritch influence through the Astral Plane.</text:span></text:p>
      <text:p text:style-name="P227"><text:soft-page-break/><text:span text:style-name="T481"><text:tab/>-All planes die, and </text:span><text:span text:style-name="T491">Sigil’s</text:span><text:span text:style-name="T481"> Astral Plane is somehow removed. Perhaps simply through time. Perhaps through interference from Lady of Pain. </text:span><text:span text:style-name="T492">The planes are isolated.</text:span></text:p>
      <text:p text:style-name="P227"><text:span text:style-name="T481"><text:tab/>-Vanemer’s Paths are created, extending from Asfalon’</text:span><text:span text:style-name="T486">s ethereal plane</text:span><text:span text:style-name="T481"> and turning Asfalon into, effectively, an Astral Echoscape. Kind of functions as “Ethereal Plane as Astral Plane”.</text:span><text:span text:style-name="T486"> When the Astral Plane injuncts on another plane, it creates a </text:span><text:span text:style-name="T253">physical portal </text:span><text:span text:style-name="T254">(</text:span><text:span text:style-name="T489">like the Wildring</text:span><text:span text:style-name="T254">)</text:span><text:span text:style-name="T486">. Why not for Asfalon? Well, it does. In the ethereal plane. Other planes are becoming connected while Asfalon itself remains walled off. Passage to other planes happens in Corilya, NOT in Mediul. </text:span><text:span text:style-name="T487">So, it’s not until Gate magic is developed that it’s made possible to pass into the “Astral Plane” / Corilya. </text:span><text:span text:style-name="T488">So, by the time this happens, the Astral Plane has existed and been used by other planar people for millennia</text:span><text:span text:style-name="T490">. </text:span><text:span text:style-name="T493">Is it necessary to pass through the Astral Plane to get from one plane to another?</text:span></text:p>
      <text:p text:style-name="P191"><text:tab/>-Abyss Arc</text:p>
      <text:p text:style-name="P227"><text:span text:style-name="T481"><text:tab/>-Infinity and Fear are taken into Asfalon; the Astral Echoscape is folded into the plane </text:span><text:span text:style-name="T482">and destroyed. Asfalon expands, </text:span><text:span text:style-name="T484">Revion’s Ring </text:span><text:span text:style-name="T482">merg</text:span><text:span text:style-name="T484">es</text:span><text:span text:style-name="T482"> with all other planes nearby. Quintessence begins to appear. Thoon harvests quintessence, and Mechanus appears as well. </text:span><text:span text:style-name="T483">Other planes are found and folded into Asfalon as the fears of the Jin are realized.</text:span></text:p>
      <text:p text:style-name="P227"><text:span text:style-name="T483"><text:tab/>-FINAL ASFALON, </text:span><text:span text:style-name="T484">Thoon, Mechanus, </text:span><text:span text:style-name="T485">Guardians + Treasure Planet </text:span><text:span text:style-name="T484">space adventures.</text:span></text:p>
      <text:p text:style-name="P227"><text:span text:style-name="T484"/></text:p>
      <text:p text:style-name="P227"><text:span text:style-name="T484"/></text:p>
      <text:p text:style-name="P227"><text:span text:style-name="T484"/></text:p>
      <text:p text:style-name="P240"><text:span text:style-name="T484">P</text:span><text:span text:style-name="T208">lanar injunctions and travel</text:span></text:p>
      <text:p text:style-name="P241"><text:span text:style-name="T494">Powers that allow plane manipulations can create gate-like liminalities between planes. The magic of the likes of Tharizdun can create planar portals in Nima, and the following Astral Planes are all built on these foundations. Once Carceri collapses, the Lady of Pain uses her power to create the thousands of portals within the city of Sigil. Eventually, planar shifting magic is created by the mind flayers via their eldritch patrons. </text:span><text:span text:style-name="T495">In some way, the planes are killed and Sigil vanishes. </text:span><text:span text:style-name="T496">This leaves the planes isolated, until Vanemer extends the Astral Plane from Asfalon’</text:span><text:span text:style-name="T497">s Corilya</text:span><text:span text:style-name="T496">. </text:span><text:span text:style-name="T498">The Astral Plane does not naturally create gates – only a liminal space. However, its creation reactivates the Gates of Nima’s Weft, revitalizing the planescape. </text:span><text:span text:style-name="T499">Asfalon itself was only opened to the Astral Plane with the advent of magics after the eruption of Uruvand, </text:span><text:span text:style-name="T500">as its ancient Gates were long destroyed.</text:span></text:p>
      <text:p text:style-name="P241"><text:span text:style-name="T500"/></text:p>
      <text:p text:style-name="P243"><text:span text:style-name="T500">B</text:span><text:span text:style-name="T208">efore the first true Gate was opened, hundreds or thousands of years magical development probed the Astral plane. </text:span><text:span text:style-name="T502">First teleportation magic (RGC gate magic) connected disparate places on Asfalon. The home culture kept this local at first, but the potential grew. First civilization connected by teleportation circles rises. A minor age of discovery happens, and some civs are connected via teleportation circle. Eventually, in an attempt to further exploration across Asfalon, etherealness was developed to move through </text:span><text:soft-page-break/><text:span text:style-name="T502">Corilya. </text:span><text:span text:style-name="T208">First etherealness, allowing familiarity with Corilya. The horizon was seen, but unknown. Eventually Astral Projection allowed more thorough exploration, and first extraplanar interactions happened as astar met gith, dragons, etc, in the Astral Plane. </text:span><text:span text:style-name="T501">Not all of these early interactions were good, but they led to the development of the permanent Gate.</text:span></text:p>
      <text:p text:style-name="P241"><text:span text:style-name="T500"/></text:p>
      <text:p text:style-name="P242"><text:span text:style-name="T500">O</text:span><text:span text:style-name="T208">nce the first Gate was opened, however, Asfalon was a hub. As the center of the Astral Plane, it drew people in from across the planescape. </text:span><text:span text:style-name="T503">How did this spread from southwest Austera? Possibly on the backs of dragons.</text:span></text:p>
      <text:p text:style-name="P244"><text:span text:style-name="T208">Well, the first Gate is opened near Oreus. Perhaps the wizard’s Gate magic is twisted by the antipode? </text:span><text:span text:style-name="T504">In any case, civilization collapses. Perhaps in this collapse new gates were opened, or Autochthons learned to control the Astral Plane and bridge realms together.</text:span></text:p>
      <text:p text:style-name="P244"><text:span text:style-name="T504"/></text:p>
      <text:p text:style-name="P244"><text:span text:style-name="T208">Oreus is closest to Corilya – proxial magic. Adliciam is closest to Andolem – elixial magic. Along the centerline, the pressures balance to sigian – this is the closest plane to which Asfalon is similar to other planes. Thus, this central plane is where extraplanar influence can be felt the strongest. </text:span><text:span text:style-name="T505">Perhaps it is here too that extraplanar beings can have the most influence – they find that their magic works most strongly to affect this reg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9-18T22:38:42.191057936</dc:date>
    <meta:editing-duration>P6DT26M44S</meta:editing-duration>
    <meta:editing-cycles>907</meta:editing-cycles>
    <meta:generator>LibreOffice/6.4.7.2$Linux_X86_64 LibreOffice_project/40$Build-2</meta:generator>
    <meta:document-statistic meta:table-count="1" meta:image-count="0" meta:object-count="0" meta:page-count="45" meta:paragraph-count="509" meta:word-count="19607" meta:character-count="119378" meta:non-whitespace-character-count="100166"/>
  </office:meta>
</office:document-meta>
</file>